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3"/>
    <style:style style:name="ce2" style:family="table-cell" style:parent-style-name="Default" style:data-style-name="N81"/>
    <style:style style:name="ce3" style:family="table-cell" style:parent-style-name="Default" style:data-style-name="N4"/>
    <style:style style:name="ce4" style:family="table-cell" style:parent-style-name="Default" style:data-style-name="N11"/>
    <style:style style:name="ce5" style:family="table-cell" style:parent-style-name="Default" style:data-style-name="N122"/>
    <style:style style:name="ce6" style:family="table-cell" style:parent-style-name="Default" style:data-style-name="N123"/>
    <style:style style:name="ce7" style:family="table-cell" style:parent-style-name="Default" style:data-style-name="N124"/>
    <style:style style:name="ce8" style:family="table-cell" style:parent-style-name="Default" style:data-style-name="N125"/>
    <style:style style:name="ce9" style:family="table-cell" style:parent-style-name="Default" style:data-style-name="N126"/>
    <style:style style:name="ce10" style:family="table-cell" style:parent-style-name="Default" style:data-style-name="N3">
      <style:table-cell-properties fo:background-color="#ffff00"/>
    </style:style>
    <style:style style:name="ce11" style:family="table-cell" style:parent-style-name="Default" style:data-style-name="N81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kaleninvarianz" table:style-name="ta1">
        <table:table-column table:style-name="co1" table:number-columns-repeated="6" table:default-cell-style-name="Default"/>
        <table:table-row table:style-name="ro1" table:number-rows-repeated="16">
          <table:table-cell table:number-columns-repeated="6"/>
        </table:table-row>
        <table:table-row table:style-name="ro1">
          <table:table-cell/>
          <table:table-cell office:value-type="string" calcext:value-type="string">
            <text:p>Target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table:formula="of:=+1/[.C19]*LN([.C21]/[.C17])" office:value-type="float" office:value="0.00000035667494393873" calcext:value-type="float">
            <text:p>3.56674943938732E-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_t</text:p>
          </table:table-cell>
          <table:table-cell table:style-name="ce1" office:value-type="float" office:value="1000000" calcext:value-type="float">
            <text:p>1,000,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" office:value-type="float" office:value="750000" calcext:value-type="float">
            <text:p>750,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F_i</text:p>
          </table:table-cell>
          <table:table-cell office:value-type="string" calcext:value-type="string">
            <text:p>x_i</text:p>
          </table:table-cell>
          <table:table-cell office:value-type="string" calcext:value-type="string">
            <text:p>d_i</text:p>
          </table:table-cell>
          <table:table-cell office:value-type="string" calcext:value-type="string">
            <text:p>p_i</text:p>
          </table:table-cell>
          <table:table-cell office:value-type="string" calcext:value-type="string">
            <text:p>F(x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+[.C2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+[.$C$19]-[.C24]" office:value-type="float" office:value="1000000" calcext:value-type="float">
            <text:p>1000000</text:p>
          </table:table-cell>
          <table:table-cell table:formula="of:=([.$C$20]-[.C24])/[.D24]" office:value-type="float" office:value="0.75" calcext:value-type="float">
            <text:p>0.75</text:p>
          </table:table-cell>
          <table:table-cell table:style-name="ce3" table:formula="of:=[.B24]*EXP(-[.$C$18]*([.E24]*[.D24]))" office:value-type="float" office:value="0.765285579750365" calcext:value-type="float">
            <text:p>0.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666" calcext:value-type="float">
            <text:p>0.83666</text:p>
          </table:table-cell>
          <table:table-cell table:style-name="ce2" office:value-type="float" office:value="500000" calcext:value-type="float">
            <text:p>5.00E+05</text:p>
          </table:table-cell>
          <table:table-cell table:formula="of:=+[.C19]-[.C25]" office:value-type="float" office:value="500000" calcext:value-type="float">
            <text:p>500000</text:p>
          </table:table-cell>
          <table:table-cell table:formula="of:=([.$C$20]-[.C25])/[.D25]" office:value-type="float" office:value="0.5" calcext:value-type="float">
            <text:p>0.5</text:p>
          </table:table-cell>
          <table:table-cell table:style-name="ce3" table:formula="of:=[.B25]*EXP(-[.$C$18]*([.E25]*[.D25]))" office:value-type="float" office:value="0.765285555479879" calcext:value-type="float">
            <text:p>0.7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test ob sakleninvaria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_i muss mit F(x) übereinstimmen</text:p>
          </table:table-cell>
          <table:table-cell table:number-columns-repeated="4"/>
        </table:table-row>
      </table:table>
      <table:table table:name="compare vs linear" table:style-name="ta1">
        <table:shapes>
          <draw:frame draw:z-index="0" draw:style-name="gr1" draw:text-style-name="P1" svg:width="6.2976in" svg:height="3.5457in" svg:x="5.778in" svg:y="5.4909in">
            <draw:object draw:notify-on-update-of-ranges="'compare vs linear'.B33:'compare vs linear'.B33 'compare vs linear'.B34:'compare vs linear'.B64 'compare vs linear'.C33:'compare vs linear'.C33 'compare vs linear'.C34:'compare vs linear'.C64 'compare vs linear'.B33:'compare vs linear'.B33 'compare vs linear'.B34:'compare vs linear'.B64 'compare vs linear'.D33:'compare vs linear'.D33 'compare vs linear'.D34:'compare vs linear'.D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7in" svg:x="6.5811in" svg:y="9.6012in">
            <draw:object draw:notify-on-update-of-ranges="'compare vs linear'.B33:'compare vs linear'.B33 'compare vs linear'.B34:'compare vs linear'.B94 'compare vs linear'.C33:'compare vs linear'.C33 'compare vs linear'.C34:'compare vs linear'.C94 'compare vs linear'.B33:'compare vs linear'.B33 'compare vs linear'.B34:'compare vs linear'.B94 'compare vs linear'.D33:'compare vs linear'.D33 'compare vs linear'.D34:'compare vs linear'.D9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1"/>
        <table:table-column table:style-name="co1" table:default-cell-style-name="ce4"/>
        <table:table-column table:style-name="co1" table:default-cell-style-name="ce3"/>
        <table:table-column table:style-name="co1" table:number-columns-repeated="3" table:default-cell-style-name="Default"/>
        <table:table-row table:style-name="ro1" table:number-rows-repeated="16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Target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delta</text:p>
          </table:table-cell>
          <table:table-cell table:style-name="Default" table:formula="of:=+1/[.C19]*LN([.C21]/[.C17])" office:value-type="float" office:value="0.00000016094379124341" calcext:value-type="float">
            <text:p>1.6094379124341E-07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x_t</text:p>
          </table:table-cell>
          <table:table-cell table:style-name="ce1" office:value-type="float" office:value="10000000" calcext:value-type="float">
            <text:p>10,000,000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x</text:p>
          </table:table-cell>
          <table:table-cell table:style-name="ce1" office:value-type="float" office:value="750000" calcext:value-type="float">
            <text:p>750,000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F_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3"/>
        </table:table-row>
        <table:table-row table:style-name="ro1">
          <table:table-cell table:style-name="Default" table:number-columns-repeated="2"/>
          <table:table-cell table:style-name="ce2"/>
          <table:table-cell table:number-columns-repeated="2"/>
          <table:table-cell table:style-name="ce3"/>
        </table:table-row>
        <table:table-row table:style-name="ro1" table:number-rows-repeated="7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(x)</text:p>
          </table:table-cell>
          <table:table-cell office:value-type="string" calcext:value-type="string">
            <text:p>lin</text:p>
          </table:table-cell>
          <table:table-cell table:number-columns-repeated="2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formula="of:=+[.A34]/[.$C$19]" office:value-type="percentage" office:value="0" calcext:value-type="percentage">
            <text:p>0.00%</text:p>
          </table:table-cell>
          <table:table-cell table:formula="of:=[.$C$21]*EXP(-[.$C$18]*([.B34]*[.$C$19]))" office:value-type="float" office:value="1" calcext:value-type="float">
            <text:p>1.00</text:p>
          </table:table-cell>
          <table:table-cell table:style-name="ce3" table:formula="of:=+[.$C$21]*(1-[.B34])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table:formula="of:=+[.$C$19]/10+[.A34]" office:value-type="float" office:value="1000000" calcext:value-type="float">
            <text:p>1,000,000</text:p>
          </table:table-cell>
          <table:table-cell table:formula="of:=+[.A35]/[.$C$19]" office:value-type="percentage" office:value="0.1" calcext:value-type="percentage">
            <text:p>10.00%</text:p>
          </table:table-cell>
          <table:table-cell table:formula="of:=[.$C$21]*EXP(-[.$C$18]*([.B35]*[.$C$19]))" office:value-type="float" office:value="0.851339922520785" calcext:value-type="float">
            <text:p>0.85</text:p>
          </table:table-cell>
          <table:table-cell table:style-name="ce3" table:formula="of:=+[.$C$21]*(1-[.B35])" office:value-type="float" office:value="0.9" calcext:value-type="float">
            <text:p>0.90</text:p>
          </table:table-cell>
          <table:table-cell table:number-columns-repeated="2"/>
        </table:table-row>
        <table:table-row table:style-name="ro1">
          <table:table-cell table:formula="of:=+[.$C$19]/10+[.A35]" office:value-type="float" office:value="2000000" calcext:value-type="float">
            <text:p>2,000,000</text:p>
          </table:table-cell>
          <table:table-cell table:formula="of:=+[.A36]/[.$C$19]" office:value-type="percentage" office:value="0.2" calcext:value-type="percentage">
            <text:p>20.00%</text:p>
          </table:table-cell>
          <table:table-cell table:formula="of:=[.$C$21]*EXP(-[.$C$18]*([.B36]*[.$C$19]))" office:value-type="float" office:value="0.724779663677696" calcext:value-type="float">
            <text:p>0.72</text:p>
          </table:table-cell>
          <table:table-cell table:style-name="ce3" table:formula="of:=+[.$C$21]*(1-[.B36])" office:value-type="float" office:value="0.8" calcext:value-type="float">
            <text:p>0.80</text:p>
          </table:table-cell>
          <table:table-cell table:number-columns-repeated="2"/>
        </table:table-row>
        <table:table-row table:style-name="ro1">
          <table:table-cell table:formula="of:=+[.$C$19]/10+[.A36]" office:value-type="float" office:value="3000000" calcext:value-type="float">
            <text:p>3,000,000</text:p>
          </table:table-cell>
          <table:table-cell table:formula="of:=+[.A37]/[.$C$19]" office:value-type="percentage" office:value="0.3" calcext:value-type="percentage">
            <text:p>30.00%</text:p>
          </table:table-cell>
          <table:table-cell table:formula="of:=[.$C$21]*EXP(-[.$C$18]*([.B37]*[.$C$19]))" office:value-type="float" office:value="0.61703386272001" calcext:value-type="float">
            <text:p>0.62</text:p>
          </table:table-cell>
          <table:table-cell table:style-name="ce3" table:formula="of:=+[.$C$21]*(1-[.B37])" office:value-type="float" office:value="0.7" calcext:value-type="float">
            <text:p>0.70</text:p>
          </table:table-cell>
          <table:table-cell table:number-columns-repeated="2"/>
        </table:table-row>
        <table:table-row table:style-name="ro1">
          <table:table-cell table:formula="of:=+[.$C$19]/10+[.A37]" office:value-type="float" office:value="4000000" calcext:value-type="float">
            <text:p>4,000,000</text:p>
          </table:table-cell>
          <table:table-cell table:formula="of:=+[.A38]/[.$C$19]" office:value-type="percentage" office:value="0.4" calcext:value-type="percentage">
            <text:p>40.00%</text:p>
          </table:table-cell>
          <table:table-cell table:formula="of:=[.$C$21]*EXP(-[.$C$18]*([.B38]*[.$C$19]))" office:value-type="float" office:value="0.525305560880754" calcext:value-type="float">
            <text:p>0.53</text:p>
          </table:table-cell>
          <table:table-cell table:style-name="ce3" table:formula="of:=+[.$C$21]*(1-[.B38])" office:value-type="float" office:value="0.6" calcext:value-type="float">
            <text:p>0.60</text:p>
          </table:table-cell>
          <table:table-cell table:number-columns-repeated="2"/>
        </table:table-row>
        <table:table-row table:style-name="ro1">
          <table:table-cell table:formula="of:=+[.$C$19]/10+[.A38]" office:value-type="float" office:value="5000000" calcext:value-type="float">
            <text:p>5,000,000</text:p>
          </table:table-cell>
          <table:table-cell table:formula="of:=+[.A39]/[.$C$19]" office:value-type="percentage" office:value="0.5" calcext:value-type="percentage">
            <text:p>50.00%</text:p>
          </table:table-cell>
          <table:table-cell table:formula="of:=[.$C$21]*EXP(-[.$C$18]*([.B39]*[.$C$19]))" office:value-type="float" office:value="0.447213595499958" calcext:value-type="float">
            <text:p>0.45</text:p>
          </table:table-cell>
          <table:table-cell table:style-name="ce3" table:formula="of:=+[.$C$21]*(1-[.B39])" office:value-type="float" office:value="0.5" calcext:value-type="float">
            <text:p>0.50</text:p>
          </table:table-cell>
          <table:table-cell table:number-columns-repeated="2"/>
        </table:table-row>
        <table:table-row table:style-name="ro1">
          <table:table-cell table:formula="of:=+[.$C$19]/10+[.A39]" office:value-type="float" office:value="6000000" calcext:value-type="float">
            <text:p>6,000,000</text:p>
          </table:table-cell>
          <table:table-cell table:formula="of:=+[.A40]/[.$C$19]" office:value-type="percentage" office:value="0.6" calcext:value-type="percentage">
            <text:p>60.00%</text:p>
          </table:table-cell>
          <table:table-cell table:formula="of:=[.$C$21]*EXP(-[.$C$18]*([.B40]*[.$C$19]))" office:value-type="float" office:value="0.380730787743176" calcext:value-type="float">
            <text:p>0.38</text:p>
          </table:table-cell>
          <table:table-cell table:style-name="ce3" table:formula="of:=+[.$C$21]*(1-[.B40])" office:value-type="float" office:value="0.4" calcext:value-type="float">
            <text:p>0.40</text:p>
          </table:table-cell>
          <table:table-cell table:number-columns-repeated="2"/>
        </table:table-row>
        <table:table-row table:style-name="ro1">
          <table:table-cell table:formula="of:=+[.$C$19]/10+[.A40]" office:value-type="float" office:value="7000000" calcext:value-type="float">
            <text:p>7,000,000</text:p>
          </table:table-cell>
          <table:table-cell table:formula="of:=+[.A41]/[.$C$19]" office:value-type="percentage" office:value="0.7" calcext:value-type="percentage">
            <text:p>70.00%</text:p>
          </table:table-cell>
          <table:table-cell table:formula="of:=[.$C$21]*EXP(-[.$C$18]*([.B41]*[.$C$19]))" office:value-type="float" office:value="0.324131319338552" calcext:value-type="float">
            <text:p>0.32</text:p>
          </table:table-cell>
          <table:table-cell table:style-name="ce3" table:formula="of:=+[.$C$21]*(1-[.B41])" office:value-type="float" office:value="0.3" calcext:value-type="float">
            <text:p>0.30</text:p>
          </table:table-cell>
          <table:table-cell table:number-columns-repeated="2"/>
        </table:table-row>
        <table:table-row table:style-name="ro1">
          <table:table-cell table:formula="of:=+[.$C$19]/10+[.A41]" office:value-type="float" office:value="8000000" calcext:value-type="float">
            <text:p>8,000,000</text:p>
          </table:table-cell>
          <table:table-cell table:formula="of:=+[.A42]/[.$C$19]" office:value-type="percentage" office:value="0.8" calcext:value-type="percentage">
            <text:p>80.00%</text:p>
          </table:table-cell>
          <table:table-cell table:formula="of:=[.$C$21]*EXP(-[.$C$18]*([.B42]*[.$C$19]))" office:value-type="float" office:value="0.275945932292243" calcext:value-type="float">
            <text:p>0.28</text:p>
          </table:table-cell>
          <table:table-cell table:style-name="ce3" table:formula="of:=+[.$C$21]*(1-[.B42])" office:value-type="float" office:value="0.2" calcext:value-type="float">
            <text:p>0.20</text:p>
          </table:table-cell>
          <table:table-cell table:number-columns-repeated="2"/>
        </table:table-row>
        <table:table-row table:style-name="ro1">
          <table:table-cell table:formula="of:=+[.$C$19]/10+[.A42]" office:value-type="float" office:value="9000000" calcext:value-type="float">
            <text:p>9,000,000</text:p>
          </table:table-cell>
          <table:table-cell table:formula="of:=+[.A43]/[.$C$19]" office:value-type="percentage" office:value="0.9" calcext:value-type="percentage">
            <text:p>90.00%</text:p>
          </table:table-cell>
          <table:table-cell table:formula="of:=[.$C$21]*EXP(-[.$C$18]*([.B43]*[.$C$19]))" office:value-type="float" office:value="0.234923788617604" calcext:value-type="float">
            <text:p>0.23</text:p>
          </table:table-cell>
          <table:table-cell table:style-name="ce3" table:formula="of:=+[.$C$21]*(1-[.B43])" office:value-type="float" office:value="0.1" calcext:value-type="float">
            <text:p>0.10</text:p>
          </table:table-cell>
          <table:table-cell table:number-columns-repeated="2"/>
        </table:table-row>
        <table:table-row table:style-name="ro1">
          <table:table-cell table:formula="of:=+[.$C$19]/10+[.A43]" office:value-type="float" office:value="10000000" calcext:value-type="float">
            <text:p>10,000,000</text:p>
          </table:table-cell>
          <table:table-cell table:formula="of:=+[.A44]/[.$C$19]" office:value-type="percentage" office:value="1" calcext:value-type="percentage">
            <text:p>100.00%</text:p>
          </table:table-cell>
          <table:table-cell table:formula="of:=[.$C$21]*EXP(-[.$C$18]*([.B44]*[.$C$19]))" office:value-type="float" office:value="0.2" calcext:value-type="float">
            <text:p>0.20</text:p>
          </table:table-cell>
          <table:table-cell table:style-name="ce3" table:formula="of:=+[.$C$21]*(1-[.B44]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formula="of:=+[.$C$19]/10+[.A44]" office:value-type="float" office:value="11000000" calcext:value-type="float">
            <text:p>11,000,000</text:p>
          </table:table-cell>
          <table:table-cell table:formula="of:=+[.A45]/[.$C$19]" office:value-type="percentage" office:value="1.1" calcext:value-type="percentage">
            <text:p>110.00%</text:p>
          </table:table-cell>
          <table:table-cell table:formula="of:=[.$C$21]*EXP(-[.$C$18]*([.B45]*[.$C$19]))" office:value-type="float" office:value="0.170267984504157" calcext:value-type="float">
            <text:p>0.17</text:p>
          </table:table-cell>
          <table:table-cell table:style-name="ce3"/>
          <table:table-cell table:number-columns-repeated="2"/>
        </table:table-row>
        <table:table-row table:style-name="ro1">
          <table:table-cell table:formula="of:=+[.$C$19]/10+[.A45]" office:value-type="float" office:value="12000000" calcext:value-type="float">
            <text:p>12,000,000</text:p>
          </table:table-cell>
          <table:table-cell table:formula="of:=+[.A46]/[.$C$19]" office:value-type="percentage" office:value="1.2" calcext:value-type="percentage">
            <text:p>120.00%</text:p>
          </table:table-cell>
          <table:table-cell table:formula="of:=[.$C$21]*EXP(-[.$C$18]*([.B46]*[.$C$19]))" office:value-type="float" office:value="0.144955932735539" calcext:value-type="float">
            <text:p>0.14</text:p>
          </table:table-cell>
          <table:table-cell table:style-name="ce3"/>
          <table:table-cell table:number-columns-repeated="2"/>
        </table:table-row>
        <table:table-row table:style-name="ro1">
          <table:table-cell table:formula="of:=+[.$C$19]/10+[.A46]" office:value-type="float" office:value="13000000" calcext:value-type="float">
            <text:p>13,000,000</text:p>
          </table:table-cell>
          <table:table-cell table:formula="of:=+[.A47]/[.$C$19]" office:value-type="percentage" office:value="1.3" calcext:value-type="percentage">
            <text:p>130.00%</text:p>
          </table:table-cell>
          <table:table-cell table:formula="of:=[.$C$21]*EXP(-[.$C$18]*([.B47]*[.$C$19]))" office:value-type="float" office:value="0.123406772544002" calcext:value-type="float">
            <text:p>0.12</text:p>
          </table:table-cell>
          <table:table-cell table:style-name="ce3"/>
          <table:table-cell table:number-columns-repeated="2"/>
        </table:table-row>
        <table:table-row table:style-name="ro1">
          <table:table-cell table:formula="of:=+[.$C$19]/10+[.A47]" office:value-type="float" office:value="14000000" calcext:value-type="float">
            <text:p>14,000,000</text:p>
          </table:table-cell>
          <table:table-cell table:formula="of:=+[.A48]/[.$C$19]" office:value-type="percentage" office:value="1.4" calcext:value-type="percentage">
            <text:p>140.00%</text:p>
          </table:table-cell>
          <table:table-cell table:formula="of:=[.$C$21]*EXP(-[.$C$18]*([.B48]*[.$C$19]))" office:value-type="float" office:value="0.105061112176151" calcext:value-type="float">
            <text:p>0.11</text:p>
          </table:table-cell>
          <table:table-cell table:style-name="ce3"/>
          <table:table-cell table:number-columns-repeated="2"/>
        </table:table-row>
        <table:table-row table:style-name="ro1">
          <table:table-cell table:formula="of:=+[.$C$19]/10+[.A48]" office:value-type="float" office:value="15000000" calcext:value-type="float">
            <text:p>15,000,000</text:p>
          </table:table-cell>
          <table:table-cell table:formula="of:=+[.A49]/[.$C$19]" office:value-type="percentage" office:value="1.5" calcext:value-type="percentage">
            <text:p>150.00%</text:p>
          </table:table-cell>
          <table:table-cell table:formula="of:=[.$C$21]*EXP(-[.$C$18]*([.B49]*[.$C$19]))" office:value-type="float" office:value="0.0894427190999916" calcext:value-type="float">
            <text:p>0.09</text:p>
          </table:table-cell>
          <table:table-cell table:style-name="ce3"/>
          <table:table-cell table:number-columns-repeated="2"/>
        </table:table-row>
        <table:table-row table:style-name="ro1">
          <table:table-cell table:formula="of:=+[.$C$19]/10+[.A49]" office:value-type="float" office:value="16000000" calcext:value-type="float">
            <text:p>16,000,000</text:p>
          </table:table-cell>
          <table:table-cell table:formula="of:=+[.A50]/[.$C$19]" office:value-type="percentage" office:value="1.6" calcext:value-type="percentage">
            <text:p>160.00%</text:p>
          </table:table-cell>
          <table:table-cell table:formula="of:=[.$C$21]*EXP(-[.$C$18]*([.B50]*[.$C$19]))" office:value-type="float" office:value="0.0761461575486352" calcext:value-type="float">
            <text:p>0.08</text:p>
          </table:table-cell>
          <table:table-cell table:style-name="ce3"/>
          <table:table-cell table:number-columns-repeated="2"/>
        </table:table-row>
        <table:table-row table:style-name="ro1">
          <table:table-cell table:formula="of:=+[.$C$19]/10+[.A50]" office:value-type="float" office:value="17000000" calcext:value-type="float">
            <text:p>17,000,000</text:p>
          </table:table-cell>
          <table:table-cell table:formula="of:=+[.A51]/[.$C$19]" office:value-type="percentage" office:value="1.7" calcext:value-type="percentage">
            <text:p>170.00%</text:p>
          </table:table-cell>
          <table:table-cell table:formula="of:=[.$C$21]*EXP(-[.$C$18]*([.B51]*[.$C$19]))" office:value-type="float" office:value="0.0648262638677105" calcext:value-type="float">
            <text:p>0.06</text:p>
          </table:table-cell>
          <table:table-cell table:style-name="ce3"/>
          <table:table-cell table:number-columns-repeated="2"/>
        </table:table-row>
        <table:table-row table:style-name="ro1">
          <table:table-cell table:formula="of:=+[.$C$19]/10+[.A51]" office:value-type="float" office:value="18000000" calcext:value-type="float">
            <text:p>18,000,000</text:p>
          </table:table-cell>
          <table:table-cell table:formula="of:=+[.A52]/[.$C$19]" office:value-type="percentage" office:value="1.8" calcext:value-type="percentage">
            <text:p>180.00%</text:p>
          </table:table-cell>
          <table:table-cell table:formula="of:=[.$C$21]*EXP(-[.$C$18]*([.B52]*[.$C$19]))" office:value-type="float" office:value="0.0551891864584486" calcext:value-type="float">
            <text:p>0.06</text:p>
          </table:table-cell>
          <table:table-cell table:style-name="ce3"/>
          <table:table-cell table:number-columns-repeated="2"/>
        </table:table-row>
        <table:table-row table:style-name="ro1">
          <table:table-cell table:formula="of:=+[.$C$19]/10+[.A52]" office:value-type="float" office:value="19000000" calcext:value-type="float">
            <text:p>19,000,000</text:p>
          </table:table-cell>
          <table:table-cell table:formula="of:=+[.A53]/[.$C$19]" office:value-type="percentage" office:value="1.9" calcext:value-type="percentage">
            <text:p>190.00%</text:p>
          </table:table-cell>
          <table:table-cell table:formula="of:=[.$C$21]*EXP(-[.$C$18]*([.B53]*[.$C$19]))" office:value-type="float" office:value="0.0469847577235208" calcext:value-type="float">
            <text:p>0.05</text:p>
          </table:table-cell>
          <table:table-cell table:style-name="ce3"/>
          <table:table-cell table:number-columns-repeated="2"/>
        </table:table-row>
        <table:table-row table:style-name="ro1">
          <table:table-cell table:formula="of:=+[.$C$19]/10+[.A53]" office:value-type="float" office:value="20000000" calcext:value-type="float">
            <text:p>20,000,000</text:p>
          </table:table-cell>
          <table:table-cell table:formula="of:=+[.A54]/[.$C$19]" office:value-type="percentage" office:value="2" calcext:value-type="percentage">
            <text:p>200.00%</text:p>
          </table:table-cell>
          <table:table-cell table:formula="of:=[.$C$21]*EXP(-[.$C$18]*([.B54]*[.$C$19]))" office:value-type="float" office:value="0.04" calcext:value-type="float">
            <text:p>0.04</text:p>
          </table:table-cell>
          <table:table-cell table:style-name="ce3"/>
          <table:table-cell table:number-columns-repeated="2"/>
        </table:table-row>
        <table:table-row table:style-name="ro1">
          <table:table-cell table:formula="of:=+[.$C$19]/10+[.A54]" office:value-type="float" office:value="21000000" calcext:value-type="float">
            <text:p>21,000,000</text:p>
          </table:table-cell>
          <table:table-cell table:formula="of:=+[.A55]/[.$C$19]" office:value-type="percentage" office:value="2.1" calcext:value-type="percentage">
            <text:p>210.00%</text:p>
          </table:table-cell>
          <table:table-cell table:formula="of:=[.$C$21]*EXP(-[.$C$18]*([.B55]*[.$C$19]))" office:value-type="float" office:value="0.0340535969008314" calcext:value-type="float">
            <text:p>0.03</text:p>
          </table:table-cell>
          <table:table-cell table:style-name="ce3"/>
          <table:table-cell table:number-columns-repeated="2"/>
        </table:table-row>
        <table:table-row table:style-name="ro1">
          <table:table-cell table:formula="of:=+[.$C$19]/10+[.A55]" office:value-type="float" office:value="22000000" calcext:value-type="float">
            <text:p>22,000,000</text:p>
          </table:table-cell>
          <table:table-cell table:formula="of:=+[.A56]/[.$C$19]" office:value-type="percentage" office:value="2.2" calcext:value-type="percentage">
            <text:p>220.00%</text:p>
          </table:table-cell>
          <table:table-cell table:formula="of:=[.$C$21]*EXP(-[.$C$18]*([.B56]*[.$C$19]))" office:value-type="float" office:value="0.0289911865471078" calcext:value-type="float">
            <text:p>0.03</text:p>
          </table:table-cell>
          <table:table-cell table:style-name="ce3"/>
          <table:table-cell table:number-columns-repeated="2"/>
        </table:table-row>
        <table:table-row table:style-name="ro1">
          <table:table-cell table:formula="of:=+[.$C$19]/10+[.A56]" office:value-type="float" office:value="23000000" calcext:value-type="float">
            <text:p>23,000,000</text:p>
          </table:table-cell>
          <table:table-cell table:formula="of:=+[.A57]/[.$C$19]" office:value-type="percentage" office:value="2.3" calcext:value-type="percentage">
            <text:p>230.00%</text:p>
          </table:table-cell>
          <table:table-cell table:formula="of:=[.$C$21]*EXP(-[.$C$18]*([.B57]*[.$C$19]))" office:value-type="float" office:value="0.0246813545088004" calcext:value-type="float">
            <text:p>0.02</text:p>
          </table:table-cell>
          <table:table-cell table:style-name="ce3"/>
          <table:table-cell table:number-columns-repeated="2"/>
        </table:table-row>
        <table:table-row table:style-name="ro1">
          <table:table-cell table:formula="of:=+[.$C$19]/10+[.A57]" office:value-type="float" office:value="24000000" calcext:value-type="float">
            <text:p>24,000,000</text:p>
          </table:table-cell>
          <table:table-cell table:formula="of:=+[.A58]/[.$C$19]" office:value-type="percentage" office:value="2.4" calcext:value-type="percentage">
            <text:p>240.00%</text:p>
          </table:table-cell>
          <table:table-cell table:formula="of:=[.$C$21]*EXP(-[.$C$18]*([.B58]*[.$C$19]))" office:value-type="float" office:value="0.0210122224352301" calcext:value-type="float">
            <text:p>0.02</text:p>
          </table:table-cell>
          <table:table-cell table:style-name="ce3"/>
          <table:table-cell table:number-columns-repeated="2"/>
        </table:table-row>
        <table:table-row table:style-name="ro1">
          <table:table-cell table:formula="of:=+[.$C$19]/10+[.A58]" office:value-type="float" office:value="25000000" calcext:value-type="float">
            <text:p>25,000,000</text:p>
          </table:table-cell>
          <table:table-cell table:formula="of:=+[.A59]/[.$C$19]" office:value-type="percentage" office:value="2.5" calcext:value-type="percentage">
            <text:p>250.00%</text:p>
          </table:table-cell>
          <table:table-cell table:formula="of:=[.$C$21]*EXP(-[.$C$18]*([.B59]*[.$C$19]))" office:value-type="float" office:value="0.0178885438199983" calcext:value-type="float">
            <text:p>0.02</text:p>
          </table:table-cell>
          <table:table-cell table:style-name="ce3"/>
          <table:table-cell table:number-columns-repeated="2"/>
        </table:table-row>
        <table:table-row table:style-name="ro1">
          <table:table-cell table:formula="of:=+[.$C$19]/10+[.A59]" office:value-type="float" office:value="26000000" calcext:value-type="float">
            <text:p>26,000,000</text:p>
          </table:table-cell>
          <table:table-cell table:formula="of:=+[.A60]/[.$C$19]" office:value-type="percentage" office:value="2.6" calcext:value-type="percentage">
            <text:p>260.00%</text:p>
          </table:table-cell>
          <table:table-cell table:formula="of:=[.$C$21]*EXP(-[.$C$18]*([.B60]*[.$C$19]))" office:value-type="float" office:value="0.015229231509727" calcext:value-type="float">
            <text:p>0.02</text:p>
          </table:table-cell>
          <table:table-cell table:style-name="ce3"/>
          <table:table-cell table:number-columns-repeated="2"/>
        </table:table-row>
        <table:table-row table:style-name="ro1">
          <table:table-cell table:formula="of:=+[.$C$19]/10+[.A60]" office:value-type="float" office:value="27000000" calcext:value-type="float">
            <text:p>27,000,000</text:p>
          </table:table-cell>
          <table:table-cell table:formula="of:=+[.A61]/[.$C$19]" office:value-type="percentage" office:value="2.7" calcext:value-type="percentage">
            <text:p>270.00%</text:p>
          </table:table-cell>
          <table:table-cell table:formula="of:=[.$C$21]*EXP(-[.$C$18]*([.B61]*[.$C$19]))" office:value-type="float" office:value="0.0129652527735421" calcext:value-type="float">
            <text:p>0.01</text:p>
          </table:table-cell>
          <table:table-cell table:style-name="ce3"/>
          <table:table-cell table:number-columns-repeated="2"/>
        </table:table-row>
        <table:table-row table:style-name="ro1">
          <table:table-cell table:formula="of:=+[.$C$19]/10+[.A61]" office:value-type="float" office:value="28000000" calcext:value-type="float">
            <text:p>28,000,000</text:p>
          </table:table-cell>
          <table:table-cell table:formula="of:=+[.A62]/[.$C$19]" office:value-type="percentage" office:value="2.8" calcext:value-type="percentage">
            <text:p>280.00%</text:p>
          </table:table-cell>
          <table:table-cell table:formula="of:=[.$C$21]*EXP(-[.$C$18]*([.B62]*[.$C$19]))" office:value-type="float" office:value="0.0110378372916897" calcext:value-type="float">
            <text:p>0.01</text:p>
          </table:table-cell>
          <table:table-cell table:style-name="ce3"/>
          <table:table-cell table:number-columns-repeated="2"/>
        </table:table-row>
        <table:table-row table:style-name="ro1">
          <table:table-cell table:formula="of:=+[.$C$19]/10+[.A62]" office:value-type="float" office:value="29000000" calcext:value-type="float">
            <text:p>29,000,000</text:p>
          </table:table-cell>
          <table:table-cell table:formula="of:=+[.A63]/[.$C$19]" office:value-type="percentage" office:value="2.9" calcext:value-type="percentage">
            <text:p>290.00%</text:p>
          </table:table-cell>
          <table:table-cell table:formula="of:=[.$C$21]*EXP(-[.$C$18]*([.B63]*[.$C$19]))" office:value-type="float" office:value="0.00939695154470416" calcext:value-type="float">
            <text:p>0.01</text:p>
          </table:table-cell>
          <table:table-cell table:style-name="ce3"/>
          <table:table-cell table:number-columns-repeated="2"/>
        </table:table-row>
        <table:table-row table:style-name="ro1">
          <table:table-cell table:formula="of:=+[.$C$19]/10+[.A63]" office:value-type="float" office:value="30000000" calcext:value-type="float">
            <text:p>30,000,000</text:p>
          </table:table-cell>
          <table:table-cell table:formula="of:=+[.A64]/[.$C$19]" office:value-type="percentage" office:value="3" calcext:value-type="percentage">
            <text:p>300.00%</text:p>
          </table:table-cell>
          <table:table-cell table:formula="of:=[.$C$21]*EXP(-[.$C$18]*([.B64]*[.$C$19]))" office:value-type="float" office:value="0.008" calcext:value-type="float">
            <text:p>0.01</text:p>
          </table:table-cell>
          <table:table-cell table:style-name="ce3"/>
          <table:table-cell table:number-columns-repeated="2"/>
        </table:table-row>
        <table:table-row table:style-name="ro1">
          <table:table-cell table:formula="of:=+[.$C$19]/10+[.A64]" office:value-type="float" office:value="31000000" calcext:value-type="float">
            <text:p>31,000,000</text:p>
          </table:table-cell>
          <table:table-cell table:formula="of:=+[.A65]/[.$C$19]" office:value-type="percentage" office:value="3.1" calcext:value-type="percentage">
            <text:p>310.00%</text:p>
          </table:table-cell>
          <table:table-cell table:formula="of:=[.$C$21]*EXP(-[.$C$18]*([.B65]*[.$C$19]))" office:value-type="float" office:value="0.00681071938016628" calcext:value-type="float">
            <text:p>0.01</text:p>
          </table:table-cell>
          <table:table-cell table:number-columns-repeated="3"/>
        </table:table-row>
        <table:table-row table:style-name="ro1">
          <table:table-cell table:formula="of:=+[.$C$19]/10+[.A65]" office:value-type="float" office:value="32000000" calcext:value-type="float">
            <text:p>32,000,000</text:p>
          </table:table-cell>
          <table:table-cell table:formula="of:=+[.A66]/[.$C$19]" office:value-type="percentage" office:value="3.2" calcext:value-type="percentage">
            <text:p>320.00%</text:p>
          </table:table-cell>
          <table:table-cell table:formula="of:=[.$C$21]*EXP(-[.$C$18]*([.B66]*[.$C$19]))" office:value-type="float" office:value="0.00579823730942157" calcext:value-type="float">
            <text:p>0.01</text:p>
          </table:table-cell>
          <table:table-cell table:number-columns-repeated="3"/>
        </table:table-row>
        <table:table-row table:style-name="ro1">
          <table:table-cell table:formula="of:=+[.$C$19]/10+[.A66]" office:value-type="float" office:value="33000000" calcext:value-type="float">
            <text:p>33,000,000</text:p>
          </table:table-cell>
          <table:table-cell table:formula="of:=+[.A67]/[.$C$19]" office:value-type="percentage" office:value="3.3" calcext:value-type="percentage">
            <text:p>330.00%</text:p>
          </table:table-cell>
          <table:table-cell table:style-name="ce5" table:formula="of:=[.$C$21]*EXP(-[.$C$18]*([.B67]*[.$C$19]))" office:value-type="float" office:value="0.00493627090176008" calcext:value-type="float">
            <text:p>0.005</text:p>
          </table:table-cell>
          <table:table-cell table:number-columns-repeated="3"/>
        </table:table-row>
        <table:table-row table:style-name="ro1">
          <table:table-cell table:formula="of:=+[.$C$19]/10+[.A67]" office:value-type="float" office:value="34000000" calcext:value-type="float">
            <text:p>34,000,000</text:p>
          </table:table-cell>
          <table:table-cell table:formula="of:=+[.A68]/[.$C$19]" office:value-type="percentage" office:value="3.4" calcext:value-type="percentage">
            <text:p>340.00%</text:p>
          </table:table-cell>
          <table:table-cell table:style-name="ce5" table:formula="of:=[.$C$21]*EXP(-[.$C$18]*([.B68]*[.$C$19]))" office:value-type="float" office:value="0.00420244448704603" calcext:value-type="float">
            <text:p>0.004</text:p>
          </table:table-cell>
          <table:table-cell table:number-columns-repeated="3"/>
        </table:table-row>
        <table:table-row table:style-name="ro1">
          <table:table-cell table:formula="of:=+[.$C$19]/10+[.A68]" office:value-type="float" office:value="35000000" calcext:value-type="float">
            <text:p>35,000,000</text:p>
          </table:table-cell>
          <table:table-cell table:formula="of:=+[.A69]/[.$C$19]" office:value-type="percentage" office:value="3.5" calcext:value-type="percentage">
            <text:p>350.00%</text:p>
          </table:table-cell>
          <table:table-cell table:style-name="ce5" table:formula="of:=[.$C$21]*EXP(-[.$C$18]*([.B69]*[.$C$19]))" office:value-type="float" office:value="0.00357770876399966" calcext:value-type="float">
            <text:p>0.004</text:p>
          </table:table-cell>
          <table:table-cell table:number-columns-repeated="3"/>
        </table:table-row>
        <table:table-row table:style-name="ro1">
          <table:table-cell table:formula="of:=+[.$C$19]/10+[.A69]" office:value-type="float" office:value="36000000" calcext:value-type="float">
            <text:p>36,000,000</text:p>
          </table:table-cell>
          <table:table-cell table:formula="of:=+[.A70]/[.$C$19]" office:value-type="percentage" office:value="3.6" calcext:value-type="percentage">
            <text:p>360.00%</text:p>
          </table:table-cell>
          <table:table-cell table:style-name="ce5" table:formula="of:=[.$C$21]*EXP(-[.$C$18]*([.B70]*[.$C$19]))" office:value-type="float" office:value="0.00304584630194541" calcext:value-type="float">
            <text:p>0.003</text:p>
          </table:table-cell>
          <table:table-cell table:number-columns-repeated="3"/>
        </table:table-row>
        <table:table-row table:style-name="ro1">
          <table:table-cell table:formula="of:=+[.$C$19]/10+[.A70]" office:value-type="float" office:value="37000000" calcext:value-type="float">
            <text:p>37,000,000</text:p>
          </table:table-cell>
          <table:table-cell table:formula="of:=+[.A71]/[.$C$19]" office:value-type="percentage" office:value="3.7" calcext:value-type="percentage">
            <text:p>370.00%</text:p>
          </table:table-cell>
          <table:table-cell table:style-name="ce5" table:formula="of:=[.$C$21]*EXP(-[.$C$18]*([.B71]*[.$C$19]))" office:value-type="float" office:value="0.00259305055470842" calcext:value-type="float">
            <text:p>0.003</text:p>
          </table:table-cell>
          <table:table-cell table:number-columns-repeated="3"/>
        </table:table-row>
        <table:table-row table:style-name="ro1">
          <table:table-cell table:formula="of:=+[.$C$19]/10+[.A71]" office:value-type="float" office:value="38000000" calcext:value-type="float">
            <text:p>38,000,000</text:p>
          </table:table-cell>
          <table:table-cell table:formula="of:=+[.A72]/[.$C$19]" office:value-type="percentage" office:value="3.8" calcext:value-type="percentage">
            <text:p>380.00%</text:p>
          </table:table-cell>
          <table:table-cell table:style-name="ce5" table:formula="of:=[.$C$21]*EXP(-[.$C$18]*([.B72]*[.$C$19]))" office:value-type="float" office:value="0.00220756745833794" calcext:value-type="float">
            <text:p>0.002</text:p>
          </table:table-cell>
          <table:table-cell table:number-columns-repeated="3"/>
        </table:table-row>
        <table:table-row table:style-name="ro1">
          <table:table-cell table:formula="of:=+[.$C$19]/10+[.A72]" office:value-type="float" office:value="39000000" calcext:value-type="float">
            <text:p>39,000,000</text:p>
          </table:table-cell>
          <table:table-cell table:formula="of:=+[.A73]/[.$C$19]" office:value-type="percentage" office:value="3.9" calcext:value-type="percentage">
            <text:p>390.00%</text:p>
          </table:table-cell>
          <table:table-cell table:style-name="ce5" table:formula="of:=[.$C$21]*EXP(-[.$C$18]*([.B73]*[.$C$19]))" office:value-type="float" office:value="0.00187939030894083" calcext:value-type="float">
            <text:p>0.002</text:p>
          </table:table-cell>
          <table:table-cell table:number-columns-repeated="3"/>
        </table:table-row>
        <table:table-row table:style-name="ro1">
          <table:table-cell table:formula="of:=+[.$C$19]/10+[.A73]" office:value-type="float" office:value="40000000" calcext:value-type="float">
            <text:p>40,000,000</text:p>
          </table:table-cell>
          <table:table-cell table:formula="of:=+[.A74]/[.$C$19]" office:value-type="percentage" office:value="4" calcext:value-type="percentage">
            <text:p>400.00%</text:p>
          </table:table-cell>
          <table:table-cell table:style-name="ce5" table:formula="of:=[.$C$21]*EXP(-[.$C$18]*([.B74]*[.$C$19]))" office:value-type="float" office:value="0.0016" calcext:value-type="float">
            <text:p>0.002</text:p>
          </table:table-cell>
          <table:table-cell table:number-columns-repeated="3"/>
        </table:table-row>
        <table:table-row table:style-name="ro1">
          <table:table-cell table:formula="of:=+[.$C$19]/10+[.A74]" office:value-type="float" office:value="41000000" calcext:value-type="float">
            <text:p>41,000,000</text:p>
          </table:table-cell>
          <table:table-cell table:formula="of:=+[.A75]/[.$C$19]" office:value-type="percentage" office:value="4.1" calcext:value-type="percentage">
            <text:p>410.00%</text:p>
          </table:table-cell>
          <table:table-cell table:style-name="ce5" table:formula="of:=[.$C$21]*EXP(-[.$C$18]*([.B75]*[.$C$19]))" office:value-type="float" office:value="0.00136214387603326" calcext:value-type="float">
            <text:p>0.001</text:p>
          </table:table-cell>
          <table:table-cell table:number-columns-repeated="3"/>
        </table:table-row>
        <table:table-row table:style-name="ro1">
          <table:table-cell table:formula="of:=+[.$C$19]/10+[.A75]" office:value-type="float" office:value="42000000" calcext:value-type="float">
            <text:p>42,000,000</text:p>
          </table:table-cell>
          <table:table-cell table:formula="of:=+[.A76]/[.$C$19]" office:value-type="percentage" office:value="4.2" calcext:value-type="percentage">
            <text:p>420.00%</text:p>
          </table:table-cell>
          <table:table-cell table:style-name="ce5" table:formula="of:=[.$C$21]*EXP(-[.$C$18]*([.B76]*[.$C$19]))" office:value-type="float" office:value="0.00115964746188431" calcext:value-type="float">
            <text:p>0.001</text:p>
          </table:table-cell>
          <table:table-cell table:number-columns-repeated="3"/>
        </table:table-row>
        <table:table-row table:style-name="ro1">
          <table:table-cell table:formula="of:=+[.$C$19]/10+[.A76]" office:value-type="float" office:value="43000000" calcext:value-type="float">
            <text:p>43,000,000</text:p>
          </table:table-cell>
          <table:table-cell table:formula="of:=+[.A77]/[.$C$19]" office:value-type="percentage" office:value="4.3" calcext:value-type="percentage">
            <text:p>430.00%</text:p>
          </table:table-cell>
          <table:table-cell table:style-name="ce5" table:formula="of:=[.$C$21]*EXP(-[.$C$18]*([.B77]*[.$C$19]))" office:value-type="float" office:value="0.000987254180352016" calcext:value-type="float">
            <text:p>0.001</text:p>
          </table:table-cell>
          <table:table-cell table:number-columns-repeated="3"/>
        </table:table-row>
        <table:table-row table:style-name="ro1">
          <table:table-cell table:formula="of:=+[.$C$19]/10+[.A77]" office:value-type="float" office:value="44000000" calcext:value-type="float">
            <text:p>44,000,000</text:p>
          </table:table-cell>
          <table:table-cell table:formula="of:=+[.A78]/[.$C$19]" office:value-type="percentage" office:value="4.4" calcext:value-type="percentage">
            <text:p>440.00%</text:p>
          </table:table-cell>
          <table:table-cell table:style-name="ce5" table:formula="of:=[.$C$21]*EXP(-[.$C$18]*([.B78]*[.$C$19]))" office:value-type="float" office:value="0.000840488897409206" calcext:value-type="float">
            <text:p>0.001</text:p>
          </table:table-cell>
          <table:table-cell table:number-columns-repeated="3"/>
        </table:table-row>
        <table:table-row table:style-name="ro1">
          <table:table-cell table:formula="of:=+[.$C$19]/10+[.A78]" office:value-type="float" office:value="45000000" calcext:value-type="float">
            <text:p>45,000,000</text:p>
          </table:table-cell>
          <table:table-cell table:formula="of:=+[.A79]/[.$C$19]" office:value-type="percentage" office:value="4.5" calcext:value-type="percentage">
            <text:p>450.00%</text:p>
          </table:table-cell>
          <table:table-cell table:style-name="ce5" table:formula="of:=[.$C$21]*EXP(-[.$C$18]*([.B79]*[.$C$19]))" office:value-type="float" office:value="0.000715541752799933" calcext:value-type="float">
            <text:p>0.001</text:p>
          </table:table-cell>
          <table:table-cell table:number-columns-repeated="3"/>
        </table:table-row>
        <table:table-row table:style-name="ro1">
          <table:table-cell table:formula="of:=+[.$C$19]/10+[.A79]" office:value-type="float" office:value="46000000" calcext:value-type="float">
            <text:p>46,000,000</text:p>
          </table:table-cell>
          <table:table-cell table:formula="of:=+[.A80]/[.$C$19]" office:value-type="percentage" office:value="4.6" calcext:value-type="percentage">
            <text:p>460.00%</text:p>
          </table:table-cell>
          <table:table-cell table:style-name="ce5" table:formula="of:=[.$C$21]*EXP(-[.$C$18]*([.B80]*[.$C$19]))" office:value-type="float" office:value="0.000609169260389081" calcext:value-type="float">
            <text:p>0.001</text:p>
          </table:table-cell>
          <table:table-cell table:number-columns-repeated="3"/>
        </table:table-row>
        <table:table-row table:style-name="ro1">
          <table:table-cell table:formula="of:=+[.$C$19]/10+[.A80]" office:value-type="float" office:value="47000000" calcext:value-type="float">
            <text:p>47,000,000</text:p>
          </table:table-cell>
          <table:table-cell table:formula="of:=+[.A81]/[.$C$19]" office:value-type="percentage" office:value="4.7" calcext:value-type="percentage">
            <text:p>470.00%</text:p>
          </table:table-cell>
          <table:table-cell table:style-name="ce5" table:formula="of:=[.$C$21]*EXP(-[.$C$18]*([.B81]*[.$C$19]))" office:value-type="float" office:value="0.000518610110941684" calcext:value-type="float">
            <text:p>0.001</text:p>
          </table:table-cell>
          <table:table-cell table:number-columns-repeated="3"/>
        </table:table-row>
        <table:table-row table:style-name="ro1">
          <table:table-cell table:formula="of:=+[.$C$19]/10+[.A81]" office:value-type="float" office:value="48000000" calcext:value-type="float">
            <text:p>48,000,000</text:p>
          </table:table-cell>
          <table:table-cell table:formula="of:=+[.A82]/[.$C$19]" office:value-type="percentage" office:value="4.8" calcext:value-type="percentage">
            <text:p>480.00%</text:p>
          </table:table-cell>
          <table:table-cell table:style-name="ce6" table:formula="of:=[.$C$21]*EXP(-[.$C$18]*([.B82]*[.$C$19]))" office:value-type="float" office:value="0.000441513491667589" calcext:value-type="float">
            <text:p>0.0004</text:p>
          </table:table-cell>
          <table:table-cell table:number-columns-repeated="3"/>
        </table:table-row>
        <table:table-row table:style-name="ro1">
          <table:table-cell table:formula="of:=+[.$C$19]/10+[.A82]" office:value-type="float" office:value="49000000" calcext:value-type="float">
            <text:p>49,000,000</text:p>
          </table:table-cell>
          <table:table-cell table:formula="of:=+[.A83]/[.$C$19]" office:value-type="percentage" office:value="4.9" calcext:value-type="percentage">
            <text:p>490.00%</text:p>
          </table:table-cell>
          <table:table-cell table:style-name="ce6" table:formula="of:=[.$C$21]*EXP(-[.$C$18]*([.B83]*[.$C$19]))" office:value-type="float" office:value="0.000375878061788166" calcext:value-type="float">
            <text:p>0.0004</text:p>
          </table:table-cell>
          <table:table-cell table:number-columns-repeated="3"/>
        </table:table-row>
        <table:table-row table:style-name="ro1">
          <table:table-cell table:formula="of:=+[.$C$19]/10+[.A83]" office:value-type="float" office:value="50000000" calcext:value-type="float">
            <text:p>50,000,000</text:p>
          </table:table-cell>
          <table:table-cell table:formula="of:=+[.A84]/[.$C$19]" office:value-type="percentage" office:value="5" calcext:value-type="percentage">
            <text:p>500.00%</text:p>
          </table:table-cell>
          <table:table-cell table:style-name="ce6" table:formula="of:=[.$C$21]*EXP(-[.$C$18]*([.B84]*[.$C$19]))" office:value-type="float" office:value="0.00032" calcext:value-type="float">
            <text:p>0.0003</text:p>
          </table:table-cell>
          <table:table-cell table:number-columns-repeated="3"/>
        </table:table-row>
        <table:table-row table:style-name="ro1">
          <table:table-cell table:formula="of:=+[.$C$19]/10+[.A84]" office:value-type="float" office:value="51000000" calcext:value-type="float">
            <text:p>51,000,000</text:p>
          </table:table-cell>
          <table:table-cell table:formula="of:=+[.A85]/[.$C$19]" office:value-type="percentage" office:value="5.1" calcext:value-type="percentage">
            <text:p>510.00%</text:p>
          </table:table-cell>
          <table:table-cell table:style-name="ce6" table:formula="of:=[.$C$21]*EXP(-[.$C$18]*([.B85]*[.$C$19]))" office:value-type="float" office:value="0.000272428775206651" calcext:value-type="float">
            <text:p>0.0003</text:p>
          </table:table-cell>
          <table:table-cell table:number-columns-repeated="3"/>
        </table:table-row>
        <table:table-row table:style-name="ro1">
          <table:table-cell table:formula="of:=+[.$C$19]/10+[.A85]" office:value-type="float" office:value="52000000" calcext:value-type="float">
            <text:p>52,000,000</text:p>
          </table:table-cell>
          <table:table-cell table:formula="of:=+[.A86]/[.$C$19]" office:value-type="percentage" office:value="5.2" calcext:value-type="percentage">
            <text:p>520.00%</text:p>
          </table:table-cell>
          <table:table-cell table:style-name="ce6" table:formula="of:=[.$C$21]*EXP(-[.$C$18]*([.B86]*[.$C$19]))" office:value-type="float" office:value="0.000231929492376863" calcext:value-type="float">
            <text:p>0.0002</text:p>
          </table:table-cell>
          <table:table-cell table:number-columns-repeated="3"/>
        </table:table-row>
        <table:table-row table:style-name="ro1">
          <table:table-cell table:formula="of:=+[.$C$19]/10+[.A86]" office:value-type="float" office:value="53000000" calcext:value-type="float">
            <text:p>53,000,000</text:p>
          </table:table-cell>
          <table:table-cell table:formula="of:=+[.A87]/[.$C$19]" office:value-type="percentage" office:value="5.3" calcext:value-type="percentage">
            <text:p>530.00%</text:p>
          </table:table-cell>
          <table:table-cell table:style-name="ce6" table:formula="of:=[.$C$21]*EXP(-[.$C$18]*([.B87]*[.$C$19]))" office:value-type="float" office:value="0.000197450836070403" calcext:value-type="float">
            <text:p>0.0002</text:p>
          </table:table-cell>
          <table:table-cell table:number-columns-repeated="3"/>
        </table:table-row>
        <table:table-row table:style-name="ro1">
          <table:table-cell table:formula="of:=+[.$C$19]/10+[.A87]" office:value-type="float" office:value="54000000" calcext:value-type="float">
            <text:p>54,000,000</text:p>
          </table:table-cell>
          <table:table-cell table:formula="of:=+[.A88]/[.$C$19]" office:value-type="percentage" office:value="5.4" calcext:value-type="percentage">
            <text:p>540.00%</text:p>
          </table:table-cell>
          <table:table-cell table:style-name="ce6" table:formula="of:=[.$C$21]*EXP(-[.$C$18]*([.B88]*[.$C$19]))" office:value-type="float" office:value="0.000168097779481841" calcext:value-type="float">
            <text:p>0.0002</text:p>
          </table:table-cell>
          <table:table-cell table:number-columns-repeated="3"/>
        </table:table-row>
        <table:table-row table:style-name="ro1">
          <table:table-cell table:formula="of:=+[.$C$19]/10+[.A88]" office:value-type="float" office:value="55000000" calcext:value-type="float">
            <text:p>55,000,000</text:p>
          </table:table-cell>
          <table:table-cell table:formula="of:=+[.A89]/[.$C$19]" office:value-type="percentage" office:value="5.5" calcext:value-type="percentage">
            <text:p>550.00%</text:p>
          </table:table-cell>
          <table:table-cell table:style-name="ce6" table:formula="of:=[.$C$21]*EXP(-[.$C$18]*([.B89]*[.$C$19]))" office:value-type="float" office:value="0.000143108350559987" calcext:value-type="float">
            <text:p>0.0001</text:p>
          </table:table-cell>
          <table:table-cell table:number-columns-repeated="3"/>
        </table:table-row>
        <table:table-row table:style-name="ro1">
          <table:table-cell table:formula="of:=+[.$C$19]/10+[.A89]" office:value-type="float" office:value="56000000" calcext:value-type="float">
            <text:p>56,000,000</text:p>
          </table:table-cell>
          <table:table-cell table:formula="of:=+[.A90]/[.$C$19]" office:value-type="percentage" office:value="5.6" calcext:value-type="percentage">
            <text:p>560.00%</text:p>
          </table:table-cell>
          <table:table-cell table:style-name="ce6" table:formula="of:=[.$C$21]*EXP(-[.$C$18]*([.B90]*[.$C$19]))" office:value-type="float" office:value="0.000121833852077816" calcext:value-type="float">
            <text:p>0.0001</text:p>
          </table:table-cell>
          <table:table-cell table:number-columns-repeated="3"/>
        </table:table-row>
        <table:table-row table:style-name="ro1">
          <table:table-cell table:formula="of:=+[.$C$19]/10+[.A90]" office:value-type="float" office:value="57000000" calcext:value-type="float">
            <text:p>57,000,000</text:p>
          </table:table-cell>
          <table:table-cell table:formula="of:=+[.A91]/[.$C$19]" office:value-type="percentage" office:value="5.7" calcext:value-type="percentage">
            <text:p>570.00%</text:p>
          </table:table-cell>
          <table:table-cell table:style-name="ce6" table:formula="of:=[.$C$21]*EXP(-[.$C$18]*([.B91]*[.$C$19]))" office:value-type="float" office:value="0.000103722022188337" calcext:value-type="float">
            <text:p>0.0001</text:p>
          </table:table-cell>
          <table:table-cell table:number-columns-repeated="3"/>
        </table:table-row>
        <table:table-row table:style-name="ro1">
          <table:table-cell table:formula="of:=+[.$C$19]/10+[.A91]" office:value-type="float" office:value="58000000" calcext:value-type="float">
            <text:p>58,000,000</text:p>
          </table:table-cell>
          <table:table-cell table:formula="of:=+[.A92]/[.$C$19]" office:value-type="percentage" office:value="5.8" calcext:value-type="percentage">
            <text:p>580.00%</text:p>
          </table:table-cell>
          <table:table-cell table:style-name="ce6" table:formula="of:=[.$C$21]*EXP(-[.$C$18]*([.B92]*[.$C$19]))" office:value-type="float" office:value="0.0000883026983335178" calcext:value-type="float">
            <text:p>0.0001</text:p>
          </table:table-cell>
          <table:table-cell table:number-columns-repeated="3"/>
        </table:table-row>
        <table:table-row table:style-name="ro1">
          <table:table-cell table:formula="of:=+[.$C$19]/10+[.A92]" office:value-type="float" office:value="59000000" calcext:value-type="float">
            <text:p>59,000,000</text:p>
          </table:table-cell>
          <table:table-cell table:formula="of:=+[.A93]/[.$C$19]" office:value-type="percentage" office:value="5.9" calcext:value-type="percentage">
            <text:p>590.00%</text:p>
          </table:table-cell>
          <table:table-cell table:style-name="ce6" table:formula="of:=[.$C$21]*EXP(-[.$C$18]*([.B93]*[.$C$19]))" office:value-type="float" office:value="0.0000751756123576333" calcext:value-type="float">
            <text:p>0.0001</text:p>
          </table:table-cell>
          <table:table-cell table:number-columns-repeated="3"/>
        </table:table-row>
        <table:table-row table:style-name="ro1">
          <table:table-cell table:formula="of:=+[.$C$19]/10+[.A93]" office:value-type="float" office:value="60000000" calcext:value-type="float">
            <text:p>60,000,000</text:p>
          </table:table-cell>
          <table:table-cell table:formula="of:=+[.A94]/[.$C$19]" office:value-type="percentage" office:value="6" calcext:value-type="percentage">
            <text:p>600.00%</text:p>
          </table:table-cell>
          <table:table-cell table:style-name="ce6" table:formula="of:=[.$C$21]*EXP(-[.$C$18]*([.B94]*[.$C$19]))" office:value-type="float" office:value="0.0000640000000000001" calcext:value-type="float">
            <text:p>0.0001</text:p>
          </table:table-cell>
          <table:table-cell table:number-columns-repeated="3"/>
        </table:table-row>
        <table:table-row table:style-name="ro1">
          <table:table-cell table:formula="of:=+[.$C$19]/10+[.A94]" office:value-type="float" office:value="61000000" calcext:value-type="float">
            <text:p>61,000,000</text:p>
          </table:table-cell>
          <table:table-cell table:formula="of:=+[.A95]/[.$C$19]" office:value-type="percentage" office:value="6.1" calcext:value-type="percentage">
            <text:p>610.00%</text:p>
          </table:table-cell>
          <table:table-cell table:style-name="ce6" table:formula="of:=[.$C$21]*EXP(-[.$C$18]*([.B95]*[.$C$19]))" office:value-type="float" office:value="0.0000544857550413303" calcext:value-type="float">
            <text:p>0.0001</text:p>
          </table:table-cell>
          <table:table-cell table:number-columns-repeated="3"/>
        </table:table-row>
        <table:table-row table:style-name="ro1">
          <table:table-cell table:formula="of:=+[.$C$19]/10+[.A95]" office:value-type="float" office:value="62000000" calcext:value-type="float">
            <text:p>62,000,000</text:p>
          </table:table-cell>
          <table:table-cell table:formula="of:=+[.A96]/[.$C$19]" office:value-type="percentage" office:value="6.2" calcext:value-type="percentage">
            <text:p>620.00%</text:p>
          </table:table-cell>
          <table:table-cell table:style-name="ce7" table:formula="of:=[.$C$21]*EXP(-[.$C$18]*([.B96]*[.$C$19]))" office:value-type="float" office:value="0.0000463858984753726" calcext:value-type="float">
            <text:p>0.00005</text:p>
          </table:table-cell>
          <table:table-cell table:number-columns-repeated="3"/>
        </table:table-row>
        <table:table-row table:style-name="ro1">
          <table:table-cell table:formula="of:=+[.$C$19]/10+[.A96]" office:value-type="float" office:value="63000000" calcext:value-type="float">
            <text:p>63,000,000</text:p>
          </table:table-cell>
          <table:table-cell table:formula="of:=+[.A97]/[.$C$19]" office:value-type="percentage" office:value="6.3" calcext:value-type="percentage">
            <text:p>630.00%</text:p>
          </table:table-cell>
          <table:table-cell table:style-name="ce7" table:formula="of:=[.$C$21]*EXP(-[.$C$18]*([.B97]*[.$C$19]))" office:value-type="float" office:value="0.0000394901672140807" calcext:value-type="float">
            <text:p>0.00004</text:p>
          </table:table-cell>
          <table:table-cell table:number-columns-repeated="3"/>
        </table:table-row>
        <table:table-row table:style-name="ro1">
          <table:table-cell table:formula="of:=+[.$C$19]/10+[.A97]" office:value-type="float" office:value="64000000" calcext:value-type="float">
            <text:p>64,000,000</text:p>
          </table:table-cell>
          <table:table-cell table:formula="of:=+[.A98]/[.$C$19]" office:value-type="percentage" office:value="6.4" calcext:value-type="percentage">
            <text:p>640.00%</text:p>
          </table:table-cell>
          <table:table-cell table:style-name="ce7" table:formula="of:=[.$C$21]*EXP(-[.$C$18]*([.B98]*[.$C$19]))" office:value-type="float" office:value="0.0000336195558963683" calcext:value-type="float">
            <text:p>0.00003</text:p>
          </table:table-cell>
          <table:table-cell table:number-columns-repeated="3"/>
        </table:table-row>
        <table:table-row table:style-name="ro1">
          <table:table-cell table:formula="of:=+[.$C$19]/10+[.A98]" office:value-type="float" office:value="65000000" calcext:value-type="float">
            <text:p>65,000,000</text:p>
          </table:table-cell>
          <table:table-cell table:formula="of:=+[.A99]/[.$C$19]" office:value-type="percentage" office:value="6.5" calcext:value-type="percentage">
            <text:p>650.00%</text:p>
          </table:table-cell>
          <table:table-cell table:style-name="ce7" table:formula="of:=[.$C$21]*EXP(-[.$C$18]*([.B99]*[.$C$19]))" office:value-type="float" office:value="0.0000286216701119973" calcext:value-type="float">
            <text:p>0.00003</text:p>
          </table:table-cell>
          <table:table-cell table:number-columns-repeated="3"/>
        </table:table-row>
        <table:table-row table:style-name="ro1">
          <table:table-cell table:formula="of:=+[.$C$19]/10+[.A99]" office:value-type="float" office:value="66000000" calcext:value-type="float">
            <text:p>66,000,000</text:p>
          </table:table-cell>
          <table:table-cell table:formula="of:=+[.A100]/[.$C$19]" office:value-type="percentage" office:value="6.6" calcext:value-type="percentage">
            <text:p>660.00%</text:p>
          </table:table-cell>
          <table:table-cell table:style-name="ce7" table:formula="of:=[.$C$21]*EXP(-[.$C$18]*([.B100]*[.$C$19]))" office:value-type="float" office:value="0.0000243667704155632" calcext:value-type="float">
            <text:p>0.00002</text:p>
          </table:table-cell>
          <table:table-cell table:number-columns-repeated="3"/>
        </table:table-row>
        <table:table-row table:style-name="ro1">
          <table:table-cell table:formula="of:=+[.$C$19]/10+[.A100]" office:value-type="float" office:value="67000000" calcext:value-type="float">
            <text:p>67,000,000</text:p>
          </table:table-cell>
          <table:table-cell table:formula="of:=+[.A101]/[.$C$19]" office:value-type="percentage" office:value="6.7" calcext:value-type="percentage">
            <text:p>670.00%</text:p>
          </table:table-cell>
          <table:table-cell table:style-name="ce7" table:formula="of:=[.$C$21]*EXP(-[.$C$18]*([.B101]*[.$C$19]))" office:value-type="float" office:value="0.0000207444044376673" calcext:value-type="float">
            <text:p>0.00002</text:p>
          </table:table-cell>
          <table:table-cell table:number-columns-repeated="3"/>
        </table:table-row>
        <table:table-row table:style-name="ro1">
          <table:table-cell table:formula="of:=+[.$C$19]/10+[.A101]" office:value-type="float" office:value="68000000" calcext:value-type="float">
            <text:p>68,000,000</text:p>
          </table:table-cell>
          <table:table-cell table:formula="of:=+[.A102]/[.$C$19]" office:value-type="percentage" office:value="6.8" calcext:value-type="percentage">
            <text:p>680.00%</text:p>
          </table:table-cell>
          <table:table-cell table:style-name="ce7" table:formula="of:=[.$C$21]*EXP(-[.$C$18]*([.B102]*[.$C$19]))" office:value-type="float" office:value="0.0000176605396667035" calcext:value-type="float">
            <text:p>0.00002</text:p>
          </table:table-cell>
          <table:table-cell table:number-columns-repeated="3"/>
        </table:table-row>
        <table:table-row table:style-name="ro1">
          <table:table-cell table:formula="of:=+[.$C$19]/10+[.A102]" office:value-type="float" office:value="69000000" calcext:value-type="float">
            <text:p>69,000,000</text:p>
          </table:table-cell>
          <table:table-cell table:formula="of:=+[.A103]/[.$C$19]" office:value-type="percentage" office:value="6.9" calcext:value-type="percentage">
            <text:p>690.00%</text:p>
          </table:table-cell>
          <table:table-cell table:style-name="ce7" table:formula="of:=[.$C$21]*EXP(-[.$C$18]*([.B103]*[.$C$19]))" office:value-type="float" office:value="0.0000150351224715266" calcext:value-type="float">
            <text:p>0.00002</text:p>
          </table:table-cell>
          <table:table-cell table:number-columns-repeated="3"/>
        </table:table-row>
        <table:table-row table:style-name="ro1">
          <table:table-cell table:formula="of:=+[.$C$19]/10+[.A103]" office:value-type="float" office:value="70000000" calcext:value-type="float">
            <text:p>70,000,000</text:p>
          </table:table-cell>
          <table:table-cell table:formula="of:=+[.A104]/[.$C$19]" office:value-type="percentage" office:value="7" calcext:value-type="percentage">
            <text:p>700.00%</text:p>
          </table:table-cell>
          <table:table-cell table:style-name="ce7" table:formula="of:=[.$C$21]*EXP(-[.$C$18]*([.B104]*[.$C$19]))" office:value-type="float" office:value="0.0000128" calcext:value-type="float">
            <text:p>0.00001</text:p>
          </table:table-cell>
          <table:table-cell table:number-columns-repeated="3"/>
        </table:table-row>
        <table:table-row table:style-name="ro1">
          <table:table-cell table:formula="of:=+[.$C$19]/10+[.A104]" office:value-type="float" office:value="71000000" calcext:value-type="float">
            <text:p>71,000,000</text:p>
          </table:table-cell>
          <table:table-cell table:formula="of:=+[.A105]/[.$C$19]" office:value-type="percentage" office:value="7.1" calcext:value-type="percentage">
            <text:p>710.00%</text:p>
          </table:table-cell>
          <table:table-cell table:style-name="ce7" table:formula="of:=[.$C$21]*EXP(-[.$C$18]*([.B105]*[.$C$19]))" office:value-type="float" office:value="0.000010897151008266" calcext:value-type="float">
            <text:p>0.00001</text:p>
          </table:table-cell>
          <table:table-cell table:number-columns-repeated="3"/>
        </table:table-row>
        <table:table-row table:style-name="ro1">
          <table:table-cell table:formula="of:=+[.$C$19]/10+[.A105]" office:value-type="float" office:value="72000000" calcext:value-type="float">
            <text:p>72,000,000</text:p>
          </table:table-cell>
          <table:table-cell table:formula="of:=+[.A106]/[.$C$19]" office:value-type="percentage" office:value="7.2" calcext:value-type="percentage">
            <text:p>720.00%</text:p>
          </table:table-cell>
          <table:table-cell table:style-name="ce7" table:formula="of:=[.$C$21]*EXP(-[.$C$18]*([.B106]*[.$C$19]))" office:value-type="float" office:value="0.00000927717969507451" calcext:value-type="float">
            <text:p>0.00001</text:p>
          </table:table-cell>
          <table:table-cell table:number-columns-repeated="3"/>
        </table:table-row>
        <table:table-row table:style-name="ro1">
          <table:table-cell table:formula="of:=+[.$C$19]/10+[.A106]" office:value-type="float" office:value="73000000" calcext:value-type="float">
            <text:p>73,000,000</text:p>
          </table:table-cell>
          <table:table-cell table:formula="of:=+[.A107]/[.$C$19]" office:value-type="percentage" office:value="7.3" calcext:value-type="percentage">
            <text:p>730.00%</text:p>
          </table:table-cell>
          <table:table-cell table:style-name="ce7" table:formula="of:=[.$C$21]*EXP(-[.$C$18]*([.B107]*[.$C$19]))" office:value-type="float" office:value="0.00000789803344281613" calcext:value-type="float">
            <text:p>0.00001</text:p>
          </table:table-cell>
          <table:table-cell table:number-columns-repeated="3"/>
        </table:table-row>
        <table:table-row table:style-name="ro1">
          <table:table-cell table:formula="of:=+[.$C$19]/10+[.A107]" office:value-type="float" office:value="74000000" calcext:value-type="float">
            <text:p>74,000,000</text:p>
          </table:table-cell>
          <table:table-cell table:formula="of:=+[.A108]/[.$C$19]" office:value-type="percentage" office:value="7.4" calcext:value-type="percentage">
            <text:p>740.00%</text:p>
          </table:table-cell>
          <table:table-cell table:style-name="ce7" table:formula="of:=[.$C$21]*EXP(-[.$C$18]*([.B108]*[.$C$19]))" office:value-type="float" office:value="0.00000672391117927365" calcext:value-type="float">
            <text:p>0.00001</text:p>
          </table:table-cell>
          <table:table-cell table:number-columns-repeated="3"/>
        </table:table-row>
        <table:table-row table:style-name="ro1">
          <table:table-cell table:formula="of:=+[.$C$19]/10+[.A108]" office:value-type="float" office:value="75000000" calcext:value-type="float">
            <text:p>75,000,000</text:p>
          </table:table-cell>
          <table:table-cell table:formula="of:=+[.A109]/[.$C$19]" office:value-type="percentage" office:value="7.5" calcext:value-type="percentage">
            <text:p>750.00%</text:p>
          </table:table-cell>
          <table:table-cell table:style-name="ce7" table:formula="of:=[.$C$21]*EXP(-[.$C$18]*([.B109]*[.$C$19]))" office:value-type="float" office:value="0.00000572433402239946" calcext:value-type="float">
            <text:p>0.00001</text:p>
          </table:table-cell>
          <table:table-cell table:number-columns-repeated="3"/>
        </table:table-row>
        <table:table-row table:style-name="ro1">
          <table:table-cell table:formula="of:=+[.$C$19]/10+[.A109]" office:value-type="float" office:value="76000000" calcext:value-type="float">
            <text:p>76,000,000</text:p>
          </table:table-cell>
          <table:table-cell table:formula="of:=+[.A110]/[.$C$19]" office:value-type="percentage" office:value="7.6" calcext:value-type="percentage">
            <text:p>760.00%</text:p>
          </table:table-cell>
          <table:table-cell table:style-name="ce8" table:formula="of:=[.$C$21]*EXP(-[.$C$18]*([.B110]*[.$C$19]))" office:value-type="float" office:value="0.00000487335408311265" calcext:value-type="float">
            <text:p>0.000005</text:p>
          </table:table-cell>
          <table:table-cell table:number-columns-repeated="3"/>
        </table:table-row>
        <table:table-row table:style-name="ro1">
          <table:table-cell table:formula="of:=+[.$C$19]/10+[.A110]" office:value-type="float" office:value="77000000" calcext:value-type="float">
            <text:p>77,000,000</text:p>
          </table:table-cell>
          <table:table-cell table:formula="of:=+[.A111]/[.$C$19]" office:value-type="percentage" office:value="7.7" calcext:value-type="percentage">
            <text:p>770.00%</text:p>
          </table:table-cell>
          <table:table-cell table:style-name="ce8" table:formula="of:=[.$C$21]*EXP(-[.$C$18]*([.B111]*[.$C$19]))" office:value-type="float" office:value="0.00000414888088753347" calcext:value-type="float">
            <text:p>0.000004</text:p>
          </table:table-cell>
          <table:table-cell table:number-columns-repeated="3"/>
        </table:table-row>
        <table:table-row table:style-name="ro1">
          <table:table-cell table:formula="of:=+[.$C$19]/10+[.A111]" office:value-type="float" office:value="78000000" calcext:value-type="float">
            <text:p>78,000,000</text:p>
          </table:table-cell>
          <table:table-cell table:formula="of:=+[.A112]/[.$C$19]" office:value-type="percentage" office:value="7.8" calcext:value-type="percentage">
            <text:p>780.00%</text:p>
          </table:table-cell>
          <table:table-cell table:style-name="ce8" table:formula="of:=[.$C$21]*EXP(-[.$C$18]*([.B112]*[.$C$19]))" office:value-type="float" office:value="0.00000353210793334071" calcext:value-type="float">
            <text:p>0.000004</text:p>
          </table:table-cell>
          <table:table-cell table:number-columns-repeated="3"/>
        </table:table-row>
        <table:table-row table:style-name="ro1">
          <table:table-cell table:formula="of:=+[.$C$19]/10+[.A112]" office:value-type="float" office:value="79000000" calcext:value-type="float">
            <text:p>79,000,000</text:p>
          </table:table-cell>
          <table:table-cell table:formula="of:=+[.A113]/[.$C$19]" office:value-type="percentage" office:value="7.9" calcext:value-type="percentage">
            <text:p>790.00%</text:p>
          </table:table-cell>
          <table:table-cell table:style-name="ce8" table:formula="of:=[.$C$21]*EXP(-[.$C$18]*([.B113]*[.$C$19]))" office:value-type="float" office:value="0.00000300702449430533" calcext:value-type="float">
            <text:p>0.000003</text:p>
          </table:table-cell>
          <table:table-cell table:number-columns-repeated="3"/>
        </table:table-row>
        <table:table-row table:style-name="ro1">
          <table:table-cell table:formula="of:=+[.$C$19]/10+[.A113]" office:value-type="float" office:value="80000000" calcext:value-type="float">
            <text:p>80,000,000</text:p>
          </table:table-cell>
          <table:table-cell table:formula="of:=+[.A114]/[.$C$19]" office:value-type="percentage" office:value="8" calcext:value-type="percentage">
            <text:p>800.00%</text:p>
          </table:table-cell>
          <table:table-cell table:style-name="ce8" table:formula="of:=[.$C$21]*EXP(-[.$C$18]*([.B114]*[.$C$19]))" office:value-type="float" office:value="0.00000256" calcext:value-type="float">
            <text:p>0.000003</text:p>
          </table:table-cell>
          <table:table-cell table:number-columns-repeated="3"/>
        </table:table-row>
        <table:table-row table:style-name="ro1">
          <table:table-cell table:formula="of:=+[.$C$19]/10+[.A114]" office:value-type="float" office:value="81000000" calcext:value-type="float">
            <text:p>81,000,000</text:p>
          </table:table-cell>
          <table:table-cell table:formula="of:=+[.A115]/[.$C$19]" office:value-type="percentage" office:value="8.1" calcext:value-type="percentage">
            <text:p>810.00%</text:p>
          </table:table-cell>
          <table:table-cell table:style-name="ce8" table:formula="of:=[.$C$21]*EXP(-[.$C$18]*([.B115]*[.$C$19]))" office:value-type="float" office:value="0.00000217943020165321" calcext:value-type="float">
            <text:p>0.000002</text:p>
          </table:table-cell>
          <table:table-cell table:number-columns-repeated="3"/>
        </table:table-row>
        <table:table-row table:style-name="ro1">
          <table:table-cell table:formula="of:=+[.$C$19]/10+[.A115]" office:value-type="float" office:value="82000000" calcext:value-type="float">
            <text:p>82,000,000</text:p>
          </table:table-cell>
          <table:table-cell table:formula="of:=+[.A116]/[.$C$19]" office:value-type="percentage" office:value="8.2" calcext:value-type="percentage">
            <text:p>820.00%</text:p>
          </table:table-cell>
          <table:table-cell table:style-name="ce8" table:formula="of:=[.$C$21]*EXP(-[.$C$18]*([.B116]*[.$C$19]))" office:value-type="float" office:value="0.0000018554359390149" calcext:value-type="float">
            <text:p>0.000002</text:p>
          </table:table-cell>
          <table:table-cell table:number-columns-repeated="3"/>
        </table:table-row>
        <table:table-row table:style-name="ro1">
          <table:table-cell table:formula="of:=+[.$C$19]/10+[.A116]" office:value-type="float" office:value="83000000" calcext:value-type="float">
            <text:p>83,000,000</text:p>
          </table:table-cell>
          <table:table-cell table:formula="of:=+[.A117]/[.$C$19]" office:value-type="percentage" office:value="8.3" calcext:value-type="percentage">
            <text:p>830.00%</text:p>
          </table:table-cell>
          <table:table-cell table:style-name="ce8" table:formula="of:=[.$C$21]*EXP(-[.$C$18]*([.B117]*[.$C$19]))" office:value-type="float" office:value="0.00000157960668856323" calcext:value-type="float">
            <text:p>0.000002</text:p>
          </table:table-cell>
          <table:table-cell table:number-columns-repeated="3"/>
        </table:table-row>
        <table:table-row table:style-name="ro1">
          <table:table-cell table:formula="of:=+[.$C$19]/10+[.A117]" office:value-type="float" office:value="84000000" calcext:value-type="float">
            <text:p>84,000,000</text:p>
          </table:table-cell>
          <table:table-cell table:formula="of:=+[.A118]/[.$C$19]" office:value-type="percentage" office:value="8.4" calcext:value-type="percentage">
            <text:p>840.00%</text:p>
          </table:table-cell>
          <table:table-cell table:style-name="ce8" table:formula="of:=[.$C$21]*EXP(-[.$C$18]*([.B118]*[.$C$19]))" office:value-type="float" office:value="0.00000134478223585473" calcext:value-type="float">
            <text:p>0.000001</text:p>
          </table:table-cell>
          <table:table-cell table:number-columns-repeated="3"/>
        </table:table-row>
        <table:table-row table:style-name="ro1">
          <table:table-cell table:formula="of:=+[.$C$19]/10+[.A118]" office:value-type="float" office:value="85000000" calcext:value-type="float">
            <text:p>85,000,000</text:p>
          </table:table-cell>
          <table:table-cell table:formula="of:=+[.A119]/[.$C$19]" office:value-type="percentage" office:value="8.5" calcext:value-type="percentage">
            <text:p>850.00%</text:p>
          </table:table-cell>
          <table:table-cell table:style-name="ce8" table:formula="of:=[.$C$21]*EXP(-[.$C$18]*([.B119]*[.$C$19]))" office:value-type="float" office:value="0.00000114486680447989" calcext:value-type="float">
            <text:p>0.000001</text:p>
          </table:table-cell>
          <table:table-cell table:number-columns-repeated="3"/>
        </table:table-row>
        <table:table-row table:style-name="ro1">
          <table:table-cell table:formula="of:=+[.$C$19]/10+[.A119]" office:value-type="float" office:value="86000000" calcext:value-type="float">
            <text:p>86,000,000</text:p>
          </table:table-cell>
          <table:table-cell table:formula="of:=+[.A120]/[.$C$19]" office:value-type="percentage" office:value="8.6" calcext:value-type="percentage">
            <text:p>860.00%</text:p>
          </table:table-cell>
          <table:table-cell table:style-name="ce8" table:formula="of:=[.$C$21]*EXP(-[.$C$18]*([.B120]*[.$C$19]))" office:value-type="float" office:value="0.00000097467081662253" calcext:value-type="float">
            <text:p>0.000001</text:p>
          </table:table-cell>
          <table:table-cell table:number-columns-repeated="3"/>
        </table:table-row>
        <table:table-row table:style-name="ro1">
          <table:table-cell table:formula="of:=+[.$C$19]/10+[.A120]" office:value-type="float" office:value="87000000" calcext:value-type="float">
            <text:p>87,000,000</text:p>
          </table:table-cell>
          <table:table-cell table:formula="of:=+[.A121]/[.$C$19]" office:value-type="percentage" office:value="8.7" calcext:value-type="percentage">
            <text:p>870.00%</text:p>
          </table:table-cell>
          <table:table-cell table:style-name="ce8" table:formula="of:=[.$C$21]*EXP(-[.$C$18]*([.B121]*[.$C$19]))" office:value-type="float" office:value="0.0000008297761775067" calcext:value-type="float">
            <text:p>0.000001</text:p>
          </table:table-cell>
          <table:table-cell table:number-columns-repeated="3"/>
        </table:table-row>
        <table:table-row table:style-name="ro1">
          <table:table-cell table:formula="of:=+[.$C$19]/10+[.A121]" office:value-type="float" office:value="88000000" calcext:value-type="float">
            <text:p>88,000,000</text:p>
          </table:table-cell>
          <table:table-cell table:formula="of:=+[.A122]/[.$C$19]" office:value-type="percentage" office:value="8.8" calcext:value-type="percentage">
            <text:p>880.00%</text:p>
          </table:table-cell>
          <table:table-cell table:style-name="ce8" table:formula="of:=[.$C$21]*EXP(-[.$C$18]*([.B122]*[.$C$19]))" office:value-type="float" office:value="0.00000070642158666814" calcext:value-type="float">
            <text:p>0.000001</text:p>
          </table:table-cell>
          <table:table-cell table:number-columns-repeated="3"/>
        </table:table-row>
        <table:table-row table:style-name="ro1">
          <table:table-cell table:formula="of:=+[.$C$19]/10+[.A122]" office:value-type="float" office:value="89000000" calcext:value-type="float">
            <text:p>89,000,000</text:p>
          </table:table-cell>
          <table:table-cell table:formula="of:=+[.A123]/[.$C$19]" office:value-type="percentage" office:value="8.9" calcext:value-type="percentage">
            <text:p>890.00%</text:p>
          </table:table-cell>
          <table:table-cell table:style-name="ce8" table:formula="of:=[.$C$21]*EXP(-[.$C$18]*([.B123]*[.$C$19]))" office:value-type="float" office:value="0.00000060140489886107" calcext:value-type="float">
            <text:p>0.000001</text:p>
          </table:table-cell>
          <table:table-cell table:number-columns-repeated="3"/>
        </table:table-row>
        <table:table-row table:style-name="ro1">
          <table:table-cell table:formula="of:=+[.$C$19]/10+[.A123]" office:value-type="float" office:value="90000000" calcext:value-type="float">
            <text:p>90,000,000</text:p>
          </table:table-cell>
          <table:table-cell table:formula="of:=+[.A124]/[.$C$19]" office:value-type="percentage" office:value="9" calcext:value-type="percentage">
            <text:p>900.00%</text:p>
          </table:table-cell>
          <table:table-cell table:style-name="ce8" table:formula="of:=[.$C$21]*EXP(-[.$C$18]*([.B124]*[.$C$19]))" office:value-type="float" office:value="0.000000512" calcext:value-type="float">
            <text:p>0.000001</text:p>
          </table:table-cell>
          <table:table-cell table:number-columns-repeated="3"/>
        </table:table-row>
        <table:table-row table:style-name="ro1">
          <table:table-cell table:formula="of:=+[.$C$19]/10+[.A124]" office:value-type="float" office:value="91000000" calcext:value-type="float">
            <text:p>91,000,000</text:p>
          </table:table-cell>
          <table:table-cell table:formula="of:=+[.A125]/[.$C$19]" office:value-type="percentage" office:value="9.1" calcext:value-type="percentage">
            <text:p>910.00%</text:p>
          </table:table-cell>
          <table:table-cell table:style-name="ce9" table:formula="of:=[.$C$21]*EXP(-[.$C$18]*([.B125]*[.$C$19]))" office:value-type="float" office:value="0.00000043588604033064" calcext:value-type="float">
            <text:p>0.0000004</text:p>
          </table:table-cell>
          <table:table-cell table:number-columns-repeated="3"/>
        </table:table-row>
        <table:table-row table:style-name="ro1">
          <table:table-cell table:formula="of:=+[.$C$19]/10+[.A125]" office:value-type="float" office:value="92000000" calcext:value-type="float">
            <text:p>92,000,000</text:p>
          </table:table-cell>
          <table:table-cell table:formula="of:=+[.A126]/[.$C$19]" office:value-type="percentage" office:value="9.2" calcext:value-type="percentage">
            <text:p>920.00%</text:p>
          </table:table-cell>
          <table:table-cell table:style-name="ce9" table:formula="of:=[.$C$21]*EXP(-[.$C$18]*([.B126]*[.$C$19]))" office:value-type="float" office:value="0.00000037108718780298" calcext:value-type="float">
            <text:p>0.0000004</text:p>
          </table:table-cell>
          <table:table-cell table:number-columns-repeated="3"/>
        </table:table-row>
        <table:table-row table:style-name="ro1">
          <table:table-cell table:formula="of:=+[.$C$19]/10+[.A126]" office:value-type="float" office:value="93000000" calcext:value-type="float">
            <text:p>93,000,000</text:p>
          </table:table-cell>
          <table:table-cell table:formula="of:=+[.A127]/[.$C$19]" office:value-type="percentage" office:value="9.3" calcext:value-type="percentage">
            <text:p>930.00%</text:p>
          </table:table-cell>
          <table:table-cell table:style-name="ce9" table:formula="of:=[.$C$21]*EXP(-[.$C$18]*([.B127]*[.$C$19]))" office:value-type="float" office:value="0.00000031592133771265" calcext:value-type="float">
            <text:p>0.0000003</text:p>
          </table:table-cell>
          <table:table-cell table:number-columns-repeated="3"/>
        </table:table-row>
        <table:table-row table:style-name="ro1">
          <table:table-cell table:formula="of:=+[.$C$19]/10+[.A127]" office:value-type="float" office:value="94000000" calcext:value-type="float">
            <text:p>94,000,000</text:p>
          </table:table-cell>
          <table:table-cell table:formula="of:=+[.A128]/[.$C$19]" office:value-type="percentage" office:value="9.4" calcext:value-type="percentage">
            <text:p>940.00%</text:p>
          </table:table-cell>
          <table:table-cell table:style-name="ce9" table:formula="of:=[.$C$21]*EXP(-[.$C$18]*([.B128]*[.$C$19]))" office:value-type="float" office:value="0.00000026895644717095" calcext:value-type="float">
            <text:p>0.0000003</text:p>
          </table:table-cell>
          <table:table-cell table:number-columns-repeated="3"/>
        </table:table-row>
        <table:table-row table:style-name="ro1">
          <table:table-cell table:formula="of:=+[.$C$19]/10+[.A128]" office:value-type="float" office:value="95000000" calcext:value-type="float">
            <text:p>95,000,000</text:p>
          </table:table-cell>
          <table:table-cell table:formula="of:=+[.A129]/[.$C$19]" office:value-type="percentage" office:value="9.5" calcext:value-type="percentage">
            <text:p>950.00%</text:p>
          </table:table-cell>
          <table:table-cell table:style-name="ce9" table:formula="of:=[.$C$21]*EXP(-[.$C$18]*([.B129]*[.$C$19]))" office:value-type="float" office:value="0.00000022897336089598" calcext:value-type="float">
            <text:p>0.0000002</text:p>
          </table:table-cell>
          <table:table-cell table:number-columns-repeated="3"/>
        </table:table-row>
        <table:table-row table:style-name="ro1">
          <table:table-cell table:formula="of:=+[.$C$19]/10+[.A129]" office:value-type="float" office:value="96000000" calcext:value-type="float">
            <text:p>96,000,000</text:p>
          </table:table-cell>
          <table:table-cell table:formula="of:=+[.A130]/[.$C$19]" office:value-type="percentage" office:value="9.6" calcext:value-type="percentage">
            <text:p>960.00%</text:p>
          </table:table-cell>
          <table:table-cell table:style-name="ce9" table:formula="of:=[.$C$21]*EXP(-[.$C$18]*([.B130]*[.$C$19]))" office:value-type="float" office:value="0.00000019493416332451" calcext:value-type="float">
            <text:p>0.0000002</text:p>
          </table:table-cell>
          <table:table-cell table:number-columns-repeated="3"/>
        </table:table-row>
        <table:table-row table:style-name="ro1">
          <table:table-cell table:formula="of:=+[.$C$19]/10+[.A130]" office:value-type="float" office:value="97000000" calcext:value-type="float">
            <text:p>97,000,000</text:p>
          </table:table-cell>
          <table:table-cell table:formula="of:=+[.A131]/[.$C$19]" office:value-type="percentage" office:value="9.7" calcext:value-type="percentage">
            <text:p>970.00%</text:p>
          </table:table-cell>
          <table:table-cell table:style-name="ce9" table:formula="of:=[.$C$21]*EXP(-[.$C$18]*([.B131]*[.$C$19]))" office:value-type="float" office:value="0.00000016595523550134" calcext:value-type="float">
            <text:p>0.0000002</text:p>
          </table:table-cell>
          <table:table-cell table:number-columns-repeated="3"/>
        </table:table-row>
        <table:table-row table:style-name="ro1">
          <table:table-cell table:formula="of:=+[.$C$19]/10+[.A131]" office:value-type="float" office:value="98000000" calcext:value-type="float">
            <text:p>98,000,000</text:p>
          </table:table-cell>
          <table:table-cell table:formula="of:=+[.A132]/[.$C$19]" office:value-type="percentage" office:value="9.8" calcext:value-type="percentage">
            <text:p>980.00%</text:p>
          </table:table-cell>
          <table:table-cell table:style-name="ce9" table:formula="of:=[.$C$21]*EXP(-[.$C$18]*([.B132]*[.$C$19]))" office:value-type="float" office:value="0.00000014128431733363" calcext:value-type="float">
            <text:p>0.0000001</text:p>
          </table:table-cell>
          <table:table-cell table:number-columns-repeated="3"/>
        </table:table-row>
        <table:table-row table:style-name="ro1">
          <table:table-cell table:formula="of:=+[.$C$19]/10+[.A132]" office:value-type="float" office:value="99000000" calcext:value-type="float">
            <text:p>99,000,000</text:p>
          </table:table-cell>
          <table:table-cell table:formula="of:=+[.A133]/[.$C$19]" office:value-type="percentage" office:value="9.9" calcext:value-type="percentage">
            <text:p>990.00%</text:p>
          </table:table-cell>
          <table:table-cell table:style-name="ce9" table:formula="of:=[.$C$21]*EXP(-[.$C$18]*([.B133]*[.$C$19]))" office:value-type="float" office:value="0.00000012028097977221" calcext:value-type="float">
            <text:p>0.0000001</text:p>
          </table:table-cell>
          <table:table-cell table:number-columns-repeated="3"/>
        </table:table-row>
        <table:table-row table:style-name="ro1">
          <table:table-cell table:formula="of:=+[.$C$19]/10+[.A133]" office:value-type="float" office:value="100000000" calcext:value-type="float">
            <text:p>100,000,000</text:p>
          </table:table-cell>
          <table:table-cell table:formula="of:=+[.A134]/[.$C$19]" office:value-type="percentage" office:value="10" calcext:value-type="percentage">
            <text:p>1000.00%</text:p>
          </table:table-cell>
          <table:table-cell table:style-name="ce9" table:formula="of:=[.$C$21]*EXP(-[.$C$18]*([.B134]*[.$C$19]))" office:value-type="float" office:value="0.0000001024" calcext:value-type="float">
            <text:p>0.0000001</text:p>
          </table:table-cell>
          <table:table-cell table:number-columns-repeated="3"/>
        </table:table-row>
      </table:table>
      <table:table table:name="10e7 vs 10e8" table:style-name="ta1">
        <table:shapes>
          <draw:frame draw:z-index="0" draw:style-name="gr1" draw:text-style-name="P1" svg:width="6.2988in" svg:height="3.5429in" svg:x="3.0362in" svg:y="7.4768in">
            <draw:object draw:notify-on-update-of-ranges="'10e7 vs 10e8'.J13:'10e7 vs 10e8'.J114 '10e7 vs 10e8'.K12:'10e7 vs 10e8'.K12 '10e7 vs 10e8'.K13:'10e7 vs 10e8'.K114 '10e7 vs 10e8'.J13:'10e7 vs 10e8'.J114 '10e7 vs 10e8'.L12:'10e7 vs 10e8'.L12 '10e7 vs 10e8'.L13:'10e7 vs 10e8'.L1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ce1"/>
        <table:table-column table:style-name="co1" table:default-cell-style-name="ce4"/>
        <table:table-column table:style-name="co1" table:number-columns-repeated="2" table:default-cell-style-name="ce2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table:style-name="Default" table:number-columns-repeated="4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Default"/>
          <table:table-cell table:style-name="ce2"/>
          <table:table-cell table:style-name="Default" table:number-columns-repeated="2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lin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arget</text:p>
          </table:table-cell>
          <table:table-cell table:style-name="ce2" table:formula="of:=+[.B8]/EXP(1)" office:value-type="float" office:value="0.0000919698602928606" calcext:value-type="float">
            <text:p>9.20E-05</text:p>
          </table:table-cell>
          <table:table-cell table:style-name="Default"/>
          <table:table-cell table:style-name="Default" office:value-type="string" calcext:value-type="string">
            <text:p>steps</text:p>
          </table:table-cell>
          <table:table-cell table:style-name="ce2" office:value-type="float" office:value="10000000" calcext:value-type="float">
            <text:p>1.00E+07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delta</text:p>
          </table:table-cell>
          <table:table-cell table:style-name="Default" table:formula="of:=+1/[.B6]*LN([.B8]/[.B4])" office:value-type="float" office:value="0.0000001" calcext:value-type="float">
            <text:p>0.0000001</text:p>
          </table:table-cell>
          <table:table-cell table:style-name="Default"/>
          <table:table-cell table:style-name="Default" office:value-type="string" calcext:value-type="string">
            <text:p>start value</text:p>
          </table:table-cell>
          <table:table-cell table:style-name="ce2" office:value-type="float" office:value="0.00025" calcext:value-type="float">
            <text:p>2.50E-04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x_t</text:p>
          </table:table-cell>
          <table:table-cell table:style-name="ce1" office:value-type="float" office:value="10000000" calcext:value-type="float">
            <text:p>10,000,000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x</text:p>
          </table:table-cell>
          <table:table-cell table:style-name="ce1" office:value-type="float" office:value="750000" calcext:value-type="float">
            <text:p>750,000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F_0</text:p>
          </table:table-cell>
          <table:table-cell table:style-name="ce2" office:value-type="float" office:value="0.00025" calcext:value-type="float">
            <text:p>2.50E-04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(x)</text:p>
          </table:table-cell>
          <table:table-cell table:style-name="Default"/>
          <table:table-cell office:value-type="string" calcext:value-type="string">
            <text:p>p</text:p>
          </table:table-cell>
          <table:table-cell office:value-type="string" calcext:value-type="string">
            <text:p>lin</text:p>
          </table:table-cell>
          <table:table-cell table:number-columns-repeated="3"/>
          <table:table-cell table:style-name="Default" table:formula="of:=+[.A12]" office:value-type="string" office:string-value="x" calcext:value-type="string">
            <text:p>x</text:p>
          </table:table-cell>
          <table:table-cell table:style-name="Default" table:formula="of:=+[.C12]" office:value-type="string" office:string-value="f(x)" calcext:value-type="string">
            <text:p>f(x)</text:p>
          </table:table-cell>
          <table:table-cell table:style-name="Default" table:formula="of:=+[.F12]" office:value-type="string" office:string-value="lin" calcext:value-type="string">
            <text:p>lin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formula="of:=+[.A13]/[.$B$6]" office:value-type="percentage" office:value="0" calcext:value-type="percentage">
            <text:p>0.00%</text:p>
          </table:table-cell>
          <table:table-cell table:formula="of:=[.$B$8]*EXP(-[.$B$5]*([.B13]*[.$B$6]))" office:value-type="float" office:value="0.00025" calcext:value-type="float">
            <text:p>2.50E-04</text:p>
          </table:table-cell>
          <table:table-cell table:style-name="Default"/>
          <table:table-cell table:formula="of:=+[.A13]/[.$E$4]" office:value-type="float" office:value="0" calcext:value-type="float">
            <text:p>0</text:p>
          </table:table-cell>
          <table:table-cell table:style-name="ce2" table:formula="of:=MAX(0;[.$E$5]*(1-[.E13]))" office:value-type="float" office:value="0.00025" calcext:value-type="float">
            <text:p>2.50E-04</text:p>
          </table:table-cell>
          <table:table-cell table:number-columns-repeated="3"/>
          <table:table-cell table:formula="of:=+[.A13]" office:value-type="float" office:value="0" calcext:value-type="float">
            <text:p>0</text:p>
          </table:table-cell>
          <table:table-cell table:formula="of:=+[.C13]" office:value-type="float" office:value="0.00025" calcext:value-type="float">
            <text:p>2.50E-04</text:p>
          </table:table-cell>
          <table:table-cell table:formula="of:=+[.F13]" office:value-type="float" office:value="0.00025" calcext:value-type="float">
            <text:p>2.50E-04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formula="of:=+[.A14]/[.$B$6]" office:value-type="percentage" office:value="0.0000001" calcext:value-type="percentage">
            <text:p>0.00%</text:p>
          </table:table-cell>
          <table:table-cell table:formula="of:=[.$B$8]*EXP(-[.$B$5]*([.B14]*[.$B$6]))" office:value-type="float" office:value="0.000249999975000001" calcext:value-type="float">
            <text:p>2.50E-04</text:p>
          </table:table-cell>
          <table:table-cell table:style-name="Default" table:formula="of:=+[.C14]-[.C13]" office:value-type="float" office:value="-0.00000000002499999876" calcext:value-type="float">
            <text:p>-2.49999987616926E-11</text:p>
          </table:table-cell>
          <table:table-cell table:formula="of:=+[.A14]/[.$E$4]" office:value-type="float" office:value="0.0000001" calcext:value-type="float">
            <text:p>0.0000001</text:p>
          </table:table-cell>
          <table:table-cell table:style-name="ce2" table:formula="of:=MAX(0;[.$E$5]*(1-[.E14]))" office:value-type="float" office:value="0.000249999975" calcext:value-type="float">
            <text:p>2.50E-04</text:p>
          </table:table-cell>
          <table:table-cell table:formula="of:=+[.F14]-[.F13]" office:value-type="float" office:value="-0.00000000002500000001" calcext:value-type="float">
            <text:p>-2.50000000085251E-11</text:p>
          </table:table-cell>
          <table:table-cell table:number-columns-repeated="5"/>
        </table:table-row>
        <table:table-row table:style-name="ro1">
          <table:table-cell table:formula="of:=+[.$B$6]/10+[.A13]" office:value-type="float" office:value="1000000" calcext:value-type="float">
            <text:p>1,000,000</text:p>
          </table:table-cell>
          <table:table-cell table:formula="of:=+[.A15]/[.$B$6]" office:value-type="percentage" office:value="0.1" calcext:value-type="percentage">
            <text:p>10.00%</text:p>
          </table:table-cell>
          <table:table-cell table:formula="of:=[.$B$8]*EXP(-[.$B$5]*([.B15]*[.$B$6]))" office:value-type="float" office:value="0.00022620935450899" calcext:value-type="float">
            <text:p>2.26E-04</text:p>
          </table:table-cell>
          <table:table-cell table:style-name="Default"/>
          <table:table-cell table:formula="of:=+[.A15]/[.$E$4]" office:value-type="float" office:value="0.1" calcext:value-type="float">
            <text:p>0.1</text:p>
          </table:table-cell>
          <table:table-cell table:style-name="ce2" table:formula="of:=MAX(0;[.$E$5]*(1-[.E15]))" office:value-type="float" office:value="0.000225" calcext:value-type="float">
            <text:p>2.25E-04</text:p>
          </table:table-cell>
          <table:table-cell table:number-columns-repeated="3"/>
          <table:table-cell table:formula="of:=+[.A15]" office:value-type="float" office:value="1000000" calcext:value-type="float">
            <text:p>1,000,000</text:p>
          </table:table-cell>
          <table:table-cell table:formula="of:=+[.C15]" office:value-type="float" office:value="0.00022620935450899" calcext:value-type="float">
            <text:p>2.26E-04</text:p>
          </table:table-cell>
          <table:table-cell table:formula="of:=+[.F15]" office:value-type="float" office:value="0.000225" calcext:value-type="float">
            <text:p>2.25E-04</text:p>
          </table:table-cell>
        </table:table-row>
        <table:table-row table:style-name="ro1">
          <table:table-cell table:formula="of:=+[.$B$6]/10+[.A15]" office:value-type="float" office:value="2000000" calcext:value-type="float">
            <text:p>2,000,000</text:p>
          </table:table-cell>
          <table:table-cell table:formula="of:=+[.A16]/[.$B$6]" office:value-type="percentage" office:value="0.2" calcext:value-type="percentage">
            <text:p>20.00%</text:p>
          </table:table-cell>
          <table:table-cell table:formula="of:=[.$B$8]*EXP(-[.$B$5]*([.B16]*[.$B$6]))" office:value-type="float" office:value="0.000204682688269495" calcext:value-type="float">
            <text:p>2.05E-04</text:p>
          </table:table-cell>
          <table:table-cell table:style-name="Default"/>
          <table:table-cell table:formula="of:=+[.A16]/[.$E$4]" office:value-type="float" office:value="0.2" calcext:value-type="float">
            <text:p>0.2</text:p>
          </table:table-cell>
          <table:table-cell table:style-name="ce2" table:formula="of:=MAX(0;[.$E$5]*(1-[.E16]))" office:value-type="float" office:value="0.0002" calcext:value-type="float">
            <text:p>2.00E-04</text:p>
          </table:table-cell>
          <table:table-cell table:number-columns-repeated="3"/>
          <table:table-cell table:formula="of:=+[.A16]" office:value-type="float" office:value="2000000" calcext:value-type="float">
            <text:p>2,000,000</text:p>
          </table:table-cell>
          <table:table-cell table:formula="of:=+[.C16]" office:value-type="float" office:value="0.000204682688269495" calcext:value-type="float">
            <text:p>2.05E-04</text:p>
          </table:table-cell>
          <table:table-cell table:formula="of:=+[.F16]" office:value-type="float" office:value="0.0002" calcext:value-type="float">
            <text:p>2.00E-04</text:p>
          </table:table-cell>
        </table:table-row>
        <table:table-row table:style-name="ro1">
          <table:table-cell table:formula="of:=+[.$B$6]/10+[.A16]" office:value-type="float" office:value="3000000" calcext:value-type="float">
            <text:p>3,000,000</text:p>
          </table:table-cell>
          <table:table-cell table:formula="of:=+[.A17]/[.$B$6]" office:value-type="percentage" office:value="0.3" calcext:value-type="percentage">
            <text:p>30.00%</text:p>
          </table:table-cell>
          <table:table-cell table:formula="of:=[.$B$8]*EXP(-[.$B$5]*([.B17]*[.$B$6]))" office:value-type="float" office:value="0.000185204555170429" calcext:value-type="float">
            <text:p>1.85E-04</text:p>
          </table:table-cell>
          <table:table-cell table:style-name="Default"/>
          <table:table-cell table:formula="of:=+[.A17]/[.$E$4]" office:value-type="float" office:value="0.3" calcext:value-type="float">
            <text:p>0.3</text:p>
          </table:table-cell>
          <table:table-cell table:style-name="ce2" table:formula="of:=MAX(0;[.$E$5]*(1-[.E17]))" office:value-type="float" office:value="0.000175" calcext:value-type="float">
            <text:p>1.75E-04</text:p>
          </table:table-cell>
          <table:table-cell table:number-columns-repeated="3"/>
          <table:table-cell table:formula="of:=+[.A17]" office:value-type="float" office:value="3000000" calcext:value-type="float">
            <text:p>3,000,000</text:p>
          </table:table-cell>
          <table:table-cell table:formula="of:=+[.C17]" office:value-type="float" office:value="0.000185204555170429" calcext:value-type="float">
            <text:p>1.85E-04</text:p>
          </table:table-cell>
          <table:table-cell table:formula="of:=+[.F17]" office:value-type="float" office:value="0.000175" calcext:value-type="float">
            <text:p>1.75E-04</text:p>
          </table:table-cell>
        </table:table-row>
        <table:table-row table:style-name="ro1">
          <table:table-cell table:formula="of:=+[.$B$6]/10+[.A17]" office:value-type="float" office:value="4000000" calcext:value-type="float">
            <text:p>4,000,000</text:p>
          </table:table-cell>
          <table:table-cell table:formula="of:=+[.A18]/[.$B$6]" office:value-type="percentage" office:value="0.4" calcext:value-type="percentage">
            <text:p>40.00%</text:p>
          </table:table-cell>
          <table:table-cell table:formula="of:=[.$B$8]*EXP(-[.$B$5]*([.B18]*[.$B$6]))" office:value-type="float" office:value="0.00016758001150891" calcext:value-type="float">
            <text:p>1.68E-04</text:p>
          </table:table-cell>
          <table:table-cell table:style-name="Default"/>
          <table:table-cell table:formula="of:=+[.A18]/[.$E$4]" office:value-type="float" office:value="0.4" calcext:value-type="float">
            <text:p>0.4</text:p>
          </table:table-cell>
          <table:table-cell table:style-name="ce2" table:formula="of:=MAX(0;[.$E$5]*(1-[.E18]))" office:value-type="float" office:value="0.00015" calcext:value-type="float">
            <text:p>1.50E-04</text:p>
          </table:table-cell>
          <table:table-cell table:number-columns-repeated="3"/>
          <table:table-cell table:formula="of:=+[.A18]" office:value-type="float" office:value="4000000" calcext:value-type="float">
            <text:p>4,000,000</text:p>
          </table:table-cell>
          <table:table-cell table:formula="of:=+[.C18]" office:value-type="float" office:value="0.00016758001150891" calcext:value-type="float">
            <text:p>1.68E-04</text:p>
          </table:table-cell>
          <table:table-cell table:formula="of:=+[.F18]" office:value-type="float" office:value="0.00015" calcext:value-type="float">
            <text:p>1.50E-04</text:p>
          </table:table-cell>
        </table:table-row>
        <table:table-row table:style-name="ro1">
          <table:table-cell table:formula="of:=+[.$B$6]/10+[.A18]" office:value-type="float" office:value="5000000" calcext:value-type="float">
            <text:p>5,000,000</text:p>
          </table:table-cell>
          <table:table-cell table:formula="of:=+[.A19]/[.$B$6]" office:value-type="percentage" office:value="0.5" calcext:value-type="percentage">
            <text:p>50.00%</text:p>
          </table:table-cell>
          <table:table-cell table:formula="of:=[.$B$8]*EXP(-[.$B$5]*([.B19]*[.$B$6]))" office:value-type="float" office:value="0.000151632664928158" calcext:value-type="float">
            <text:p>1.52E-04</text:p>
          </table:table-cell>
          <table:table-cell table:style-name="Default"/>
          <table:table-cell table:formula="of:=+[.A19]/[.$E$4]" office:value-type="float" office:value="0.5" calcext:value-type="float">
            <text:p>0.5</text:p>
          </table:table-cell>
          <table:table-cell table:style-name="ce2" table:formula="of:=MAX(0;[.$E$5]*(1-[.E19]))" office:value-type="float" office:value="0.000125" calcext:value-type="float">
            <text:p>1.25E-04</text:p>
          </table:table-cell>
          <table:table-cell table:number-columns-repeated="3"/>
          <table:table-cell table:formula="of:=+[.A19]" office:value-type="float" office:value="5000000" calcext:value-type="float">
            <text:p>5,000,000</text:p>
          </table:table-cell>
          <table:table-cell table:formula="of:=+[.C19]" office:value-type="float" office:value="0.000151632664928158" calcext:value-type="float">
            <text:p>1.52E-04</text:p>
          </table:table-cell>
          <table:table-cell table:formula="of:=+[.F19]" office:value-type="float" office:value="0.000125" calcext:value-type="float">
            <text:p>1.25E-04</text:p>
          </table:table-cell>
        </table:table-row>
        <table:table-row table:style-name="ro1">
          <table:table-cell table:formula="of:=+[.$B$6]/10+[.A19]" office:value-type="float" office:value="6000000" calcext:value-type="float">
            <text:p>6,000,000</text:p>
          </table:table-cell>
          <table:table-cell table:formula="of:=+[.A20]/[.$B$6]" office:value-type="percentage" office:value="0.6" calcext:value-type="percentage">
            <text:p>60.00%</text:p>
          </table:table-cell>
          <table:table-cell table:formula="of:=[.$B$8]*EXP(-[.$B$5]*([.B20]*[.$B$6]))" office:value-type="float" office:value="0.000137202909023507" calcext:value-type="float">
            <text:p>1.37E-04</text:p>
          </table:table-cell>
          <table:table-cell table:style-name="Default"/>
          <table:table-cell table:formula="of:=+[.A20]/[.$E$4]" office:value-type="float" office:value="0.6" calcext:value-type="float">
            <text:p>0.6</text:p>
          </table:table-cell>
          <table:table-cell table:style-name="ce2" table:formula="of:=MAX(0;[.$E$5]*(1-[.E20]))" office:value-type="float" office:value="0.0001" calcext:value-type="float">
            <text:p>1.00E-04</text:p>
          </table:table-cell>
          <table:table-cell table:number-columns-repeated="3"/>
          <table:table-cell table:formula="of:=+[.A20]" office:value-type="float" office:value="6000000" calcext:value-type="float">
            <text:p>6,000,000</text:p>
          </table:table-cell>
          <table:table-cell table:formula="of:=+[.C20]" office:value-type="float" office:value="0.000137202909023507" calcext:value-type="float">
            <text:p>1.37E-04</text:p>
          </table:table-cell>
          <table:table-cell table:formula="of:=+[.F20]" office:value-type="float" office:value="0.0001" calcext:value-type="float">
            <text:p>1.00E-04</text:p>
          </table:table-cell>
        </table:table-row>
        <table:table-row table:style-name="ro1">
          <table:table-cell table:formula="of:=+[.$B$6]/10+[.A20]" office:value-type="float" office:value="7000000" calcext:value-type="float">
            <text:p>7,000,000</text:p>
          </table:table-cell>
          <table:table-cell table:formula="of:=+[.A21]/[.$B$6]" office:value-type="percentage" office:value="0.7" calcext:value-type="percentage">
            <text:p>70.00%</text:p>
          </table:table-cell>
          <table:table-cell table:formula="of:=[.$B$8]*EXP(-[.$B$5]*([.B21]*[.$B$6]))" office:value-type="float" office:value="0.000124146325947852" calcext:value-type="float">
            <text:p>1.24E-04</text:p>
          </table:table-cell>
          <table:table-cell table:style-name="Default"/>
          <table:table-cell table:formula="of:=+[.A21]/[.$E$4]" office:value-type="float" office:value="0.7" calcext:value-type="float">
            <text:p>0.7</text:p>
          </table:table-cell>
          <table:table-cell table:style-name="ce2" table:formula="of:=MAX(0;[.$E$5]*(1-[.E21]))" office:value-type="float" office:value="0.000075" calcext:value-type="float">
            <text:p>7.50E-05</text:p>
          </table:table-cell>
          <table:table-cell table:number-columns-repeated="3"/>
          <table:table-cell table:formula="of:=+[.A21]" office:value-type="float" office:value="7000000" calcext:value-type="float">
            <text:p>7,000,000</text:p>
          </table:table-cell>
          <table:table-cell table:formula="of:=+[.C21]" office:value-type="float" office:value="0.000124146325947852" calcext:value-type="float">
            <text:p>1.24E-04</text:p>
          </table:table-cell>
          <table:table-cell table:formula="of:=+[.F21]" office:value-type="float" office:value="0.000075" calcext:value-type="float">
            <text:p>7.50E-05</text:p>
          </table:table-cell>
        </table:table-row>
        <table:table-row table:style-name="ro1">
          <table:table-cell table:formula="of:=+[.$B$6]/10+[.A21]" office:value-type="float" office:value="8000000" calcext:value-type="float">
            <text:p>8,000,000</text:p>
          </table:table-cell>
          <table:table-cell table:formula="of:=+[.A22]/[.$B$6]" office:value-type="percentage" office:value="0.8" calcext:value-type="percentage">
            <text:p>80.00%</text:p>
          </table:table-cell>
          <table:table-cell table:formula="of:=[.$B$8]*EXP(-[.$B$5]*([.B22]*[.$B$6]))" office:value-type="float" office:value="0.000112332241029305" calcext:value-type="float">
            <text:p>1.12E-04</text:p>
          </table:table-cell>
          <table:table-cell table:style-name="Default"/>
          <table:table-cell table:formula="of:=+[.A22]/[.$E$4]" office:value-type="float" office:value="0.8" calcext:value-type="float">
            <text:p>0.8</text:p>
          </table:table-cell>
          <table:table-cell table:style-name="ce2" table:formula="of:=MAX(0;[.$E$5]*(1-[.E22]))" office:value-type="float" office:value="0.00005" calcext:value-type="float">
            <text:p>5.00E-05</text:p>
          </table:table-cell>
          <table:table-cell table:number-columns-repeated="3"/>
          <table:table-cell table:formula="of:=+[.A22]" office:value-type="float" office:value="8000000" calcext:value-type="float">
            <text:p>8,000,000</text:p>
          </table:table-cell>
          <table:table-cell table:formula="of:=+[.C22]" office:value-type="float" office:value="0.000112332241029305" calcext:value-type="float">
            <text:p>1.12E-04</text:p>
          </table:table-cell>
          <table:table-cell table:formula="of:=+[.F22]" office:value-type="float" office:value="0.00005" calcext:value-type="float">
            <text:p>5.00E-05</text:p>
          </table:table-cell>
        </table:table-row>
        <table:table-row table:style-name="ro1">
          <table:table-cell table:formula="of:=+[.$B$6]/10+[.A22]" office:value-type="float" office:value="9000000" calcext:value-type="float">
            <text:p>9,000,000</text:p>
          </table:table-cell>
          <table:table-cell table:formula="of:=+[.A23]/[.$B$6]" office:value-type="percentage" office:value="0.9" calcext:value-type="percentage">
            <text:p>90.00%</text:p>
          </table:table-cell>
          <table:table-cell table:formula="of:=[.$B$8]*EXP(-[.$B$5]*([.B23]*[.$B$6]))" office:value-type="float" office:value="0.00010164241493515" calcext:value-type="float">
            <text:p>1.02E-04</text:p>
          </table:table-cell>
          <table:table-cell table:style-name="Default"/>
          <table:table-cell table:formula="of:=+[.A23]/[.$E$4]" office:value-type="float" office:value="0.9" calcext:value-type="float">
            <text:p>0.9</text:p>
          </table:table-cell>
          <table:table-cell table:style-name="ce2" table:formula="of:=MAX(0;[.$E$5]*(1-[.E23]))" office:value-type="float" office:value="0.000025" calcext:value-type="float">
            <text:p>2.50E-05</text:p>
          </table:table-cell>
          <table:table-cell table:number-columns-repeated="3"/>
          <table:table-cell table:formula="of:=+[.A23]" office:value-type="float" office:value="9000000" calcext:value-type="float">
            <text:p>9,000,000</text:p>
          </table:table-cell>
          <table:table-cell table:formula="of:=+[.C23]" office:value-type="float" office:value="0.00010164241493515" calcext:value-type="float">
            <text:p>1.02E-04</text:p>
          </table:table-cell>
          <table:table-cell table:formula="of:=+[.F23]" office:value-type="float" office:value="0.000025" calcext:value-type="float">
            <text:p>2.50E-05</text:p>
          </table:table-cell>
        </table:table-row>
        <table:table-row table:style-name="ro1">
          <table:table-cell table:formula="of:=+[.$B$6]/10+[.A23]" office:value-type="float" office:value="10000000" calcext:value-type="float">
            <text:p>10,000,000</text:p>
          </table:table-cell>
          <table:table-cell table:formula="of:=+[.A24]/[.$B$6]" office:value-type="percentage" office:value="1" calcext:value-type="percentage">
            <text:p>100.00%</text:p>
          </table:table-cell>
          <table:table-cell table:formula="of:=[.$B$8]*EXP(-[.$B$5]*([.B24]*[.$B$6]))" office:value-type="float" office:value="0.0000919698602928606" calcext:value-type="float">
            <text:p>9.20E-05</text:p>
          </table:table-cell>
          <table:table-cell table:style-name="Default"/>
          <table:table-cell table:formula="of:=+[.A24]/[.$E$4]" office:value-type="float" office:value="1" calcext:value-type="float">
            <text:p>1</text:p>
          </table:table-cell>
          <table:table-cell table:style-name="ce2" table:formula="of:=MAX(0;[.$E$5]*(1-[.E24]))" office:value-type="float" office:value="0" calcext:value-type="float">
            <text:p>0.00E+00</text:p>
          </table:table-cell>
          <table:table-cell table:number-columns-repeated="3"/>
          <table:table-cell table:style-name="ce10" table:formula="of:=+[.A24]" office:value-type="float" office:value="10000000" calcext:value-type="float">
            <text:p>10,000,000</text:p>
          </table:table-cell>
          <table:table-cell table:style-name="ce11" table:formula="of:=+[.C24]" office:value-type="float" office:value="0.0000919698602928606" calcext:value-type="float">
            <text:p>9.20E-05</text:p>
          </table:table-cell>
          <table:table-cell table:style-name="ce11" table:formula="of:=+[.F24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24]" office:value-type="float" office:value="11000000" calcext:value-type="float">
            <text:p>11,000,000</text:p>
          </table:table-cell>
          <table:table-cell table:formula="of:=+[.A25]/[.$B$6]" office:value-type="percentage" office:value="1.1" calcext:value-type="percentage">
            <text:p>110.00%</text:p>
          </table:table-cell>
          <table:table-cell table:formula="of:=[.$B$8]*EXP(-[.$B$5]*([.B25]*[.$B$6]))" office:value-type="float" office:value="0.0000832177709245199" calcext:value-type="float">
            <text:p>8.32E-05</text:p>
          </table:table-cell>
          <table:table-cell/>
          <table:table-cell table:formula="of:=+[.A25]/[.$E$4]" office:value-type="float" office:value="1.1" calcext:value-type="float">
            <text:p>1.1</text:p>
          </table:table-cell>
          <table:table-cell table:style-name="ce2" table:formula="of:=MAX(0;[.$E$5]*(1-[.E25]))" office:value-type="float" office:value="0" calcext:value-type="float">
            <text:p>0.00E+00</text:p>
          </table:table-cell>
          <table:table-cell table:number-columns-repeated="3"/>
          <table:table-cell table:formula="of:=+[.A25]" office:value-type="float" office:value="11000000" calcext:value-type="float">
            <text:p>11,000,000</text:p>
          </table:table-cell>
          <table:table-cell table:formula="of:=+[.C25]" office:value-type="float" office:value="0.0000832177709245199" calcext:value-type="float">
            <text:p>8.32E-05</text:p>
          </table:table-cell>
          <table:table-cell table:formula="of:=+[.F25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25]" office:value-type="float" office:value="12000000" calcext:value-type="float">
            <text:p>12,000,000</text:p>
          </table:table-cell>
          <table:table-cell table:formula="of:=+[.A26]/[.$B$6]" office:value-type="percentage" office:value="1.2" calcext:value-type="percentage">
            <text:p>120.00%</text:p>
          </table:table-cell>
          <table:table-cell table:formula="of:=[.$B$8]*EXP(-[.$B$5]*([.B26]*[.$B$6]))" office:value-type="float" office:value="0.0000752985529780505" calcext:value-type="float">
            <text:p>7.53E-05</text:p>
          </table:table-cell>
          <table:table-cell/>
          <table:table-cell table:formula="of:=+[.A26]/[.$E$4]" office:value-type="float" office:value="1.2" calcext:value-type="float">
            <text:p>1.2</text:p>
          </table:table-cell>
          <table:table-cell table:style-name="ce2" table:formula="of:=MAX(0;[.$E$5]*(1-[.E26]))" office:value-type="float" office:value="0" calcext:value-type="float">
            <text:p>0.00E+00</text:p>
          </table:table-cell>
          <table:table-cell table:number-columns-repeated="3"/>
          <table:table-cell table:formula="of:=+[.A26]" office:value-type="float" office:value="12000000" calcext:value-type="float">
            <text:p>12,000,000</text:p>
          </table:table-cell>
          <table:table-cell table:formula="of:=+[.C26]" office:value-type="float" office:value="0.0000752985529780505" calcext:value-type="float">
            <text:p>7.53E-05</text:p>
          </table:table-cell>
          <table:table-cell table:formula="of:=+[.F26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26]" office:value-type="float" office:value="13000000" calcext:value-type="float">
            <text:p>13,000,000</text:p>
          </table:table-cell>
          <table:table-cell table:formula="of:=+[.A27]/[.$B$6]" office:value-type="percentage" office:value="1.3" calcext:value-type="percentage">
            <text:p>130.00%</text:p>
          </table:table-cell>
          <table:table-cell table:formula="of:=[.$B$8]*EXP(-[.$B$5]*([.B27]*[.$B$6]))" office:value-type="float" office:value="0.0000681329482585031" calcext:value-type="float">
            <text:p>6.81E-05</text:p>
          </table:table-cell>
          <table:table-cell/>
          <table:table-cell table:formula="of:=+[.A27]/[.$E$4]" office:value-type="float" office:value="1.3" calcext:value-type="float">
            <text:p>1.3</text:p>
          </table:table-cell>
          <table:table-cell table:style-name="ce2" table:formula="of:=MAX(0;[.$E$5]*(1-[.E27]))" office:value-type="float" office:value="0" calcext:value-type="float">
            <text:p>0.00E+00</text:p>
          </table:table-cell>
          <table:table-cell table:number-columns-repeated="3"/>
          <table:table-cell table:formula="of:=+[.A27]" office:value-type="float" office:value="13000000" calcext:value-type="float">
            <text:p>13,000,000</text:p>
          </table:table-cell>
          <table:table-cell table:formula="of:=+[.C27]" office:value-type="float" office:value="0.0000681329482585031" calcext:value-type="float">
            <text:p>6.81E-05</text:p>
          </table:table-cell>
          <table:table-cell table:formula="of:=+[.F27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27]" office:value-type="float" office:value="14000000" calcext:value-type="float">
            <text:p>14,000,000</text:p>
          </table:table-cell>
          <table:table-cell table:formula="of:=+[.A28]/[.$B$6]" office:value-type="percentage" office:value="1.4" calcext:value-type="percentage">
            <text:p>140.00%</text:p>
          </table:table-cell>
          <table:table-cell table:formula="of:=[.$B$8]*EXP(-[.$B$5]*([.B28]*[.$B$6]))" office:value-type="float" office:value="0.0000616492409854016" calcext:value-type="float">
            <text:p>6.16E-05</text:p>
          </table:table-cell>
          <table:table-cell/>
          <table:table-cell table:formula="of:=+[.A28]/[.$E$4]" office:value-type="float" office:value="1.4" calcext:value-type="float">
            <text:p>1.4</text:p>
          </table:table-cell>
          <table:table-cell table:style-name="ce2" table:formula="of:=MAX(0;[.$E$5]*(1-[.E28]))" office:value-type="float" office:value="0" calcext:value-type="float">
            <text:p>0.00E+00</text:p>
          </table:table-cell>
          <table:table-cell table:number-columns-repeated="3"/>
          <table:table-cell table:formula="of:=+[.A28]" office:value-type="float" office:value="14000000" calcext:value-type="float">
            <text:p>14,000,000</text:p>
          </table:table-cell>
          <table:table-cell table:formula="of:=+[.C28]" office:value-type="float" office:value="0.0000616492409854016" calcext:value-type="float">
            <text:p>6.16E-05</text:p>
          </table:table-cell>
          <table:table-cell table:formula="of:=+[.F28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28]" office:value-type="float" office:value="15000000" calcext:value-type="float">
            <text:p>15,000,000</text:p>
          </table:table-cell>
          <table:table-cell table:formula="of:=+[.A29]/[.$B$6]" office:value-type="percentage" office:value="1.5" calcext:value-type="percentage">
            <text:p>150.00%</text:p>
          </table:table-cell>
          <table:table-cell table:formula="of:=[.$B$8]*EXP(-[.$B$5]*([.B29]*[.$B$6]))" office:value-type="float" office:value="0.0000557825400371075" calcext:value-type="float">
            <text:p>5.58E-05</text:p>
          </table:table-cell>
          <table:table-cell/>
          <table:table-cell table:formula="of:=+[.A29]/[.$E$4]" office:value-type="float" office:value="1.5" calcext:value-type="float">
            <text:p>1.5</text:p>
          </table:table-cell>
          <table:table-cell table:style-name="ce2" table:formula="of:=MAX(0;[.$E$5]*(1-[.E29]))" office:value-type="float" office:value="0" calcext:value-type="float">
            <text:p>0.00E+00</text:p>
          </table:table-cell>
          <table:table-cell table:number-columns-repeated="3"/>
          <table:table-cell table:formula="of:=+[.A29]" office:value-type="float" office:value="15000000" calcext:value-type="float">
            <text:p>15,000,000</text:p>
          </table:table-cell>
          <table:table-cell table:formula="of:=+[.C29]" office:value-type="float" office:value="0.0000557825400371075" calcext:value-type="float">
            <text:p>5.58E-05</text:p>
          </table:table-cell>
          <table:table-cell table:formula="of:=+[.F29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29]" office:value-type="float" office:value="16000000" calcext:value-type="float">
            <text:p>16,000,000</text:p>
          </table:table-cell>
          <table:table-cell table:formula="of:=+[.A30]/[.$B$6]" office:value-type="percentage" office:value="1.6" calcext:value-type="percentage">
            <text:p>160.00%</text:p>
          </table:table-cell>
          <table:table-cell table:formula="of:=[.$B$8]*EXP(-[.$B$5]*([.B30]*[.$B$6]))" office:value-type="float" office:value="0.0000504741294986639" calcext:value-type="float">
            <text:p>5.05E-05</text:p>
          </table:table-cell>
          <table:table-cell/>
          <table:table-cell table:formula="of:=+[.A30]/[.$E$4]" office:value-type="float" office:value="1.6" calcext:value-type="float">
            <text:p>1.6</text:p>
          </table:table-cell>
          <table:table-cell table:style-name="ce2" table:formula="of:=MAX(0;[.$E$5]*(1-[.E30]))" office:value-type="float" office:value="0" calcext:value-type="float">
            <text:p>0.00E+00</text:p>
          </table:table-cell>
          <table:table-cell table:number-columns-repeated="3"/>
          <table:table-cell table:formula="of:=+[.A30]" office:value-type="float" office:value="16000000" calcext:value-type="float">
            <text:p>16,000,000</text:p>
          </table:table-cell>
          <table:table-cell table:formula="of:=+[.C30]" office:value-type="float" office:value="0.0000504741294986639" calcext:value-type="float">
            <text:p>5.05E-05</text:p>
          </table:table-cell>
          <table:table-cell table:formula="of:=+[.F30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30]" office:value-type="float" office:value="17000000" calcext:value-type="float">
            <text:p>17,000,000</text:p>
          </table:table-cell>
          <table:table-cell table:formula="of:=+[.A31]/[.$B$6]" office:value-type="percentage" office:value="1.7" calcext:value-type="percentage">
            <text:p>170.00%</text:p>
          </table:table-cell>
          <table:table-cell table:formula="of:=[.$B$8]*EXP(-[.$B$5]*([.B31]*[.$B$6]))" office:value-type="float" office:value="0.0000456708810131837" calcext:value-type="float">
            <text:p>4.57E-05</text:p>
          </table:table-cell>
          <table:table-cell/>
          <table:table-cell table:formula="of:=+[.A31]/[.$E$4]" office:value-type="float" office:value="1.7" calcext:value-type="float">
            <text:p>1.7</text:p>
          </table:table-cell>
          <table:table-cell table:style-name="ce2" table:formula="of:=MAX(0;[.$E$5]*(1-[.E31]))" office:value-type="float" office:value="0" calcext:value-type="float">
            <text:p>0.00E+00</text:p>
          </table:table-cell>
          <table:table-cell table:number-columns-repeated="3"/>
          <table:table-cell table:formula="of:=+[.A31]" office:value-type="float" office:value="17000000" calcext:value-type="float">
            <text:p>17,000,000</text:p>
          </table:table-cell>
          <table:table-cell table:formula="of:=+[.C31]" office:value-type="float" office:value="0.0000456708810131837" calcext:value-type="float">
            <text:p>4.57E-05</text:p>
          </table:table-cell>
          <table:table-cell table:formula="of:=+[.F31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31]" office:value-type="float" office:value="18000000" calcext:value-type="float">
            <text:p>18,000,000</text:p>
          </table:table-cell>
          <table:table-cell table:formula="of:=+[.A32]/[.$B$6]" office:value-type="percentage" office:value="1.8" calcext:value-type="percentage">
            <text:p>180.00%</text:p>
          </table:table-cell>
          <table:table-cell table:formula="of:=[.$B$8]*EXP(-[.$B$5]*([.B32]*[.$B$6]))" office:value-type="float" office:value="0.0000413247220553966" calcext:value-type="float">
            <text:p>4.13E-05</text:p>
          </table:table-cell>
          <table:table-cell/>
          <table:table-cell table:formula="of:=+[.A32]/[.$E$4]" office:value-type="float" office:value="1.8" calcext:value-type="float">
            <text:p>1.8</text:p>
          </table:table-cell>
          <table:table-cell table:style-name="ce2" table:formula="of:=MAX(0;[.$E$5]*(1-[.E32]))" office:value-type="float" office:value="0" calcext:value-type="float">
            <text:p>0.00E+00</text:p>
          </table:table-cell>
          <table:table-cell table:number-columns-repeated="3"/>
          <table:table-cell table:formula="of:=+[.A32]" office:value-type="float" office:value="18000000" calcext:value-type="float">
            <text:p>18,000,000</text:p>
          </table:table-cell>
          <table:table-cell table:formula="of:=+[.C32]" office:value-type="float" office:value="0.0000413247220553966" calcext:value-type="float">
            <text:p>4.13E-05</text:p>
          </table:table-cell>
          <table:table-cell table:formula="of:=+[.F32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32]" office:value-type="float" office:value="19000000" calcext:value-type="float">
            <text:p>19,000,000</text:p>
          </table:table-cell>
          <table:table-cell table:formula="of:=+[.A33]/[.$B$6]" office:value-type="percentage" office:value="1.9" calcext:value-type="percentage">
            <text:p>190.00%</text:p>
          </table:table-cell>
          <table:table-cell table:formula="of:=[.$B$8]*EXP(-[.$B$5]*([.B33]*[.$B$6]))" office:value-type="float" office:value="0.0000373921548056588" calcext:value-type="float">
            <text:p>3.74E-05</text:p>
          </table:table-cell>
          <table:table-cell/>
          <table:table-cell table:formula="of:=+[.A33]/[.$E$4]" office:value-type="float" office:value="1.9" calcext:value-type="float">
            <text:p>1.9</text:p>
          </table:table-cell>
          <table:table-cell table:style-name="ce2" table:formula="of:=MAX(0;[.$E$5]*(1-[.E33]))" office:value-type="float" office:value="0" calcext:value-type="float">
            <text:p>0.00E+00</text:p>
          </table:table-cell>
          <table:table-cell table:number-columns-repeated="3"/>
          <table:table-cell table:formula="of:=+[.A33]" office:value-type="float" office:value="19000000" calcext:value-type="float">
            <text:p>19,000,000</text:p>
          </table:table-cell>
          <table:table-cell table:formula="of:=+[.C33]" office:value-type="float" office:value="0.0000373921548056588" calcext:value-type="float">
            <text:p>3.74E-05</text:p>
          </table:table-cell>
          <table:table-cell table:formula="of:=+[.F33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33]" office:value-type="float" office:value="20000000" calcext:value-type="float">
            <text:p>20,000,000</text:p>
          </table:table-cell>
          <table:table-cell table:formula="of:=+[.A34]/[.$B$6]" office:value-type="percentage" office:value="2" calcext:value-type="percentage">
            <text:p>200.00%</text:p>
          </table:table-cell>
          <table:table-cell table:formula="of:=[.$B$8]*EXP(-[.$B$5]*([.B34]*[.$B$6]))" office:value-type="float" office:value="0.0000338338208091532" calcext:value-type="float">
            <text:p>3.38E-05</text:p>
          </table:table-cell>
          <table:table-cell/>
          <table:table-cell table:formula="of:=+[.A34]/[.$E$4]" office:value-type="float" office:value="2" calcext:value-type="float">
            <text:p>2</text:p>
          </table:table-cell>
          <table:table-cell table:style-name="ce2" table:formula="of:=MAX(0;[.$E$5]*(1-[.E34]))" office:value-type="float" office:value="0" calcext:value-type="float">
            <text:p>0.00E+00</text:p>
          </table:table-cell>
          <table:table-cell table:number-columns-repeated="3"/>
          <table:table-cell table:formula="of:=+[.A34]" office:value-type="float" office:value="20000000" calcext:value-type="float">
            <text:p>20,000,000</text:p>
          </table:table-cell>
          <table:table-cell table:formula="of:=+[.C34]" office:value-type="float" office:value="0.0000338338208091532" calcext:value-type="float">
            <text:p>3.38E-05</text:p>
          </table:table-cell>
          <table:table-cell table:formula="of:=+[.F34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34]" office:value-type="float" office:value="21000000" calcext:value-type="float">
            <text:p>21,000,000</text:p>
          </table:table-cell>
          <table:table-cell table:formula="of:=+[.A35]/[.$B$6]" office:value-type="percentage" office:value="2.1" calcext:value-type="percentage">
            <text:p>210.00%</text:p>
          </table:table-cell>
          <table:table-cell table:formula="of:=[.$B$8]*EXP(-[.$B$5]*([.B35]*[.$B$6]))" office:value-type="float" office:value="0.0000306141070632455" calcext:value-type="float">
            <text:p>3.06E-05</text:p>
          </table:table-cell>
          <table:table-cell table:number-columns-repeated="2"/>
          <table:table-cell table:style-name="ce2"/>
          <table:table-cell table:number-columns-repeated="3"/>
          <table:table-cell table:formula="of:=+[.A35]" office:value-type="float" office:value="21000000" calcext:value-type="float">
            <text:p>21,000,000</text:p>
          </table:table-cell>
          <table:table-cell table:formula="of:=+[.C35]" office:value-type="float" office:value="0.0000306141070632455" calcext:value-type="float">
            <text:p>3.06E-05</text:p>
          </table:table-cell>
          <table:table-cell table:formula="of:=+[.F35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35]" office:value-type="float" office:value="22000000" calcext:value-type="float">
            <text:p>22,000,000</text:p>
          </table:table-cell>
          <table:table-cell table:formula="of:=+[.A36]/[.$B$6]" office:value-type="percentage" office:value="2.2" calcext:value-type="percentage">
            <text:p>220.00%</text:p>
          </table:table-cell>
          <table:table-cell table:formula="of:=[.$B$8]*EXP(-[.$B$5]*([.B36]*[.$B$6]))" office:value-type="float" office:value="0.0000277007895905835" calcext:value-type="float">
            <text:p>2.77E-05</text:p>
          </table:table-cell>
          <table:table-cell table:number-columns-repeated="2"/>
          <table:table-cell table:style-name="ce2"/>
          <table:table-cell table:number-columns-repeated="3"/>
          <table:table-cell table:formula="of:=+[.A36]" office:value-type="float" office:value="22000000" calcext:value-type="float">
            <text:p>22,000,000</text:p>
          </table:table-cell>
          <table:table-cell table:formula="of:=+[.C36]" office:value-type="float" office:value="0.0000277007895905835" calcext:value-type="float">
            <text:p>2.77E-05</text:p>
          </table:table-cell>
          <table:table-cell table:formula="of:=+[.F36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36]" office:value-type="float" office:value="23000000" calcext:value-type="float">
            <text:p>23,000,000</text:p>
          </table:table-cell>
          <table:table-cell table:formula="of:=+[.A37]/[.$B$6]" office:value-type="percentage" office:value="2.3" calcext:value-type="percentage">
            <text:p>230.00%</text:p>
          </table:table-cell>
          <table:table-cell table:formula="of:=[.$B$8]*EXP(-[.$B$5]*([.B37]*[.$B$6]))" office:value-type="float" office:value="0.0000250647109307009" calcext:value-type="float">
            <text:p>2.51E-05</text:p>
          </table:table-cell>
          <table:table-cell table:number-columns-repeated="6"/>
          <table:table-cell table:formula="of:=+[.A37]" office:value-type="float" office:value="23000000" calcext:value-type="float">
            <text:p>23,000,000</text:p>
          </table:table-cell>
          <table:table-cell table:formula="of:=+[.C37]" office:value-type="float" office:value="0.0000250647109307009" calcext:value-type="float">
            <text:p>2.51E-05</text:p>
          </table:table-cell>
          <table:table-cell table:formula="of:=+[.F37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37]" office:value-type="float" office:value="24000000" calcext:value-type="float">
            <text:p>24,000,000</text:p>
          </table:table-cell>
          <table:table-cell table:formula="of:=+[.A38]/[.$B$6]" office:value-type="percentage" office:value="2.4" calcext:value-type="percentage">
            <text:p>240.00%</text:p>
          </table:table-cell>
          <table:table-cell table:formula="of:=[.$B$8]*EXP(-[.$B$5]*([.B38]*[.$B$6]))" office:value-type="float" office:value="0.0000226794883223531" calcext:value-type="float">
            <text:p>2.27E-05</text:p>
          </table:table-cell>
          <table:table-cell table:number-columns-repeated="6"/>
          <table:table-cell table:formula="of:=+[.A38]" office:value-type="float" office:value="24000000" calcext:value-type="float">
            <text:p>24,000,000</text:p>
          </table:table-cell>
          <table:table-cell table:formula="of:=+[.C38]" office:value-type="float" office:value="0.0000226794883223531" calcext:value-type="float">
            <text:p>2.27E-05</text:p>
          </table:table-cell>
          <table:table-cell table:formula="of:=+[.F38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38]" office:value-type="float" office:value="25000000" calcext:value-type="float">
            <text:p>25,000,000</text:p>
          </table:table-cell>
          <table:table-cell table:formula="of:=+[.A39]/[.$B$6]" office:value-type="percentage" office:value="2.5" calcext:value-type="percentage">
            <text:p>250.00%</text:p>
          </table:table-cell>
          <table:table-cell table:formula="of:=[.$B$8]*EXP(-[.$B$5]*([.B39]*[.$B$6]))" office:value-type="float" office:value="0.0000205212496559747" calcext:value-type="float">
            <text:p>2.05E-05</text:p>
          </table:table-cell>
          <table:table-cell table:number-columns-repeated="6"/>
          <table:table-cell table:formula="of:=+[.A39]" office:value-type="float" office:value="25000000" calcext:value-type="float">
            <text:p>25,000,000</text:p>
          </table:table-cell>
          <table:table-cell table:formula="of:=+[.C39]" office:value-type="float" office:value="0.0000205212496559747" calcext:value-type="float">
            <text:p>2.05E-05</text:p>
          </table:table-cell>
          <table:table-cell table:formula="of:=+[.F39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39]" office:value-type="float" office:value="26000000" calcext:value-type="float">
            <text:p>26,000,000</text:p>
          </table:table-cell>
          <table:table-cell table:formula="of:=+[.A40]/[.$B$6]" office:value-type="percentage" office:value="2.6" calcext:value-type="percentage">
            <text:p>260.00%</text:p>
          </table:table-cell>
          <table:table-cell table:formula="of:=[.$B$8]*EXP(-[.$B$5]*([.B40]*[.$B$6]))" office:value-type="float" office:value="0.0000185683945535835" calcext:value-type="float">
            <text:p>1.86E-05</text:p>
          </table:table-cell>
          <table:table-cell table:number-columns-repeated="6"/>
          <table:table-cell table:formula="of:=+[.A40]" office:value-type="float" office:value="26000000" calcext:value-type="float">
            <text:p>26,000,000</text:p>
          </table:table-cell>
          <table:table-cell table:formula="of:=+[.C40]" office:value-type="float" office:value="0.0000185683945535835" calcext:value-type="float">
            <text:p>1.86E-05</text:p>
          </table:table-cell>
          <table:table-cell table:formula="of:=+[.F40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40]" office:value-type="float" office:value="27000000" calcext:value-type="float">
            <text:p>27,000,000</text:p>
          </table:table-cell>
          <table:table-cell table:formula="of:=+[.A41]/[.$B$6]" office:value-type="percentage" office:value="2.7" calcext:value-type="percentage">
            <text:p>270.00%</text:p>
          </table:table-cell>
          <table:table-cell table:formula="of:=[.$B$8]*EXP(-[.$B$5]*([.B41]*[.$B$6]))" office:value-type="float" office:value="0.0000168013781849374" calcext:value-type="float">
            <text:p>1.68E-05</text:p>
          </table:table-cell>
          <table:table-cell table:number-columns-repeated="6"/>
          <table:table-cell table:formula="of:=+[.A41]" office:value-type="float" office:value="27000000" calcext:value-type="float">
            <text:p>27,000,000</text:p>
          </table:table-cell>
          <table:table-cell table:formula="of:=+[.C41]" office:value-type="float" office:value="0.0000168013781849374" calcext:value-type="float">
            <text:p>1.68E-05</text:p>
          </table:table-cell>
          <table:table-cell table:formula="of:=+[.F41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41]" office:value-type="float" office:value="28000000" calcext:value-type="float">
            <text:p>28,000,000</text:p>
          </table:table-cell>
          <table:table-cell table:formula="of:=+[.A42]/[.$B$6]" office:value-type="percentage" office:value="2.8" calcext:value-type="percentage">
            <text:p>280.00%</text:p>
          </table:table-cell>
          <table:table-cell table:formula="of:=[.$B$8]*EXP(-[.$B$5]*([.B42]*[.$B$6]))" office:value-type="float" office:value="0.0000152025156563045" calcext:value-type="float">
            <text:p>1.52E-05</text:p>
          </table:table-cell>
          <table:table-cell table:number-columns-repeated="6"/>
          <table:table-cell table:formula="of:=+[.A42]" office:value-type="float" office:value="28000000" calcext:value-type="float">
            <text:p>28,000,000</text:p>
          </table:table-cell>
          <table:table-cell table:formula="of:=+[.C42]" office:value-type="float" office:value="0.0000152025156563045" calcext:value-type="float">
            <text:p>1.52E-05</text:p>
          </table:table-cell>
          <table:table-cell table:formula="of:=+[.F42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42]" office:value-type="float" office:value="29000000" calcext:value-type="float">
            <text:p>29,000,000</text:p>
          </table:table-cell>
          <table:table-cell table:formula="of:=+[.A43]/[.$B$6]" office:value-type="percentage" office:value="2.9" calcext:value-type="percentage">
            <text:p>290.00%</text:p>
          </table:table-cell>
          <table:table-cell table:formula="of:=[.$B$8]*EXP(-[.$B$5]*([.B43]*[.$B$6]))" office:value-type="float" office:value="0.0000137558050141018" calcext:value-type="float">
            <text:p>1.38E-05</text:p>
          </table:table-cell>
          <table:table-cell table:number-columns-repeated="6"/>
          <table:table-cell table:formula="of:=+[.A43]" office:value-type="float" office:value="29000000" calcext:value-type="float">
            <text:p>29,000,000</text:p>
          </table:table-cell>
          <table:table-cell table:formula="of:=+[.C43]" office:value-type="float" office:value="0.0000137558050141018" calcext:value-type="float">
            <text:p>1.38E-05</text:p>
          </table:table-cell>
          <table:table-cell table:formula="of:=+[.F43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43]" office:value-type="float" office:value="30000000" calcext:value-type="float">
            <text:p>30,000,000</text:p>
          </table:table-cell>
          <table:table-cell table:formula="of:=+[.A44]/[.$B$6]" office:value-type="percentage" office:value="3" calcext:value-type="percentage">
            <text:p>300.00%</text:p>
          </table:table-cell>
          <table:table-cell table:formula="of:=[.$B$8]*EXP(-[.$B$5]*([.B44]*[.$B$6]))" office:value-type="float" office:value="0.000012446767091966" calcext:value-type="float">
            <text:p>1.24E-05</text:p>
          </table:table-cell>
          <table:table-cell table:number-columns-repeated="6"/>
          <table:table-cell table:formula="of:=+[.A44]" office:value-type="float" office:value="30000000" calcext:value-type="float">
            <text:p>30,000,000</text:p>
          </table:table-cell>
          <table:table-cell table:formula="of:=+[.C44]" office:value-type="float" office:value="0.000012446767091966" calcext:value-type="float">
            <text:p>1.24E-05</text:p>
          </table:table-cell>
          <table:table-cell table:formula="of:=+[.F44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44]" office:value-type="float" office:value="31000000" calcext:value-type="float">
            <text:p>31,000,000</text:p>
          </table:table-cell>
          <table:table-cell table:formula="of:=+[.A45]/[.$B$6]" office:value-type="percentage" office:value="3.1" calcext:value-type="percentage">
            <text:p>310.00%</text:p>
          </table:table-cell>
          <table:table-cell table:formula="of:=[.$B$8]*EXP(-[.$B$5]*([.B45]*[.$B$6]))" office:value-type="float" office:value="0.0000112623005983895" calcext:value-type="float">
            <text:p>1.13E-05</text:p>
          </table:table-cell>
          <table:table-cell table:number-columns-repeated="6"/>
          <table:table-cell table:formula="of:=+[.A45]" office:value-type="float" office:value="31000000" calcext:value-type="float">
            <text:p>31,000,000</text:p>
          </table:table-cell>
          <table:table-cell table:formula="of:=+[.C45]" office:value-type="float" office:value="0.0000112623005983895" calcext:value-type="float">
            <text:p>1.13E-05</text:p>
          </table:table-cell>
          <table:table-cell table:formula="of:=+[.F45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45]" office:value-type="float" office:value="32000000" calcext:value-type="float">
            <text:p>32,000,000</text:p>
          </table:table-cell>
          <table:table-cell table:formula="of:=+[.A46]/[.$B$6]" office:value-type="percentage" office:value="3.2" calcext:value-type="percentage">
            <text:p>320.00%</text:p>
          </table:table-cell>
          <table:table-cell table:formula="of:=[.$B$8]*EXP(-[.$B$5]*([.B46]*[.$B$6]))" office:value-type="float" office:value="0.0000101905509945916" calcext:value-type="float">
            <text:p>1.02E-05</text:p>
          </table:table-cell>
          <table:table-cell table:number-columns-repeated="6"/>
          <table:table-cell table:formula="of:=+[.A46]" office:value-type="float" office:value="32000000" calcext:value-type="float">
            <text:p>32,000,000</text:p>
          </table:table-cell>
          <table:table-cell table:formula="of:=+[.C46]" office:value-type="float" office:value="0.0000101905509945916" calcext:value-type="float">
            <text:p>1.02E-05</text:p>
          </table:table-cell>
          <table:table-cell table:formula="of:=+[.F46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46]" office:value-type="float" office:value="33000000" calcext:value-type="float">
            <text:p>33,000,000</text:p>
          </table:table-cell>
          <table:table-cell table:formula="of:=+[.A47]/[.$B$6]" office:value-type="percentage" office:value="3.3" calcext:value-type="percentage">
            <text:p>330.00%</text:p>
          </table:table-cell>
          <table:table-cell table:formula="of:=[.$B$8]*EXP(-[.$B$5]*([.B47]*[.$B$6]))" office:value-type="float" office:value="0.00000922079185031001" calcext:value-type="float">
            <text:p>9.22E-06</text:p>
          </table:table-cell>
          <table:table-cell table:number-columns-repeated="6"/>
          <table:table-cell table:formula="of:=+[.A47]" office:value-type="float" office:value="33000000" calcext:value-type="float">
            <text:p>33,000,000</text:p>
          </table:table-cell>
          <table:table-cell table:formula="of:=+[.C47]" office:value-type="float" office:value="0.00000922079185031001" calcext:value-type="float">
            <text:p>9.22E-06</text:p>
          </table:table-cell>
          <table:table-cell table:formula="of:=+[.F47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47]" office:value-type="float" office:value="34000000" calcext:value-type="float">
            <text:p>34,000,000</text:p>
          </table:table-cell>
          <table:table-cell table:formula="of:=+[.A48]/[.$B$6]" office:value-type="percentage" office:value="3.4" calcext:value-type="percentage">
            <text:p>340.00%</text:p>
          </table:table-cell>
          <table:table-cell table:formula="of:=[.$B$8]*EXP(-[.$B$5]*([.B48]*[.$B$6]))" office:value-type="float" office:value="0.00000834331749008152" calcext:value-type="float">
            <text:p>8.34E-06</text:p>
          </table:table-cell>
          <table:table-cell table:number-columns-repeated="6"/>
          <table:table-cell table:formula="of:=+[.A48]" office:value-type="float" office:value="34000000" calcext:value-type="float">
            <text:p>34,000,000</text:p>
          </table:table-cell>
          <table:table-cell table:formula="of:=+[.C48]" office:value-type="float" office:value="0.00000834331749008152" calcext:value-type="float">
            <text:p>8.34E-06</text:p>
          </table:table-cell>
          <table:table-cell table:formula="of:=+[.F48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48]" office:value-type="float" office:value="35000000" calcext:value-type="float">
            <text:p>35,000,000</text:p>
          </table:table-cell>
          <table:table-cell table:formula="of:=+[.A49]/[.$B$6]" office:value-type="percentage" office:value="3.5" calcext:value-type="percentage">
            <text:p>350.00%</text:p>
          </table:table-cell>
          <table:table-cell table:formula="of:=[.$B$8]*EXP(-[.$B$5]*([.B49]*[.$B$6]))" office:value-type="float" office:value="0.00000754934585557963" calcext:value-type="float">
            <text:p>7.55E-06</text:p>
          </table:table-cell>
          <table:table-cell table:number-columns-repeated="6"/>
          <table:table-cell table:formula="of:=+[.A49]" office:value-type="float" office:value="35000000" calcext:value-type="float">
            <text:p>35,000,000</text:p>
          </table:table-cell>
          <table:table-cell table:formula="of:=+[.C49]" office:value-type="float" office:value="0.00000754934585557963" calcext:value-type="float">
            <text:p>7.55E-06</text:p>
          </table:table-cell>
          <table:table-cell table:formula="of:=+[.F49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49]" office:value-type="float" office:value="36000000" calcext:value-type="float">
            <text:p>36,000,000</text:p>
          </table:table-cell>
          <table:table-cell table:formula="of:=+[.A50]/[.$B$6]" office:value-type="percentage" office:value="3.6" calcext:value-type="percentage">
            <text:p>360.00%</text:p>
          </table:table-cell>
          <table:table-cell table:formula="of:=[.$B$8]*EXP(-[.$B$5]*([.B50]*[.$B$6]))" office:value-type="float" office:value="0.00000683093061182314" calcext:value-type="float">
            <text:p>6.83E-06</text:p>
          </table:table-cell>
          <table:table-cell table:number-columns-repeated="6"/>
          <table:table-cell table:formula="of:=+[.A50]" office:value-type="float" office:value="36000000" calcext:value-type="float">
            <text:p>36,000,000</text:p>
          </table:table-cell>
          <table:table-cell table:formula="of:=+[.C50]" office:value-type="float" office:value="0.00000683093061182314" calcext:value-type="float">
            <text:p>6.83E-06</text:p>
          </table:table-cell>
          <table:table-cell table:formula="of:=+[.F50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50]" office:value-type="float" office:value="37000000" calcext:value-type="float">
            <text:p>37,000,000</text:p>
          </table:table-cell>
          <table:table-cell table:formula="of:=+[.A51]/[.$B$6]" office:value-type="percentage" office:value="3.7" calcext:value-type="percentage">
            <text:p>370.00%</text:p>
          </table:table-cell>
          <table:table-cell table:formula="of:=[.$B$8]*EXP(-[.$B$5]*([.B51]*[.$B$6]))" office:value-type="float" office:value="0.00000618088161758485" calcext:value-type="float">
            <text:p>6.18E-06</text:p>
          </table:table-cell>
          <table:table-cell table:number-columns-repeated="6"/>
          <table:table-cell table:formula="of:=+[.A51]" office:value-type="float" office:value="37000000" calcext:value-type="float">
            <text:p>37,000,000</text:p>
          </table:table-cell>
          <table:table-cell table:formula="of:=+[.C51]" office:value-type="float" office:value="0.00000618088161758485" calcext:value-type="float">
            <text:p>6.18E-06</text:p>
          </table:table-cell>
          <table:table-cell table:formula="of:=+[.F51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51]" office:value-type="float" office:value="38000000" calcext:value-type="float">
            <text:p>38,000,000</text:p>
          </table:table-cell>
          <table:table-cell table:formula="of:=+[.A52]/[.$B$6]" office:value-type="percentage" office:value="3.8" calcext:value-type="percentage">
            <text:p>380.00%</text:p>
          </table:table-cell>
          <table:table-cell table:formula="of:=[.$B$8]*EXP(-[.$B$5]*([.B52]*[.$B$6]))" office:value-type="float" office:value="0.0000055926929640414" calcext:value-type="float">
            <text:p>5.59E-06</text:p>
          </table:table-cell>
          <table:table-cell table:number-columns-repeated="6"/>
          <table:table-cell table:formula="of:=+[.A52]" office:value-type="float" office:value="38000000" calcext:value-type="float">
            <text:p>38,000,000</text:p>
          </table:table-cell>
          <table:table-cell table:formula="of:=+[.C52]" office:value-type="float" office:value="0.0000055926929640414" calcext:value-type="float">
            <text:p>5.59E-06</text:p>
          </table:table-cell>
          <table:table-cell table:formula="of:=+[.F52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52]" office:value-type="float" office:value="39000000" calcext:value-type="float">
            <text:p>39,000,000</text:p>
          </table:table-cell>
          <table:table-cell table:formula="of:=+[.A53]/[.$B$6]" office:value-type="percentage" office:value="3.9" calcext:value-type="percentage">
            <text:p>390.00%</text:p>
          </table:table-cell>
          <table:table-cell table:formula="of:=[.$B$8]*EXP(-[.$B$5]*([.B53]*[.$B$6]))" office:value-type="float" office:value="0.0000050604778614511" calcext:value-type="float">
            <text:p>5.06E-06</text:p>
          </table:table-cell>
          <table:table-cell table:number-columns-repeated="6"/>
          <table:table-cell table:formula="of:=+[.A53]" office:value-type="float" office:value="39000000" calcext:value-type="float">
            <text:p>39,000,000</text:p>
          </table:table-cell>
          <table:table-cell table:formula="of:=+[.C53]" office:value-type="float" office:value="0.0000050604778614511" calcext:value-type="float">
            <text:p>5.06E-06</text:p>
          </table:table-cell>
          <table:table-cell table:formula="of:=+[.F53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53]" office:value-type="float" office:value="40000000" calcext:value-type="float">
            <text:p>40,000,000</text:p>
          </table:table-cell>
          <table:table-cell table:formula="of:=+[.A54]/[.$B$6]" office:value-type="percentage" office:value="4" calcext:value-type="percentage">
            <text:p>400.00%</text:p>
          </table:table-cell>
          <table:table-cell table:formula="of:=[.$B$8]*EXP(-[.$B$5]*([.B54]*[.$B$6]))" office:value-type="float" office:value="0.00000457890972218355" calcext:value-type="float">
            <text:p>4.58E-06</text:p>
          </table:table-cell>
          <table:table-cell table:number-columns-repeated="6"/>
          <table:table-cell table:formula="of:=+[.A54]" office:value-type="float" office:value="40000000" calcext:value-type="float">
            <text:p>40,000,000</text:p>
          </table:table-cell>
          <table:table-cell table:formula="of:=+[.C54]" office:value-type="float" office:value="0.00000457890972218355" calcext:value-type="float">
            <text:p>4.58E-06</text:p>
          </table:table-cell>
          <table:table-cell table:formula="of:=+[.F54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54]" office:value-type="float" office:value="41000000" calcext:value-type="float">
            <text:p>41,000,000</text:p>
          </table:table-cell>
          <table:table-cell table:formula="of:=+[.A55]/[.$B$6]" office:value-type="percentage" office:value="4.1" calcext:value-type="percentage">
            <text:p>410.00%</text:p>
          </table:table-cell>
          <table:table-cell table:formula="of:=[.$B$8]*EXP(-[.$B$5]*([.B55]*[.$B$6]))" office:value-type="float" office:value="0.00000414316885044031" calcext:value-type="float">
            <text:p>4.14E-06</text:p>
          </table:table-cell>
          <table:table-cell table:number-columns-repeated="6"/>
          <table:table-cell table:formula="of:=+[.A55]" office:value-type="float" office:value="41000000" calcext:value-type="float">
            <text:p>41,000,000</text:p>
          </table:table-cell>
          <table:table-cell table:formula="of:=+[.C55]" office:value-type="float" office:value="0.00000414316885044031" calcext:value-type="float">
            <text:p>4.14E-06</text:p>
          </table:table-cell>
          <table:table-cell table:formula="of:=+[.F55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55]" office:value-type="float" office:value="42000000" calcext:value-type="float">
            <text:p>42,000,000</text:p>
          </table:table-cell>
          <table:table-cell table:formula="of:=+[.A56]/[.$B$6]" office:value-type="percentage" office:value="4.2" calcext:value-type="percentage">
            <text:p>420.00%</text:p>
          </table:table-cell>
          <table:table-cell table:formula="of:=[.$B$8]*EXP(-[.$B$5]*([.B56]*[.$B$6]))" office:value-type="float" office:value="0.00000374889420511943" calcext:value-type="float">
            <text:p>3.75E-06</text:p>
          </table:table-cell>
          <table:table-cell table:number-columns-repeated="6"/>
          <table:table-cell table:formula="of:=+[.A56]" office:value-type="float" office:value="42000000" calcext:value-type="float">
            <text:p>42,000,000</text:p>
          </table:table-cell>
          <table:table-cell table:formula="of:=+[.C56]" office:value-type="float" office:value="0.00000374889420511943" calcext:value-type="float">
            <text:p>3.75E-06</text:p>
          </table:table-cell>
          <table:table-cell table:formula="of:=+[.F56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56]" office:value-type="float" office:value="43000000" calcext:value-type="float">
            <text:p>43,000,000</text:p>
          </table:table-cell>
          <table:table-cell table:formula="of:=+[.A57]/[.$B$6]" office:value-type="percentage" office:value="4.3" calcext:value-type="percentage">
            <text:p>430.00%</text:p>
          </table:table-cell>
          <table:table-cell table:formula="of:=[.$B$8]*EXP(-[.$B$5]*([.B57]*[.$B$6]))" office:value-type="float" office:value="0.00000339213975305023" calcext:value-type="float">
            <text:p>3.39E-06</text:p>
          </table:table-cell>
          <table:table-cell table:number-columns-repeated="6"/>
          <table:table-cell table:formula="of:=+[.A57]" office:value-type="float" office:value="43000000" calcext:value-type="float">
            <text:p>43,000,000</text:p>
          </table:table-cell>
          <table:table-cell table:formula="of:=+[.C57]" office:value-type="float" office:value="0.00000339213975305023" calcext:value-type="float">
            <text:p>3.39E-06</text:p>
          </table:table-cell>
          <table:table-cell table:formula="of:=+[.F57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57]" office:value-type="float" office:value="44000000" calcext:value-type="float">
            <text:p>44,000,000</text:p>
          </table:table-cell>
          <table:table-cell table:formula="of:=+[.A58]/[.$B$6]" office:value-type="percentage" office:value="4.4" calcext:value-type="percentage">
            <text:p>440.00%</text:p>
          </table:table-cell>
          <table:table-cell table:formula="of:=[.$B$8]*EXP(-[.$B$5]*([.B58]*[.$B$6]))" office:value-type="float" office:value="0.00000306933497576711" calcext:value-type="float">
            <text:p>3.07E-06</text:p>
          </table:table-cell>
          <table:table-cell table:number-columns-repeated="6"/>
          <table:table-cell table:formula="of:=+[.A58]" office:value-type="float" office:value="44000000" calcext:value-type="float">
            <text:p>44,000,000</text:p>
          </table:table-cell>
          <table:table-cell table:formula="of:=+[.C58]" office:value-type="float" office:value="0.00000306933497576711" calcext:value-type="float">
            <text:p>3.07E-06</text:p>
          </table:table-cell>
          <table:table-cell table:formula="of:=+[.F58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58]" office:value-type="float" office:value="45000000" calcext:value-type="float">
            <text:p>45,000,000</text:p>
          </table:table-cell>
          <table:table-cell table:formula="of:=+[.A59]/[.$B$6]" office:value-type="percentage" office:value="4.5" calcext:value-type="percentage">
            <text:p>450.00%</text:p>
          </table:table-cell>
          <table:table-cell table:formula="of:=[.$B$8]*EXP(-[.$B$5]*([.B59]*[.$B$6]))" office:value-type="float" office:value="0.00000277724913456058" calcext:value-type="float">
            <text:p>2.78E-06</text:p>
          </table:table-cell>
          <table:table-cell table:number-columns-repeated="6"/>
          <table:table-cell table:formula="of:=+[.A59]" office:value-type="float" office:value="45000000" calcext:value-type="float">
            <text:p>45,000,000</text:p>
          </table:table-cell>
          <table:table-cell table:formula="of:=+[.C59]" office:value-type="float" office:value="0.00000277724913456058" calcext:value-type="float">
            <text:p>2.78E-06</text:p>
          </table:table-cell>
          <table:table-cell table:formula="of:=+[.F59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59]" office:value-type="float" office:value="46000000" calcext:value-type="float">
            <text:p>46,000,000</text:p>
          </table:table-cell>
          <table:table-cell table:formula="of:=+[.A60]/[.$B$6]" office:value-type="percentage" office:value="4.6" calcext:value-type="percentage">
            <text:p>460.00%</text:p>
          </table:table-cell>
          <table:table-cell table:formula="of:=[.$B$8]*EXP(-[.$B$5]*([.B60]*[.$B$6]))" office:value-type="float" office:value="0.0000025129589361584" calcext:value-type="float">
            <text:p>2.51E-06</text:p>
          </table:table-cell>
          <table:table-cell table:number-columns-repeated="6"/>
          <table:table-cell table:formula="of:=+[.A60]" office:value-type="float" office:value="46000000" calcext:value-type="float">
            <text:p>46,000,000</text:p>
          </table:table-cell>
          <table:table-cell table:formula="of:=+[.C60]" office:value-type="float" office:value="0.0000025129589361584" calcext:value-type="float">
            <text:p>2.51E-06</text:p>
          </table:table-cell>
          <table:table-cell table:formula="of:=+[.F60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60]" office:value-type="float" office:value="47000000" calcext:value-type="float">
            <text:p>47,000,000</text:p>
          </table:table-cell>
          <table:table-cell table:formula="of:=+[.A61]/[.$B$6]" office:value-type="percentage" office:value="4.7" calcext:value-type="percentage">
            <text:p>470.00%</text:p>
          </table:table-cell>
          <table:table-cell table:formula="of:=[.$B$8]*EXP(-[.$B$5]*([.B61]*[.$B$6]))" office:value-type="float" office:value="0.00000227381927542395" calcext:value-type="float">
            <text:p>2.27E-06</text:p>
          </table:table-cell>
          <table:table-cell table:number-columns-repeated="6"/>
          <table:table-cell table:formula="of:=+[.A61]" office:value-type="float" office:value="47000000" calcext:value-type="float">
            <text:p>47,000,000</text:p>
          </table:table-cell>
          <table:table-cell table:formula="of:=+[.C61]" office:value-type="float" office:value="0.00000227381927542395" calcext:value-type="float">
            <text:p>2.27E-06</text:p>
          </table:table-cell>
          <table:table-cell table:formula="of:=+[.F61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61]" office:value-type="float" office:value="48000000" calcext:value-type="float">
            <text:p>48,000,000</text:p>
          </table:table-cell>
          <table:table-cell table:formula="of:=+[.A62]/[.$B$6]" office:value-type="percentage" office:value="4.8" calcext:value-type="percentage">
            <text:p>480.00%</text:p>
          </table:table-cell>
          <table:table-cell table:formula="of:=[.$B$8]*EXP(-[.$B$5]*([.B62]*[.$B$6]))" office:value-type="float" office:value="0.00000205743676225501" calcext:value-type="float">
            <text:p>2.06E-06</text:p>
          </table:table-cell>
          <table:table-cell table:number-columns-repeated="6"/>
          <table:table-cell table:formula="of:=+[.A62]" office:value-type="float" office:value="48000000" calcext:value-type="float">
            <text:p>48,000,000</text:p>
          </table:table-cell>
          <table:table-cell table:formula="of:=+[.C62]" office:value-type="float" office:value="0.00000205743676225501" calcext:value-type="float">
            <text:p>2.06E-06</text:p>
          </table:table-cell>
          <table:table-cell table:formula="of:=+[.F62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62]" office:value-type="float" office:value="49000000" calcext:value-type="float">
            <text:p>49,000,000</text:p>
          </table:table-cell>
          <table:table-cell table:formula="of:=+[.A63]/[.$B$6]" office:value-type="percentage" office:value="4.9" calcext:value-type="percentage">
            <text:p>490.00%</text:p>
          </table:table-cell>
          <table:table-cell table:formula="of:=[.$B$8]*EXP(-[.$B$5]*([.B63]*[.$B$6]))" office:value-type="float" office:value="0.00000186164576773109" calcext:value-type="float">
            <text:p>1.86E-06</text:p>
          </table:table-cell>
          <table:table-cell table:number-columns-repeated="6"/>
          <table:table-cell table:formula="of:=+[.A63]" office:value-type="float" office:value="49000000" calcext:value-type="float">
            <text:p>49,000,000</text:p>
          </table:table-cell>
          <table:table-cell table:formula="of:=+[.C63]" office:value-type="float" office:value="0.00000186164576773109" calcext:value-type="float">
            <text:p>1.86E-06</text:p>
          </table:table-cell>
          <table:table-cell table:formula="of:=+[.F63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63]" office:value-type="float" office:value="50000000" calcext:value-type="float">
            <text:p>50,000,000</text:p>
          </table:table-cell>
          <table:table-cell table:formula="of:=+[.A64]/[.$B$6]" office:value-type="percentage" office:value="5" calcext:value-type="percentage">
            <text:p>500.00%</text:p>
          </table:table-cell>
          <table:table-cell table:formula="of:=[.$B$8]*EXP(-[.$B$5]*([.B64]*[.$B$6]))" office:value-type="float" office:value="0.00000168448674977137" calcext:value-type="float">
            <text:p>1.68E-06</text:p>
          </table:table-cell>
          <table:table-cell table:number-columns-repeated="6"/>
          <table:table-cell table:formula="of:=+[.A64]" office:value-type="float" office:value="50000000" calcext:value-type="float">
            <text:p>50,000,000</text:p>
          </table:table-cell>
          <table:table-cell table:formula="of:=+[.C64]" office:value-type="float" office:value="0.00000168448674977137" calcext:value-type="float">
            <text:p>1.68E-06</text:p>
          </table:table-cell>
          <table:table-cell table:formula="of:=+[.F64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64]" office:value-type="float" office:value="51000000" calcext:value-type="float">
            <text:p>51,000,000</text:p>
          </table:table-cell>
          <table:table-cell table:formula="of:=+[.A65]/[.$B$6]" office:value-type="percentage" office:value="5.1" calcext:value-type="percentage">
            <text:p>510.00%</text:p>
          </table:table-cell>
          <table:table-cell table:formula="of:=[.$B$8]*EXP(-[.$B$5]*([.B65]*[.$B$6]))" office:value-type="float" office:value="0.00000152418664137891" calcext:value-type="float">
            <text:p>1.52E-06</text:p>
          </table:table-cell>
          <table:table-cell table:number-columns-repeated="6"/>
          <table:table-cell table:formula="of:=+[.A65]" office:value-type="float" office:value="51000000" calcext:value-type="float">
            <text:p>51,000,000</text:p>
          </table:table-cell>
          <table:table-cell table:formula="of:=+[.C65]" office:value-type="float" office:value="0.00000152418664137891" calcext:value-type="float">
            <text:p>1.52E-06</text:p>
          </table:table-cell>
          <table:table-cell table:formula="of:=+[.F65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65]" office:value-type="float" office:value="52000000" calcext:value-type="float">
            <text:p>52,000,000</text:p>
          </table:table-cell>
          <table:table-cell table:formula="of:=+[.A66]/[.$B$6]" office:value-type="percentage" office:value="5.2" calcext:value-type="percentage">
            <text:p>520.00%</text:p>
          </table:table-cell>
          <table:table-cell table:formula="of:=[.$B$8]*EXP(-[.$B$5]*([.B66]*[.$B$6]))" office:value-type="float" office:value="0.00000137914110519019" calcext:value-type="float">
            <text:p>1.38E-06</text:p>
          </table:table-cell>
          <table:table-cell table:number-columns-repeated="6"/>
          <table:table-cell table:formula="of:=+[.A66]" office:value-type="float" office:value="52000000" calcext:value-type="float">
            <text:p>52,000,000</text:p>
          </table:table-cell>
          <table:table-cell table:formula="of:=+[.C66]" office:value-type="float" office:value="0.00000137914110519019" calcext:value-type="float">
            <text:p>1.38E-06</text:p>
          </table:table-cell>
          <table:table-cell table:formula="of:=+[.F66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66]" office:value-type="float" office:value="53000000" calcext:value-type="float">
            <text:p>53,000,000</text:p>
          </table:table-cell>
          <table:table-cell table:formula="of:=+[.A67]/[.$B$6]" office:value-type="percentage" office:value="5.3" calcext:value-type="percentage">
            <text:p>530.00%</text:p>
          </table:table-cell>
          <table:table-cell table:formula="of:=[.$B$8]*EXP(-[.$B$5]*([.B67]*[.$B$6]))" office:value-type="float" office:value="0.00000124789847672755" calcext:value-type="float">
            <text:p>1.25E-06</text:p>
          </table:table-cell>
          <table:table-cell table:number-columns-repeated="6"/>
          <table:table-cell table:formula="of:=+[.A67]" office:value-type="float" office:value="53000000" calcext:value-type="float">
            <text:p>53,000,000</text:p>
          </table:table-cell>
          <table:table-cell table:formula="of:=+[.C67]" office:value-type="float" office:value="0.00000124789847672755" calcext:value-type="float">
            <text:p>1.25E-06</text:p>
          </table:table-cell>
          <table:table-cell table:formula="of:=+[.F67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67]" office:value-type="float" office:value="54000000" calcext:value-type="float">
            <text:p>54,000,000</text:p>
          </table:table-cell>
          <table:table-cell table:formula="of:=+[.A68]/[.$B$6]" office:value-type="percentage" office:value="5.4" calcext:value-type="percentage">
            <text:p>540.00%</text:p>
          </table:table-cell>
          <table:table-cell table:formula="of:=[.$B$8]*EXP(-[.$B$5]*([.B68]*[.$B$6]))" office:value-type="float" office:value="0.00000112914523565317" calcext:value-type="float">
            <text:p>1.13E-06</text:p>
          </table:table-cell>
          <table:table-cell table:number-columns-repeated="6"/>
          <table:table-cell table:formula="of:=+[.A68]" office:value-type="float" office:value="54000000" calcext:value-type="float">
            <text:p>54,000,000</text:p>
          </table:table-cell>
          <table:table-cell table:formula="of:=+[.C68]" office:value-type="float" office:value="0.00000112914523565317" calcext:value-type="float">
            <text:p>1.13E-06</text:p>
          </table:table-cell>
          <table:table-cell table:formula="of:=+[.F68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68]" office:value-type="float" office:value="55000000" calcext:value-type="float">
            <text:p>55,000,000</text:p>
          </table:table-cell>
          <table:table-cell table:formula="of:=+[.A69]/[.$B$6]" office:value-type="percentage" office:value="5.5" calcext:value-type="percentage">
            <text:p>550.00%</text:p>
          </table:table-cell>
          <table:table-cell table:formula="of:=[.$B$8]*EXP(-[.$B$5]*([.B69]*[.$B$6]))" office:value-type="float" office:value="0.00000102169285961602" calcext:value-type="float">
            <text:p>1.02E-06</text:p>
          </table:table-cell>
          <table:table-cell table:number-columns-repeated="6"/>
          <table:table-cell table:formula="of:=+[.A69]" office:value-type="float" office:value="55000000" calcext:value-type="float">
            <text:p>55,000,000</text:p>
          </table:table-cell>
          <table:table-cell table:formula="of:=+[.C69]" office:value-type="float" office:value="0.00000102169285961602" calcext:value-type="float">
            <text:p>1.02E-06</text:p>
          </table:table-cell>
          <table:table-cell table:formula="of:=+[.F69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69]" office:value-type="float" office:value="56000000" calcext:value-type="float">
            <text:p>56,000,000</text:p>
          </table:table-cell>
          <table:table-cell table:formula="of:=+[.A70]/[.$B$6]" office:value-type="percentage" office:value="5.6" calcext:value-type="percentage">
            <text:p>560.00%</text:p>
          </table:table-cell>
          <table:table-cell table:formula="of:=[.$B$8]*EXP(-[.$B$5]*([.B70]*[.$B$6]))" office:value-type="float" office:value="0.00000092446592912073" calcext:value-type="float">
            <text:p>9.24E-07</text:p>
          </table:table-cell>
          <table:table-cell table:number-columns-repeated="6"/>
          <table:table-cell table:formula="of:=+[.A70]" office:value-type="float" office:value="56000000" calcext:value-type="float">
            <text:p>56,000,000</text:p>
          </table:table-cell>
          <table:table-cell table:formula="of:=+[.C70]" office:value-type="float" office:value="0.00000092446592912073" calcext:value-type="float">
            <text:p>9.24E-07</text:p>
          </table:table-cell>
          <table:table-cell table:formula="of:=+[.F70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70]" office:value-type="float" office:value="57000000" calcext:value-type="float">
            <text:p>57,000,000</text:p>
          </table:table-cell>
          <table:table-cell table:formula="of:=+[.A71]/[.$B$6]" office:value-type="percentage" office:value="5.7" calcext:value-type="percentage">
            <text:p>570.00%</text:p>
          </table:table-cell>
          <table:table-cell table:formula="of:=[.$B$8]*EXP(-[.$B$5]*([.B71]*[.$B$6]))" office:value-type="float" office:value="0.00000083649136436782" calcext:value-type="float">
            <text:p>8.36E-07</text:p>
          </table:table-cell>
          <table:table-cell table:number-columns-repeated="6"/>
          <table:table-cell table:formula="of:=+[.A71]" office:value-type="float" office:value="57000000" calcext:value-type="float">
            <text:p>57,000,000</text:p>
          </table:table-cell>
          <table:table-cell table:formula="of:=+[.C71]" office:value-type="float" office:value="0.00000083649136436782" calcext:value-type="float">
            <text:p>8.36E-07</text:p>
          </table:table-cell>
          <table:table-cell table:formula="of:=+[.F71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71]" office:value-type="float" office:value="58000000" calcext:value-type="float">
            <text:p>58,000,000</text:p>
          </table:table-cell>
          <table:table-cell table:formula="of:=+[.A72]/[.$B$6]" office:value-type="percentage" office:value="5.8" calcext:value-type="percentage">
            <text:p>580.00%</text:p>
          </table:table-cell>
          <table:table-cell table:formula="of:=[.$B$8]*EXP(-[.$B$5]*([.B72]*[.$B$6]))" office:value-type="float" office:value="0.00000075688868634395" calcext:value-type="float">
            <text:p>7.57E-07</text:p>
          </table:table-cell>
          <table:table-cell table:number-columns-repeated="6"/>
          <table:table-cell table:formula="of:=+[.A72]" office:value-type="float" office:value="58000000" calcext:value-type="float">
            <text:p>58,000,000</text:p>
          </table:table-cell>
          <table:table-cell table:formula="of:=+[.C72]" office:value-type="float" office:value="0.00000075688868634395" calcext:value-type="float">
            <text:p>7.57E-07</text:p>
          </table:table-cell>
          <table:table-cell table:formula="of:=+[.F72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72]" office:value-type="float" office:value="59000000" calcext:value-type="float">
            <text:p>59,000,000</text:p>
          </table:table-cell>
          <table:table-cell table:formula="of:=+[.A73]/[.$B$6]" office:value-type="percentage" office:value="5.9" calcext:value-type="percentage">
            <text:p>590.00%</text:p>
          </table:table-cell>
          <table:table-cell table:formula="of:=[.$B$8]*EXP(-[.$B$5]*([.B73]*[.$B$6]))" office:value-type="float" office:value="0.00000068486120469209" calcext:value-type="float">
            <text:p>6.85E-07</text:p>
          </table:table-cell>
          <table:table-cell table:number-columns-repeated="6"/>
          <table:table-cell table:formula="of:=+[.A73]" office:value-type="float" office:value="59000000" calcext:value-type="float">
            <text:p>59,000,000</text:p>
          </table:table-cell>
          <table:table-cell table:formula="of:=+[.C73]" office:value-type="float" office:value="0.00000068486120469209" calcext:value-type="float">
            <text:p>6.85E-07</text:p>
          </table:table-cell>
          <table:table-cell table:formula="of:=+[.F73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73]" office:value-type="float" office:value="60000000" calcext:value-type="float">
            <text:p>60,000,000</text:p>
          </table:table-cell>
          <table:table-cell table:formula="of:=+[.A74]/[.$B$6]" office:value-type="percentage" office:value="6" calcext:value-type="percentage">
            <text:p>600.00%</text:p>
          </table:table-cell>
          <table:table-cell table:formula="of:=[.$B$8]*EXP(-[.$B$5]*([.B74]*[.$B$6]))" office:value-type="float" office:value="0.00000061968804416659" calcext:value-type="float">
            <text:p>6.20E-07</text:p>
          </table:table-cell>
          <table:table-cell table:number-columns-repeated="6"/>
          <table:table-cell table:formula="of:=+[.A74]" office:value-type="float" office:value="60000000" calcext:value-type="float">
            <text:p>60,000,000</text:p>
          </table:table-cell>
          <table:table-cell table:formula="of:=+[.C74]" office:value-type="float" office:value="0.00000061968804416659" calcext:value-type="float">
            <text:p>6.20E-07</text:p>
          </table:table-cell>
          <table:table-cell table:formula="of:=+[.F74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74]" office:value-type="float" office:value="61000000" calcext:value-type="float">
            <text:p>61,000,000</text:p>
          </table:table-cell>
          <table:table-cell table:formula="of:=+[.A75]/[.$B$6]" office:value-type="percentage" office:value="6.1" calcext:value-type="percentage">
            <text:p>610.00%</text:p>
          </table:table-cell>
          <table:table-cell table:formula="of:=[.$B$8]*EXP(-[.$B$5]*([.B75]*[.$B$6]))" office:value-type="float" office:value="0.00000056071692987145" calcext:value-type="float">
            <text:p>5.61E-07</text:p>
          </table:table-cell>
          <table:table-cell table:number-columns-repeated="6"/>
          <table:table-cell table:formula="of:=+[.A75]" office:value-type="float" office:value="61000000" calcext:value-type="float">
            <text:p>61,000,000</text:p>
          </table:table-cell>
          <table:table-cell table:formula="of:=+[.C75]" office:value-type="float" office:value="0.00000056071692987145" calcext:value-type="float">
            <text:p>5.61E-07</text:p>
          </table:table-cell>
          <table:table-cell table:formula="of:=+[.F75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75]" office:value-type="float" office:value="62000000" calcext:value-type="float">
            <text:p>62,000,000</text:p>
          </table:table-cell>
          <table:table-cell table:formula="of:=+[.A76]/[.$B$6]" office:value-type="percentage" office:value="6.2" calcext:value-type="percentage">
            <text:p>620.00%</text:p>
          </table:table-cell>
          <table:table-cell table:formula="of:=[.$B$8]*EXP(-[.$B$5]*([.B76]*[.$B$6]))" office:value-type="float" office:value="0.00000050735765907393" calcext:value-type="float">
            <text:p>5.07E-07</text:p>
          </table:table-cell>
          <table:table-cell table:number-columns-repeated="6"/>
          <table:table-cell table:formula="of:=+[.A76]" office:value-type="float" office:value="62000000" calcext:value-type="float">
            <text:p>62,000,000</text:p>
          </table:table-cell>
          <table:table-cell table:formula="of:=+[.C76]" office:value-type="float" office:value="0.00000050735765907393" calcext:value-type="float">
            <text:p>5.07E-07</text:p>
          </table:table-cell>
          <table:table-cell table:formula="of:=+[.F76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76]" office:value-type="float" office:value="63000000" calcext:value-type="float">
            <text:p>63,000,000</text:p>
          </table:table-cell>
          <table:table-cell table:formula="of:=+[.A77]/[.$B$6]" office:value-type="percentage" office:value="6.3" calcext:value-type="percentage">
            <text:p>630.00%</text:p>
          </table:table-cell>
          <table:table-cell table:formula="of:=[.$B$8]*EXP(-[.$B$5]*([.B77]*[.$B$6]))" office:value-type="float" office:value="0.00000045907619425723" calcext:value-type="float">
            <text:p>4.59E-07</text:p>
          </table:table-cell>
          <table:table-cell table:number-columns-repeated="6"/>
          <table:table-cell table:formula="of:=+[.A77]" office:value-type="float" office:value="63000000" calcext:value-type="float">
            <text:p>63,000,000</text:p>
          </table:table-cell>
          <table:table-cell table:formula="of:=+[.C77]" office:value-type="float" office:value="0.00000045907619425723" calcext:value-type="float">
            <text:p>4.59E-07</text:p>
          </table:table-cell>
          <table:table-cell table:formula="of:=+[.F77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77]" office:value-type="float" office:value="64000000" calcext:value-type="float">
            <text:p>64,000,000</text:p>
          </table:table-cell>
          <table:table-cell table:formula="of:=+[.A78]/[.$B$6]" office:value-type="percentage" office:value="6.4" calcext:value-type="percentage">
            <text:p>640.00%</text:p>
          </table:table-cell>
          <table:table-cell table:formula="of:=[.$B$8]*EXP(-[.$B$5]*([.B78]*[.$B$6]))" office:value-type="float" office:value="0.00000041538931829348" calcext:value-type="float">
            <text:p>4.15E-07</text:p>
          </table:table-cell>
          <table:table-cell table:number-columns-repeated="6"/>
          <table:table-cell table:formula="of:=+[.A78]" office:value-type="float" office:value="64000000" calcext:value-type="float">
            <text:p>64,000,000</text:p>
          </table:table-cell>
          <table:table-cell table:formula="of:=+[.C78]" office:value-type="float" office:value="0.00000041538931829348" calcext:value-type="float">
            <text:p>4.15E-07</text:p>
          </table:table-cell>
          <table:table-cell table:formula="of:=+[.F78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78]" office:value-type="float" office:value="65000000" calcext:value-type="float">
            <text:p>65,000,000</text:p>
          </table:table-cell>
          <table:table-cell table:formula="of:=+[.A79]/[.$B$6]" office:value-type="percentage" office:value="6.5" calcext:value-type="percentage">
            <text:p>650.00%</text:p>
          </table:table-cell>
          <table:table-cell table:formula="of:=[.$B$8]*EXP(-[.$B$5]*([.B79]*[.$B$6]))" office:value-type="float" office:value="0.00000037585979824439" calcext:value-type="float">
            <text:p>3.76E-07</text:p>
          </table:table-cell>
          <table:table-cell table:number-columns-repeated="6"/>
          <table:table-cell table:formula="of:=+[.A79]" office:value-type="float" office:value="65000000" calcext:value-type="float">
            <text:p>65,000,000</text:p>
          </table:table-cell>
          <table:table-cell table:formula="of:=+[.C79]" office:value-type="float" office:value="0.00000037585979824439" calcext:value-type="float">
            <text:p>3.76E-07</text:p>
          </table:table-cell>
          <table:table-cell table:formula="of:=+[.F79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79]" office:value-type="float" office:value="66000000" calcext:value-type="float">
            <text:p>66,000,000</text:p>
          </table:table-cell>
          <table:table-cell table:formula="of:=+[.A80]/[.$B$6]" office:value-type="percentage" office:value="6.6" calcext:value-type="percentage">
            <text:p>660.00%</text:p>
          </table:table-cell>
          <table:table-cell table:formula="of:=[.$B$8]*EXP(-[.$B$5]*([.B80]*[.$B$6]))" office:value-type="float" office:value="0.00000034009200938697" calcext:value-type="float">
            <text:p>3.40E-07</text:p>
          </table:table-cell>
          <table:table-cell table:number-columns-repeated="6"/>
          <table:table-cell table:formula="of:=+[.A80]" office:value-type="float" office:value="66000000" calcext:value-type="float">
            <text:p>66,000,000</text:p>
          </table:table-cell>
          <table:table-cell table:formula="of:=+[.C80]" office:value-type="float" office:value="0.00000034009200938697" calcext:value-type="float">
            <text:p>3.40E-07</text:p>
          </table:table-cell>
          <table:table-cell table:formula="of:=+[.F80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80]" office:value-type="float" office:value="67000000" calcext:value-type="float">
            <text:p>67,000,000</text:p>
          </table:table-cell>
          <table:table-cell table:formula="of:=+[.A81]/[.$B$6]" office:value-type="percentage" office:value="6.7" calcext:value-type="percentage">
            <text:p>670.00%</text:p>
          </table:table-cell>
          <table:table-cell table:formula="of:=[.$B$8]*EXP(-[.$B$5]*([.B81]*[.$B$6]))" office:value-type="float" office:value="0.00000030772797566837" calcext:value-type="float">
            <text:p>3.08E-07</text:p>
          </table:table-cell>
          <table:table-cell table:number-columns-repeated="6"/>
          <table:table-cell table:formula="of:=+[.A81]" office:value-type="float" office:value="67000000" calcext:value-type="float">
            <text:p>67,000,000</text:p>
          </table:table-cell>
          <table:table-cell table:formula="of:=+[.C81]" office:value-type="float" office:value="0.00000030772797566837" calcext:value-type="float">
            <text:p>3.08E-07</text:p>
          </table:table-cell>
          <table:table-cell table:formula="of:=+[.F81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81]" office:value-type="float" office:value="68000000" calcext:value-type="float">
            <text:p>68,000,000</text:p>
          </table:table-cell>
          <table:table-cell table:formula="of:=+[.A82]/[.$B$6]" office:value-type="percentage" office:value="6.8" calcext:value-type="percentage">
            <text:p>680.00%</text:p>
          </table:table-cell>
          <table:table-cell table:formula="of:=[.$B$8]*EXP(-[.$B$5]*([.B82]*[.$B$6]))" office:value-type="float" office:value="0.0000002784437869612" calcext:value-type="float">
            <text:p>2.78E-07</text:p>
          </table:table-cell>
          <table:table-cell table:number-columns-repeated="6"/>
          <table:table-cell table:formula="of:=+[.A82]" office:value-type="float" office:value="68000000" calcext:value-type="float">
            <text:p>68,000,000</text:p>
          </table:table-cell>
          <table:table-cell table:formula="of:=+[.C82]" office:value-type="float" office:value="0.0000002784437869612" calcext:value-type="float">
            <text:p>2.78E-07</text:p>
          </table:table-cell>
          <table:table-cell table:formula="of:=+[.F82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82]" office:value-type="float" office:value="69000000" calcext:value-type="float">
            <text:p>69,000,000</text:p>
          </table:table-cell>
          <table:table-cell table:formula="of:=+[.A83]/[.$B$6]" office:value-type="percentage" office:value="6.9" calcext:value-type="percentage">
            <text:p>690.00%</text:p>
          </table:table-cell>
          <table:table-cell table:formula="of:=[.$B$8]*EXP(-[.$B$5]*([.B83]*[.$B$6]))" office:value-type="float" office:value="0.00000025194635726213" calcext:value-type="float">
            <text:p>2.52E-07</text:p>
          </table:table-cell>
          <table:table-cell table:number-columns-repeated="6"/>
          <table:table-cell table:formula="of:=+[.A83]" office:value-type="float" office:value="69000000" calcext:value-type="float">
            <text:p>69,000,000</text:p>
          </table:table-cell>
          <table:table-cell table:formula="of:=+[.C83]" office:value-type="float" office:value="0.00000025194635726213" calcext:value-type="float">
            <text:p>2.52E-07</text:p>
          </table:table-cell>
          <table:table-cell table:formula="of:=+[.F83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83]" office:value-type="float" office:value="70000000" calcext:value-type="float">
            <text:p>70,000,000</text:p>
          </table:table-cell>
          <table:table-cell table:formula="of:=+[.A84]/[.$B$6]" office:value-type="percentage" office:value="7" calcext:value-type="percentage">
            <text:p>700.00%</text:p>
          </table:table-cell>
          <table:table-cell table:formula="of:=[.$B$8]*EXP(-[.$B$5]*([.B84]*[.$B$6]))" office:value-type="float" office:value="0.00000022797049138863" calcext:value-type="float">
            <text:p>2.28E-07</text:p>
          </table:table-cell>
          <table:table-cell table:number-columns-repeated="6"/>
          <table:table-cell table:formula="of:=+[.A84]" office:value-type="float" office:value="70000000" calcext:value-type="float">
            <text:p>70,000,000</text:p>
          </table:table-cell>
          <table:table-cell table:formula="of:=+[.C84]" office:value-type="float" office:value="0.00000022797049138863" calcext:value-type="float">
            <text:p>2.28E-07</text:p>
          </table:table-cell>
          <table:table-cell table:formula="of:=+[.F84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84]" office:value-type="float" office:value="71000000" calcext:value-type="float">
            <text:p>71,000,000</text:p>
          </table:table-cell>
          <table:table-cell table:formula="of:=+[.A85]/[.$B$6]" office:value-type="percentage" office:value="7.1" calcext:value-type="percentage">
            <text:p>710.00%</text:p>
          </table:table-cell>
          <table:table-cell table:formula="of:=[.$B$8]*EXP(-[.$B$5]*([.B85]*[.$B$6]))" office:value-type="float" office:value="0.00000020627623081648" calcext:value-type="float">
            <text:p>2.06E-07</text:p>
          </table:table-cell>
          <table:table-cell table:number-columns-repeated="6"/>
          <table:table-cell table:formula="of:=+[.A85]" office:value-type="float" office:value="71000000" calcext:value-type="float">
            <text:p>71,000,000</text:p>
          </table:table-cell>
          <table:table-cell table:formula="of:=+[.C85]" office:value-type="float" office:value="0.00000020627623081648" calcext:value-type="float">
            <text:p>2.06E-07</text:p>
          </table:table-cell>
          <table:table-cell table:formula="of:=+[.F85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85]" office:value-type="float" office:value="72000000" calcext:value-type="float">
            <text:p>72,000,000</text:p>
          </table:table-cell>
          <table:table-cell table:formula="of:=+[.A86]/[.$B$6]" office:value-type="percentage" office:value="7.2" calcext:value-type="percentage">
            <text:p>720.00%</text:p>
          </table:table-cell>
          <table:table-cell table:formula="of:=[.$B$8]*EXP(-[.$B$5]*([.B86]*[.$B$6]))" office:value-type="float" office:value="0.00000018664645209417" calcext:value-type="float">
            <text:p>1.87E-07</text:p>
          </table:table-cell>
          <table:table-cell table:number-columns-repeated="6"/>
          <table:table-cell table:formula="of:=+[.A86]" office:value-type="float" office:value="72000000" calcext:value-type="float">
            <text:p>72,000,000</text:p>
          </table:table-cell>
          <table:table-cell table:formula="of:=+[.C86]" office:value-type="float" office:value="0.00000018664645209417" calcext:value-type="float">
            <text:p>1.87E-07</text:p>
          </table:table-cell>
          <table:table-cell table:formula="of:=+[.F86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86]" office:value-type="float" office:value="73000000" calcext:value-type="float">
            <text:p>73,000,000</text:p>
          </table:table-cell>
          <table:table-cell table:formula="of:=+[.A87]/[.$B$6]" office:value-type="percentage" office:value="7.3" calcext:value-type="percentage">
            <text:p>730.00%</text:p>
          </table:table-cell>
          <table:table-cell table:formula="of:=[.$B$8]*EXP(-[.$B$5]*([.B87]*[.$B$6]))" office:value-type="float" office:value="0.00000016888469379846" calcext:value-type="float">
            <text:p>1.69E-07</text:p>
          </table:table-cell>
          <table:table-cell table:number-columns-repeated="6"/>
          <table:table-cell table:formula="of:=+[.A87]" office:value-type="float" office:value="73000000" calcext:value-type="float">
            <text:p>73,000,000</text:p>
          </table:table-cell>
          <table:table-cell table:formula="of:=+[.C87]" office:value-type="float" office:value="0.00000016888469379846" calcext:value-type="float">
            <text:p>1.69E-07</text:p>
          </table:table-cell>
          <table:table-cell table:formula="of:=+[.F87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87]" office:value-type="float" office:value="74000000" calcext:value-type="float">
            <text:p>74,000,000</text:p>
          </table:table-cell>
          <table:table-cell table:formula="of:=+[.A88]/[.$B$6]" office:value-type="percentage" office:value="7.4" calcext:value-type="percentage">
            <text:p>740.00%</text:p>
          </table:table-cell>
          <table:table-cell table:formula="of:=[.$B$8]*EXP(-[.$B$5]*([.B88]*[.$B$6]))" office:value-type="float" office:value="0.00000015281319028239" calcext:value-type="float">
            <text:p>1.53E-07</text:p>
          </table:table-cell>
          <table:table-cell table:number-columns-repeated="6"/>
          <table:table-cell table:formula="of:=+[.A88]" office:value-type="float" office:value="74000000" calcext:value-type="float">
            <text:p>74,000,000</text:p>
          </table:table-cell>
          <table:table-cell table:formula="of:=+[.C88]" office:value-type="float" office:value="0.00000015281319028239" calcext:value-type="float">
            <text:p>1.53E-07</text:p>
          </table:table-cell>
          <table:table-cell table:formula="of:=+[.F88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88]" office:value-type="float" office:value="75000000" calcext:value-type="float">
            <text:p>75,000,000</text:p>
          </table:table-cell>
          <table:table-cell table:formula="of:=+[.A89]/[.$B$6]" office:value-type="percentage" office:value="7.5" calcext:value-type="percentage">
            <text:p>750.00%</text:p>
          </table:table-cell>
          <table:table-cell table:formula="of:=[.$B$8]*EXP(-[.$B$5]*([.B89]*[.$B$6]))" office:value-type="float" office:value="0.00000013827109253696" calcext:value-type="float">
            <text:p>1.38E-07</text:p>
          </table:table-cell>
          <table:table-cell table:number-columns-repeated="6"/>
          <table:table-cell table:formula="of:=+[.A89]" office:value-type="float" office:value="75000000" calcext:value-type="float">
            <text:p>75,000,000</text:p>
          </table:table-cell>
          <table:table-cell table:formula="of:=+[.C89]" office:value-type="float" office:value="0.00000013827109253696" calcext:value-type="float">
            <text:p>1.38E-07</text:p>
          </table:table-cell>
          <table:table-cell table:formula="of:=+[.F89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89]" office:value-type="float" office:value="76000000" calcext:value-type="float">
            <text:p>76,000,000</text:p>
          </table:table-cell>
          <table:table-cell table:formula="of:=+[.A90]/[.$B$6]" office:value-type="percentage" office:value="7.6" calcext:value-type="percentage">
            <text:p>760.00%</text:p>
          </table:table-cell>
          <table:table-cell table:formula="of:=[.$B$8]*EXP(-[.$B$5]*([.B90]*[.$B$6]))" office:value-type="float" office:value="0.00000012511285836015" calcext:value-type="float">
            <text:p>1.25E-07</text:p>
          </table:table-cell>
          <table:table-cell table:number-columns-repeated="6"/>
          <table:table-cell table:formula="of:=+[.A90]" office:value-type="float" office:value="76000000" calcext:value-type="float">
            <text:p>76,000,000</text:p>
          </table:table-cell>
          <table:table-cell table:formula="of:=+[.C90]" office:value-type="float" office:value="0.00000012511285836015" calcext:value-type="float">
            <text:p>1.25E-07</text:p>
          </table:table-cell>
          <table:table-cell table:formula="of:=+[.F90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90]" office:value-type="float" office:value="77000000" calcext:value-type="float">
            <text:p>77,000,000</text:p>
          </table:table-cell>
          <table:table-cell table:formula="of:=+[.A91]/[.$B$6]" office:value-type="percentage" office:value="7.7" calcext:value-type="percentage">
            <text:p>770.00%</text:p>
          </table:table-cell>
          <table:table-cell table:formula="of:=[.$B$8]*EXP(-[.$B$5]*([.B91]*[.$B$6]))" office:value-type="float" office:value="0.0000001132067957217" calcext:value-type="float">
            <text:p>1.13E-07</text:p>
          </table:table-cell>
          <table:table-cell table:number-columns-repeated="6"/>
          <table:table-cell table:formula="of:=+[.A91]" office:value-type="float" office:value="77000000" calcext:value-type="float">
            <text:p>77,000,000</text:p>
          </table:table-cell>
          <table:table-cell table:formula="of:=+[.C91]" office:value-type="float" office:value="0.0000001132067957217" calcext:value-type="float">
            <text:p>1.13E-07</text:p>
          </table:table-cell>
          <table:table-cell table:formula="of:=+[.F91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91]" office:value-type="float" office:value="78000000" calcext:value-type="float">
            <text:p>78,000,000</text:p>
          </table:table-cell>
          <table:table-cell table:formula="of:=+[.A92]/[.$B$6]" office:value-type="percentage" office:value="7.8" calcext:value-type="percentage">
            <text:p>780.00%</text:p>
          </table:table-cell>
          <table:table-cell table:formula="of:=[.$B$8]*EXP(-[.$B$5]*([.B92]*[.$B$6]))" office:value-type="float" office:value="0.00000010243374474495" calcext:value-type="float">
            <text:p>1.02E-07</text:p>
          </table:table-cell>
          <table:table-cell table:number-columns-repeated="6"/>
          <table:table-cell table:formula="of:=+[.A92]" office:value-type="float" office:value="78000000" calcext:value-type="float">
            <text:p>78,000,000</text:p>
          </table:table-cell>
          <table:table-cell table:formula="of:=+[.C92]" office:value-type="float" office:value="0.00000010243374474495" calcext:value-type="float">
            <text:p>1.02E-07</text:p>
          </table:table-cell>
          <table:table-cell table:formula="of:=+[.F92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92]" office:value-type="float" office:value="79000000" calcext:value-type="float">
            <text:p>79,000,000</text:p>
          </table:table-cell>
          <table:table-cell table:formula="of:=+[.A93]/[.$B$6]" office:value-type="percentage" office:value="7.9" calcext:value-type="percentage">
            <text:p>790.00%</text:p>
          </table:table-cell>
          <table:table-cell table:formula="of:=[.$B$8]*EXP(-[.$B$5]*([.B93]*[.$B$6]))" office:value-type="float" office:value="0.00000009268588511477" calcext:value-type="float">
            <text:p>9.27E-08</text:p>
          </table:table-cell>
          <table:table-cell table:number-columns-repeated="6"/>
          <table:table-cell table:formula="of:=+[.A93]" office:value-type="float" office:value="79000000" calcext:value-type="float">
            <text:p>79,000,000</text:p>
          </table:table-cell>
          <table:table-cell table:formula="of:=+[.C93]" office:value-type="float" office:value="0.00000009268588511477" calcext:value-type="float">
            <text:p>9.27E-08</text:p>
          </table:table-cell>
          <table:table-cell table:formula="of:=+[.F93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93]" office:value-type="float" office:value="80000000" calcext:value-type="float">
            <text:p>80,000,000</text:p>
          </table:table-cell>
          <table:table-cell table:formula="of:=+[.A94]/[.$B$6]" office:value-type="percentage" office:value="8" calcext:value-type="percentage">
            <text:p>800.00%</text:p>
          </table:table-cell>
          <table:table-cell table:formula="of:=[.$B$8]*EXP(-[.$B$5]*([.B94]*[.$B$6]))" office:value-type="float" office:value="0.00000008386565697563" calcext:value-type="float">
            <text:p>8.39E-08</text:p>
          </table:table-cell>
          <table:table-cell table:number-columns-repeated="6"/>
          <table:table-cell table:formula="of:=+[.A94]" office:value-type="float" office:value="80000000" calcext:value-type="float">
            <text:p>80,000,000</text:p>
          </table:table-cell>
          <table:table-cell table:formula="of:=+[.C94]" office:value-type="float" office:value="0.00000008386565697563" calcext:value-type="float">
            <text:p>8.39E-08</text:p>
          </table:table-cell>
          <table:table-cell table:formula="of:=+[.F94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94]" office:value-type="float" office:value="81000000" calcext:value-type="float">
            <text:p>81,000,000</text:p>
          </table:table-cell>
          <table:table-cell table:formula="of:=+[.A95]/[.$B$6]" office:value-type="percentage" office:value="8.1" calcext:value-type="percentage">
            <text:p>810.00%</text:p>
          </table:table-cell>
          <table:table-cell table:formula="of:=[.$B$8]*EXP(-[.$B$5]*([.B95]*[.$B$6]))" office:value-type="float" office:value="0.00000007588478451972" calcext:value-type="float">
            <text:p>7.59E-08</text:p>
          </table:table-cell>
          <table:table-cell table:number-columns-repeated="6"/>
          <table:table-cell table:formula="of:=+[.A95]" office:value-type="float" office:value="81000000" calcext:value-type="float">
            <text:p>81,000,000</text:p>
          </table:table-cell>
          <table:table-cell table:formula="of:=+[.C95]" office:value-type="float" office:value="0.00000007588478451972" calcext:value-type="float">
            <text:p>7.59E-08</text:p>
          </table:table-cell>
          <table:table-cell table:formula="of:=+[.F95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95]" office:value-type="float" office:value="82000000" calcext:value-type="float">
            <text:p>82,000,000</text:p>
          </table:table-cell>
          <table:table-cell table:formula="of:=+[.A96]/[.$B$6]" office:value-type="percentage" office:value="8.2" calcext:value-type="percentage">
            <text:p>820.00%</text:p>
          </table:table-cell>
          <table:table-cell table:formula="of:=[.$B$8]*EXP(-[.$B$5]*([.B96]*[.$B$6]))" office:value-type="float" office:value="0.00000006866339249304" calcext:value-type="float">
            <text:p>6.87E-08</text:p>
          </table:table-cell>
          <table:table-cell table:number-columns-repeated="6"/>
          <table:table-cell table:formula="of:=+[.A96]" office:value-type="float" office:value="82000000" calcext:value-type="float">
            <text:p>82,000,000</text:p>
          </table:table-cell>
          <table:table-cell table:formula="of:=+[.C96]" office:value-type="float" office:value="0.00000006866339249304" calcext:value-type="float">
            <text:p>6.87E-08</text:p>
          </table:table-cell>
          <table:table-cell table:formula="of:=+[.F96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96]" office:value-type="float" office:value="83000000" calcext:value-type="float">
            <text:p>83,000,000</text:p>
          </table:table-cell>
          <table:table-cell table:formula="of:=+[.A97]/[.$B$6]" office:value-type="percentage" office:value="8.3" calcext:value-type="percentage">
            <text:p>830.00%</text:p>
          </table:table-cell>
          <table:table-cell table:formula="of:=[.$B$8]*EXP(-[.$B$5]*([.B97]*[.$B$6]))" office:value-type="float" office:value="0.00000006212920677699" calcext:value-type="float">
            <text:p>6.21E-08</text:p>
          </table:table-cell>
          <table:table-cell table:number-columns-repeated="6"/>
          <table:table-cell table:formula="of:=+[.A97]" office:value-type="float" office:value="83000000" calcext:value-type="float">
            <text:p>83,000,000</text:p>
          </table:table-cell>
          <table:table-cell table:formula="of:=+[.C97]" office:value-type="float" office:value="0.00000006212920677699" calcext:value-type="float">
            <text:p>6.21E-08</text:p>
          </table:table-cell>
          <table:table-cell table:formula="of:=+[.F97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97]" office:value-type="float" office:value="84000000" calcext:value-type="float">
            <text:p>84,000,000</text:p>
          </table:table-cell>
          <table:table-cell table:formula="of:=+[.A98]/[.$B$6]" office:value-type="percentage" office:value="8.4" calcext:value-type="percentage">
            <text:p>840.00%</text:p>
          </table:table-cell>
          <table:table-cell table:formula="of:=[.$B$8]*EXP(-[.$B$5]*([.B98]*[.$B$6]))" office:value-type="float" office:value="0.00000005621683104471" calcext:value-type="float">
            <text:p>5.62E-08</text:p>
          </table:table-cell>
          <table:table-cell table:number-columns-repeated="6"/>
          <table:table-cell table:formula="of:=+[.A98]" office:value-type="float" office:value="84000000" calcext:value-type="float">
            <text:p>84,000,000</text:p>
          </table:table-cell>
          <table:table-cell table:formula="of:=+[.C98]" office:value-type="float" office:value="0.00000005621683104471" calcext:value-type="float">
            <text:p>5.62E-08</text:p>
          </table:table-cell>
          <table:table-cell table:formula="of:=+[.F98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98]" office:value-type="float" office:value="85000000" calcext:value-type="float">
            <text:p>85,000,000</text:p>
          </table:table-cell>
          <table:table-cell table:formula="of:=+[.A99]/[.$B$6]" office:value-type="percentage" office:value="8.5" calcext:value-type="percentage">
            <text:p>850.00%</text:p>
          </table:table-cell>
          <table:table-cell table:formula="of:=[.$B$8]*EXP(-[.$B$5]*([.B99]*[.$B$6]))" office:value-type="float" office:value="0.00000005086709225266" calcext:value-type="float">
            <text:p>5.09E-08</text:p>
          </table:table-cell>
          <table:table-cell table:number-columns-repeated="6"/>
          <table:table-cell table:formula="of:=+[.A99]" office:value-type="float" office:value="85000000" calcext:value-type="float">
            <text:p>85,000,000</text:p>
          </table:table-cell>
          <table:table-cell table:formula="of:=+[.C99]" office:value-type="float" office:value="0.00000005086709225266" calcext:value-type="float">
            <text:p>5.09E-08</text:p>
          </table:table-cell>
          <table:table-cell table:formula="of:=+[.F99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99]" office:value-type="float" office:value="86000000" calcext:value-type="float">
            <text:p>86,000,000</text:p>
          </table:table-cell>
          <table:table-cell table:formula="of:=+[.A100]/[.$B$6]" office:value-type="percentage" office:value="8.6" calcext:value-type="percentage">
            <text:p>860.00%</text:p>
          </table:table-cell>
          <table:table-cell table:formula="of:=[.$B$8]*EXP(-[.$B$5]*([.B100]*[.$B$6]))" office:value-type="float" office:value="0.00000004602644841689" calcext:value-type="float">
            <text:p>4.60E-08</text:p>
          </table:table-cell>
          <table:table-cell table:number-columns-repeated="6"/>
          <table:table-cell table:formula="of:=+[.A100]" office:value-type="float" office:value="86000000" calcext:value-type="float">
            <text:p>86,000,000</text:p>
          </table:table-cell>
          <table:table-cell table:formula="of:=+[.C100]" office:value-type="float" office:value="0.00000004602644841689" calcext:value-type="float">
            <text:p>4.60E-08</text:p>
          </table:table-cell>
          <table:table-cell table:formula="of:=+[.F100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100]" office:value-type="float" office:value="87000000" calcext:value-type="float">
            <text:p>87,000,000</text:p>
          </table:table-cell>
          <table:table-cell table:formula="of:=+[.A101]/[.$B$6]" office:value-type="percentage" office:value="8.7" calcext:value-type="percentage">
            <text:p>870.00%</text:p>
          </table:table-cell>
          <table:table-cell table:formula="of:=[.$B$8]*EXP(-[.$B$5]*([.B101]*[.$B$6]))" office:value-type="float" office:value="0.00000004164645274691" calcext:value-type="float">
            <text:p>4.16E-08</text:p>
          </table:table-cell>
          <table:table-cell table:number-columns-repeated="6"/>
          <table:table-cell table:formula="of:=+[.A101]" office:value-type="float" office:value="87000000" calcext:value-type="float">
            <text:p>87,000,000</text:p>
          </table:table-cell>
          <table:table-cell table:formula="of:=+[.C101]" office:value-type="float" office:value="0.00000004164645274691" calcext:value-type="float">
            <text:p>4.16E-08</text:p>
          </table:table-cell>
          <table:table-cell table:formula="of:=+[.F101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101]" office:value-type="float" office:value="88000000" calcext:value-type="float">
            <text:p>88,000,000</text:p>
          </table:table-cell>
          <table:table-cell table:formula="of:=+[.A102]/[.$B$6]" office:value-type="percentage" office:value="8.8" calcext:value-type="percentage">
            <text:p>880.00%</text:p>
          </table:table-cell>
          <table:table-cell table:formula="of:=[.$B$8]*EXP(-[.$B$5]*([.B102]*[.$B$6]))" office:value-type="float" office:value="0.00000003768326877387" calcext:value-type="float">
            <text:p>3.77E-08</text:p>
          </table:table-cell>
          <table:table-cell table:number-columns-repeated="6"/>
          <table:table-cell table:formula="of:=+[.A102]" office:value-type="float" office:value="88000000" calcext:value-type="float">
            <text:p>88,000,000</text:p>
          </table:table-cell>
          <table:table-cell table:formula="of:=+[.C102]" office:value-type="float" office:value="0.00000003768326877387" calcext:value-type="float">
            <text:p>3.77E-08</text:p>
          </table:table-cell>
          <table:table-cell table:formula="of:=+[.F102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102]" office:value-type="float" office:value="89000000" calcext:value-type="float">
            <text:p>89,000,000</text:p>
          </table:table-cell>
          <table:table-cell table:formula="of:=+[.A103]/[.$B$6]" office:value-type="percentage" office:value="8.9" calcext:value-type="percentage">
            <text:p>890.00%</text:p>
          </table:table-cell>
          <table:table-cell table:formula="of:=[.$B$8]*EXP(-[.$B$5]*([.B103]*[.$B$6]))" office:value-type="float" office:value="0.0000000340972316205" calcext:value-type="float">
            <text:p>3.41E-08</text:p>
          </table:table-cell>
          <table:table-cell table:number-columns-repeated="6"/>
          <table:table-cell table:formula="of:=+[.A103]" office:value-type="float" office:value="89000000" calcext:value-type="float">
            <text:p>89,000,000</text:p>
          </table:table-cell>
          <table:table-cell table:formula="of:=+[.C103]" office:value-type="float" office:value="0.0000000340972316205" calcext:value-type="float">
            <text:p>3.41E-08</text:p>
          </table:table-cell>
          <table:table-cell table:formula="of:=+[.F103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103]" office:value-type="float" office:value="90000000" calcext:value-type="float">
            <text:p>90,000,000</text:p>
          </table:table-cell>
          <table:table-cell table:formula="of:=+[.A104]/[.$B$6]" office:value-type="percentage" office:value="9" calcext:value-type="percentage">
            <text:p>900.00%</text:p>
          </table:table-cell>
          <table:table-cell table:formula="of:=[.$B$8]*EXP(-[.$B$5]*([.B104]*[.$B$6]))" office:value-type="float" office:value="0.00000003085245102167" calcext:value-type="float">
            <text:p>3.09E-08</text:p>
          </table:table-cell>
          <table:table-cell table:number-columns-repeated="6"/>
          <table:table-cell table:formula="of:=+[.A104]" office:value-type="float" office:value="90000000" calcext:value-type="float">
            <text:p>90,000,000</text:p>
          </table:table-cell>
          <table:table-cell table:formula="of:=+[.C104]" office:value-type="float" office:value="0.00000003085245102167" calcext:value-type="float">
            <text:p>3.09E-08</text:p>
          </table:table-cell>
          <table:table-cell table:formula="of:=+[.F104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104]" office:value-type="float" office:value="91000000" calcext:value-type="float">
            <text:p>91,000,000</text:p>
          </table:table-cell>
          <table:table-cell table:formula="of:=+[.A105]/[.$B$6]" office:value-type="percentage" office:value="9.1" calcext:value-type="percentage">
            <text:p>910.00%</text:p>
          </table:table-cell>
          <table:table-cell table:formula="of:=[.$B$8]*EXP(-[.$B$5]*([.B105]*[.$B$6]))" office:value-type="float" office:value="0.00000002791645212253" calcext:value-type="float">
            <text:p>2.79E-08</text:p>
          </table:table-cell>
          <table:table-cell table:number-columns-repeated="6"/>
          <table:table-cell table:formula="of:=+[.A105]" office:value-type="float" office:value="91000000" calcext:value-type="float">
            <text:p>91,000,000</text:p>
          </table:table-cell>
          <table:table-cell table:formula="of:=+[.C105]" office:value-type="float" office:value="0.00000002791645212253" calcext:value-type="float">
            <text:p>2.79E-08</text:p>
          </table:table-cell>
          <table:table-cell table:formula="of:=+[.F105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105]" office:value-type="float" office:value="92000000" calcext:value-type="float">
            <text:p>92,000,000</text:p>
          </table:table-cell>
          <table:table-cell table:formula="of:=+[.A106]/[.$B$6]" office:value-type="percentage" office:value="9.2" calcext:value-type="percentage">
            <text:p>920.00%</text:p>
          </table:table-cell>
          <table:table-cell table:formula="of:=[.$B$8]*EXP(-[.$B$5]*([.B106]*[.$B$6]))" office:value-type="float" office:value="0.00000002525985045927" calcext:value-type="float">
            <text:p>2.53E-08</text:p>
          </table:table-cell>
          <table:table-cell table:number-columns-repeated="6"/>
          <table:table-cell table:formula="of:=+[.A106]" office:value-type="float" office:value="92000000" calcext:value-type="float">
            <text:p>92,000,000</text:p>
          </table:table-cell>
          <table:table-cell table:formula="of:=+[.C106]" office:value-type="float" office:value="0.00000002525985045927" calcext:value-type="float">
            <text:p>2.53E-08</text:p>
          </table:table-cell>
          <table:table-cell table:formula="of:=+[.F106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106]" office:value-type="float" office:value="93000000" calcext:value-type="float">
            <text:p>93,000,000</text:p>
          </table:table-cell>
          <table:table-cell table:formula="of:=+[.A107]/[.$B$6]" office:value-type="percentage" office:value="9.3" calcext:value-type="percentage">
            <text:p>930.00%</text:p>
          </table:table-cell>
          <table:table-cell table:formula="of:=[.$B$8]*EXP(-[.$B$5]*([.B107]*[.$B$6]))" office:value-type="float" office:value="0.00000002285605786954" calcext:value-type="float">
            <text:p>2.29E-08</text:p>
          </table:table-cell>
          <table:table-cell table:number-columns-repeated="6"/>
          <table:table-cell table:formula="of:=+[.A107]" office:value-type="float" office:value="93000000" calcext:value-type="float">
            <text:p>93,000,000</text:p>
          </table:table-cell>
          <table:table-cell table:formula="of:=+[.C107]" office:value-type="float" office:value="0.00000002285605786954" calcext:value-type="float">
            <text:p>2.29E-08</text:p>
          </table:table-cell>
          <table:table-cell table:formula="of:=+[.F107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107]" office:value-type="float" office:value="94000000" calcext:value-type="float">
            <text:p>94,000,000</text:p>
          </table:table-cell>
          <table:table-cell table:formula="of:=+[.A108]/[.$B$6]" office:value-type="percentage" office:value="9.4" calcext:value-type="percentage">
            <text:p>940.00%</text:p>
          </table:table-cell>
          <table:table-cell table:formula="of:=[.$B$8]*EXP(-[.$B$5]*([.B108]*[.$B$6]))" office:value-type="float" office:value="0.00000002068101638916" calcext:value-type="float">
            <text:p>2.07E-08</text:p>
          </table:table-cell>
          <table:table-cell table:number-columns-repeated="6"/>
          <table:table-cell table:formula="of:=+[.A108]" office:value-type="float" office:value="94000000" calcext:value-type="float">
            <text:p>94,000,000</text:p>
          </table:table-cell>
          <table:table-cell table:formula="of:=+[.C108]" office:value-type="float" office:value="0.00000002068101638916" calcext:value-type="float">
            <text:p>2.07E-08</text:p>
          </table:table-cell>
          <table:table-cell table:formula="of:=+[.F108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108]" office:value-type="float" office:value="95000000" calcext:value-type="float">
            <text:p>95,000,000</text:p>
          </table:table-cell>
          <table:table-cell table:formula="of:=+[.A109]/[.$B$6]" office:value-type="percentage" office:value="9.5" calcext:value-type="percentage">
            <text:p>950.00%</text:p>
          </table:table-cell>
          <table:table-cell table:formula="of:=[.$B$8]*EXP(-[.$B$5]*([.B109]*[.$B$6]))" office:value-type="float" office:value="0.00000001871295747193" calcext:value-type="float">
            <text:p>1.87E-08</text:p>
          </table:table-cell>
          <table:table-cell table:number-columns-repeated="6"/>
          <table:table-cell table:formula="of:=+[.A109]" office:value-type="float" office:value="95000000" calcext:value-type="float">
            <text:p>95,000,000</text:p>
          </table:table-cell>
          <table:table-cell table:formula="of:=+[.C109]" office:value-type="float" office:value="0.00000001871295747193" calcext:value-type="float">
            <text:p>1.87E-08</text:p>
          </table:table-cell>
          <table:table-cell table:formula="of:=+[.F109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109]" office:value-type="float" office:value="96000000" calcext:value-type="float">
            <text:p>96,000,000</text:p>
          </table:table-cell>
          <table:table-cell table:formula="of:=+[.A110]/[.$B$6]" office:value-type="percentage" office:value="9.6" calcext:value-type="percentage">
            <text:p>960.00%</text:p>
          </table:table-cell>
          <table:table-cell table:formula="of:=[.$B$8]*EXP(-[.$B$5]*([.B110]*[.$B$6]))" office:value-type="float" office:value="0.00000001693218412271" calcext:value-type="float">
            <text:p>1.69E-08</text:p>
          </table:table-cell>
          <table:table-cell table:number-columns-repeated="6"/>
          <table:table-cell table:formula="of:=+[.A110]" office:value-type="float" office:value="96000000" calcext:value-type="float">
            <text:p>96,000,000</text:p>
          </table:table-cell>
          <table:table-cell table:formula="of:=+[.C110]" office:value-type="float" office:value="0.00000001693218412271" calcext:value-type="float">
            <text:p>1.69E-08</text:p>
          </table:table-cell>
          <table:table-cell table:formula="of:=+[.F110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110]" office:value-type="float" office:value="97000000" calcext:value-type="float">
            <text:p>97,000,000</text:p>
          </table:table-cell>
          <table:table-cell table:formula="of:=+[.A111]/[.$B$6]" office:value-type="percentage" office:value="9.7" calcext:value-type="percentage">
            <text:p>970.00%</text:p>
          </table:table-cell>
          <table:table-cell table:formula="of:=[.$B$8]*EXP(-[.$B$5]*([.B111]*[.$B$6]))" office:value-type="float" office:value="0.00000001532087376331" calcext:value-type="float">
            <text:p>1.53E-08</text:p>
          </table:table-cell>
          <table:table-cell table:number-columns-repeated="6"/>
          <table:table-cell table:formula="of:=+[.A111]" office:value-type="float" office:value="97000000" calcext:value-type="float">
            <text:p>97,000,000</text:p>
          </table:table-cell>
          <table:table-cell table:formula="of:=+[.C111]" office:value-type="float" office:value="0.00000001532087376331" calcext:value-type="float">
            <text:p>1.53E-08</text:p>
          </table:table-cell>
          <table:table-cell table:formula="of:=+[.F111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111]" office:value-type="float" office:value="98000000" calcext:value-type="float">
            <text:p>98,000,000</text:p>
          </table:table-cell>
          <table:table-cell table:formula="of:=+[.A112]/[.$B$6]" office:value-type="percentage" office:value="9.8" calcext:value-type="percentage">
            <text:p>980.00%</text:p>
          </table:table-cell>
          <table:table-cell table:formula="of:=[.$B$8]*EXP(-[.$B$5]*([.B112]*[.$B$6]))" office:value-type="float" office:value="0.00000001386289985804" calcext:value-type="float">
            <text:p>1.39E-08</text:p>
          </table:table-cell>
          <table:table-cell table:number-columns-repeated="6"/>
          <table:table-cell table:formula="of:=+[.A112]" office:value-type="float" office:value="98000000" calcext:value-type="float">
            <text:p>98,000,000</text:p>
          </table:table-cell>
          <table:table-cell table:formula="of:=+[.C112]" office:value-type="float" office:value="0.00000001386289985804" calcext:value-type="float">
            <text:p>1.39E-08</text:p>
          </table:table-cell>
          <table:table-cell table:formula="of:=+[.F112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112]" office:value-type="float" office:value="99000000" calcext:value-type="float">
            <text:p>99,000,000</text:p>
          </table:table-cell>
          <table:table-cell table:formula="of:=+[.A113]/[.$B$6]" office:value-type="percentage" office:value="9.9" calcext:value-type="percentage">
            <text:p>990.00%</text:p>
          </table:table-cell>
          <table:table-cell table:formula="of:=[.$B$8]*EXP(-[.$B$5]*([.B113]*[.$B$6]))" office:value-type="float" office:value="0.00000001254367051404" calcext:value-type="float">
            <text:p>1.25E-08</text:p>
          </table:table-cell>
          <table:table-cell table:number-columns-repeated="6"/>
          <table:table-cell table:formula="of:=+[.A113]" office:value-type="float" office:value="99000000" calcext:value-type="float">
            <text:p>99,000,000</text:p>
          </table:table-cell>
          <table:table-cell table:formula="of:=+[.C113]" office:value-type="float" office:value="0.00000001254367051404" calcext:value-type="float">
            <text:p>1.25E-08</text:p>
          </table:table-cell>
          <table:table-cell table:formula="of:=+[.F113]" office:value-type="float" office:value="0" calcext:value-type="float">
            <text:p>0.00E+00</text:p>
          </table:table-cell>
        </table:table-row>
        <table:table-row table:style-name="ro1">
          <table:table-cell table:formula="of:=+[.$B$6]/10+[.A113]" office:value-type="float" office:value="100000000" calcext:value-type="float">
            <text:p>100,000,000</text:p>
          </table:table-cell>
          <table:table-cell table:formula="of:=+[.A114]/[.$B$6]" office:value-type="percentage" office:value="10" calcext:value-type="percentage">
            <text:p>1000.00%</text:p>
          </table:table-cell>
          <table:table-cell table:formula="of:=[.$B$8]*EXP(-[.$B$5]*([.B114]*[.$B$6]))" office:value-type="float" office:value="0.00000001134998244062" calcext:value-type="float">
            <text:p>1.13E-08</text:p>
          </table:table-cell>
          <table:table-cell table:number-columns-repeated="6"/>
          <table:table-cell table:formula="of:=+[.A114]" office:value-type="float" office:value="100000000" calcext:value-type="float">
            <text:p>100,000,000</text:p>
          </table:table-cell>
          <table:table-cell table:formula="of:=+[.C114]" office:value-type="float" office:value="0.00000001134998244062" calcext:value-type="float">
            <text:p>1.13E-08</text:p>
          </table:table-cell>
          <table:table-cell table:formula="of:=+[.F114]" office:value-type="float" office:value="0" calcext:value-type="float">
            <text:p>0.00E+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7" number:min-decimal-places="7" number:min-integer-digits="1" number:grouping="true"/>
    </number:number-style>
    <number:number-style style:name="N125">
      <number:number number:decimal-places="6" number:min-decimal-places="6" number:min-integer-digits="1" number:grouping="true"/>
    </number:number-style>
    <number:number-style style:name="N124">
      <number:number number:decimal-places="5" number:min-decimal-places="5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20:10:55.951412272</meta:creation-date>
    <dc:date>2022-06-29T15:53:50.712787868</dc:date>
    <meta:editing-duration>PT19H2M18S</meta:editing-duration>
    <meta:editing-cycles>16</meta:editing-cycles>
    <meta:generator>LibreOffice/7.3.3.2$Linux_X86_64 LibreOffice_project/30$Build-2</meta:generator>
    <meta:document-statistic meta:table-count="3" meta:cell-count="103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7cm" xlink:href=".." xlink:type="simple" chart:class="chart:scatter" chart:style-name="ch1">
        <chart:legend chart:legend-position="end" svg:x="14.14cm" svg:y="3.948cm" style:legend-expansion="high" chart:style-name="ch2"/>
        <chart:plot-area chart:style-name="ch3" table:cell-range-address="'compare vs linear'.B33:'compare vs linear'.D64" chart:data-source-has-labels="row" svg:x="0.319cm" svg:y="0.18cm" svg:width="13.502cm" svg:height="8.647cm">
          <chart:coordinate-region svg:x="1.222cm" svg:y="0.384cm" svg:width="11.933cm" svg:height="7.7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mpare vs linear'.C34:'compare vs linear'.C64" chart:label-cell-address="'compare vs linear'.C33:'compare vs linear'.C33" chart:class="chart:scatter">
            <chart:domain table:cell-range-address="'compare vs linear'.B34:'compare vs linear'.B64"/>
            <chart:data-point chart:repeated="31"/>
          </chart:series>
          <chart:series chart:style-name="ch8" chart:values-cell-range-address="'compare vs linear'.D34:'compare vs linear'.D64" chart:label-cell-address="'compare vs linear'.D33:'compare vs linear'.D33" chart:class="chart:scatte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(x)</text:p>
                <draw:g>
                  <svg:desc>'compare vs linear'.C33:'compare vs linear'.C33</svg:desc>
                </draw:g>
              </table:table-cell>
              <table:table-cell office:value-type="string">
                <text:p>lin</text:p>
                <draw:g>
                  <svg:desc>'compare vs linear'.D33:'compare vs linear'.D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are vs linear'.B34:'compare vs linear'.B64</svg:desc>
                </draw:g>
              </table:table-cell>
              <table:table-cell office:value-type="float" office:value="1">
                <text:p>1</text:p>
                <draw:g>
                  <svg:desc>'compare vs linear'.C34:'compare vs linear'.C64</svg:desc>
                </draw:g>
              </table:table-cell>
              <table:table-cell office:value-type="float" office:value="1">
                <text:p>1</text:p>
                <draw:g>
                  <svg:desc>'compare vs linear'.D34:'compare vs linear'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851339922520785">
                <text:p>0.8513399225207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724779663677696">
                <text:p>0.7247796636776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61703386272001">
                <text:p>0.6170338627200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25305560880754">
                <text:p>0.52530556088075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380730787743176">
                <text:p>0.38073078774317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324131319338552">
                <text:p>0.32413131933855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275945932292243">
                <text:p>0.27594593229224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234923788617604">
                <text:p>0.2349237886176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170267984504157">
                <text:p>0.170267984504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144955932735539">
                <text:p>0.144955932735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123406772544002">
                <text:p>0.123406772544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105061112176151">
                <text:p>0.105061112176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894427190999916">
                <text:p>0.0894427190999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0761461575486352">
                <text:p>0.076146157548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0648262638677105">
                <text:p>0.0648262638677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0551891864584486">
                <text:p>0.0551891864584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0469847577235208">
                <text:p>0.0469847577235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0340535969008314">
                <text:p>0.0340535969008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0289911865471078">
                <text:p>0.0289911865471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0246813545088004">
                <text:p>0.0246813545088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0210122224352301">
                <text:p>0.0210122224352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0178885438199983">
                <text:p>0.0178885438199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015229231509727">
                <text:p>0.015229231509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0129652527735421">
                <text:p>0.0129652527735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0110378372916897">
                <text:p>0.0110378372916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00939695154470416">
                <text:p>0.00939695154470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7cm" xlink:href=".." xlink:type="simple" chart:class="chart:scatter" chart:style-name="ch1">
        <chart:legend chart:legend-position="end" svg:x="14.141cm" svg:y="3.948cm" style:legend-expansion="high" chart:style-name="ch2"/>
        <chart:plot-area chart:style-name="ch3" table:cell-range-address="'compare vs linear'.B33:'compare vs linear'.D94" chart:data-source-has-labels="row" svg:x="0.319cm" svg:y="0.18cm" svg:width="13.503cm" svg:height="8.647cm">
          <chart:coordinate-region svg:x="1.222cm" svg:y="0.384cm" svg:width="11.934cm" svg:height="7.7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mpare vs linear'.C34:'compare vs linear'.C94" chart:label-cell-address="'compare vs linear'.C33:'compare vs linear'.C33" chart:class="chart:scatter">
            <chart:domain table:cell-range-address="'compare vs linear'.B34:'compare vs linear'.B94"/>
            <chart:data-point chart:repeated="61"/>
          </chart:series>
          <chart:series chart:style-name="ch8" chart:values-cell-range-address="'compare vs linear'.D34:'compare vs linear'.D94" chart:label-cell-address="'compare vs linear'.D33:'compare vs linear'.D33" chart:class="chart:scatter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(x)</text:p>
                <draw:g>
                  <svg:desc>'compare vs linear'.C33:'compare vs linear'.C33</svg:desc>
                </draw:g>
              </table:table-cell>
              <table:table-cell office:value-type="string">
                <text:p>lin</text:p>
                <draw:g>
                  <svg:desc>'compare vs linear'.D33:'compare vs linear'.D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are vs linear'.B34:'compare vs linear'.B94</svg:desc>
                </draw:g>
              </table:table-cell>
              <table:table-cell office:value-type="float" office:value="1">
                <text:p>1</text:p>
                <draw:g>
                  <svg:desc>'compare vs linear'.C34:'compare vs linear'.C94</svg:desc>
                </draw:g>
              </table:table-cell>
              <table:table-cell office:value-type="float" office:value="1">
                <text:p>1</text:p>
                <draw:g>
                  <svg:desc>'compare vs linear'.D34:'compare vs linear'.D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851339922520785">
                <text:p>0.8513399225207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724779663677696">
                <text:p>0.7247796636776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61703386272001">
                <text:p>0.6170338627200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25305560880754">
                <text:p>0.52530556088075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380730787743176">
                <text:p>0.38073078774317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324131319338552">
                <text:p>0.32413131933855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275945932292243">
                <text:p>0.27594593229224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234923788617604">
                <text:p>0.2349237886176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170267984504157">
                <text:p>0.170267984504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144955932735539">
                <text:p>0.144955932735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123406772544002">
                <text:p>0.123406772544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105061112176151">
                <text:p>0.105061112176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894427190999916">
                <text:p>0.0894427190999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0761461575486352">
                <text:p>0.076146157548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0648262638677105">
                <text:p>0.0648262638677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0551891864584486">
                <text:p>0.0551891864584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0469847577235208">
                <text:p>0.0469847577235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0340535969008314">
                <text:p>0.0340535969008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0289911865471078">
                <text:p>0.0289911865471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0246813545088004">
                <text:p>0.0246813545088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0210122224352301">
                <text:p>0.0210122224352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0178885438199983">
                <text:p>0.0178885438199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015229231509727">
                <text:p>0.015229231509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0129652527735421">
                <text:p>0.0129652527735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0110378372916897">
                <text:p>0.0110378372916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00939695154470416">
                <text:p>0.00939695154470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00681071938016628">
                <text:p>0.00681071938016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00579823730942157">
                <text:p>0.00579823730942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00493627090176008">
                <text:p>0.00493627090176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00420244448704603">
                <text:p>0.00420244448704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00357770876399966">
                <text:p>0.00357770876399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00304584630194541">
                <text:p>0.00304584630194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00259305055470842">
                <text:p>0.00259305055470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00220756745833794">
                <text:p>0.00220756745833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00187939030894083">
                <text:p>0.00187939030894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00136214387603326">
                <text:p>0.00136214387603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00115964746188431">
                <text:p>0.00115964746188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000987254180352016">
                <text:p>0.00098725418035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000840488897409206">
                <text:p>0.000840488897409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000715541752799933">
                <text:p>0.000715541752799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000609169260389081">
                <text:p>0.000609169260389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000518610110941684">
                <text:p>0.000518610110941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000441513491667589">
                <text:p>0.000441513491667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000375878061788166">
                <text:p>0.000375878061788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00032">
                <text:p>0.0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000272428775206651">
                <text:p>0.000272428775206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000231929492376863">
                <text:p>0.000231929492376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000197450836070403">
                <text:p>0.000197450836070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000168097779481841">
                <text:p>0.000168097779481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000143108350559987">
                <text:p>0.000143108350559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000121833852077816">
                <text:p>0.000121833852077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000103722022188337">
                <text:p>0.000103722022188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0000883026983335178">
                <text:p>0.0000883026983335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0000751756123576333">
                <text:p>0.0000751756123576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0000640000000000001">
                <text:p>0.0000640000000000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43cm" svg:y="3.945cm" style:legend-expansion="high" chart:style-name="ch2"/>
        <chart:plot-area chart:style-name="ch3" table:cell-range-address="'10e7 vs 10e8'.J13:'10e7 vs 10e8'.L114 '10e7 vs 10e8'.K12:'10e7 vs 10e8'.L12" chart:data-source-has-labels="row" svg:x="0.32cm" svg:y="0.18cm" svg:width="13.503cm" svg:height="8.64cm">
          <chart:coordinate-region svg:x="2.039cm" svg:y="0.384cm" svg:width="11.641cm" svg:height="6.5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0e7 vs 10e8'.K13:'10e7 vs 10e8'.K114" chart:label-cell-address="'10e7 vs 10e8'.K12:'10e7 vs 10e8'.K12" chart:class="chart:scatter">
            <chart:domain table:cell-range-address="'10e7 vs 10e8'.J13:'10e7 vs 10e8'.J114"/>
            <chart:data-point chart:repeated="102"/>
          </chart:series>
          <chart:series chart:style-name="ch8" chart:values-cell-range-address="'10e7 vs 10e8'.L13:'10e7 vs 10e8'.L114" chart:label-cell-address="'10e7 vs 10e8'.L12:'10e7 vs 10e8'.L12" chart:class="chart:scatter">
            <chart:data-point chart:repeated="1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f(x)</text:p>
                <draw:g>
                  <svg:desc>'10e7 vs 10e8'.K12:'10e7 vs 10e8'.K12</svg:desc>
                </draw:g>
              </table:table-cell>
              <table:table-cell office:value-type="string">
                <text:p>lin</text:p>
                <draw:g>
                  <svg:desc>'10e7 vs 10e8'.L12:'10e7 vs 10e8'.L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e7 vs 10e8'.J13:'10e7 vs 10e8'.J114</svg:desc>
                </draw:g>
              </table:table-cell>
              <table:table-cell office:value-type="float" office:value="0.00025">
                <text:p>0.00025</text:p>
                <draw:g>
                  <svg:desc>'10e7 vs 10e8'.K13:'10e7 vs 10e8'.K114</svg:desc>
                </draw:g>
              </table:table-cell>
              <table:table-cell office:value-type="float" office:value="0.00025">
                <text:p>0.00025</text:p>
                <draw:g>
                  <svg:desc>'10e7 vs 10e8'.L13:'10e7 vs 10e8'.L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0.00022620935450899">
                <text:p>0.00022620935450899</text:p>
              </table:table-cell>
              <table:table-cell office:value-type="float" office:value="0.000225">
                <text:p>0.000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0">
                <text:p>2000000</text:p>
              </table:table-cell>
              <table:table-cell office:value-type="float" office:value="0.000204682688269495">
                <text:p>0.00020468268826949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00">
                <text:p>3000000</text:p>
              </table:table-cell>
              <table:table-cell office:value-type="float" office:value="0.000185204555170429">
                <text:p>0.000185204555170429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00">
                <text:p>4000000</text:p>
              </table:table-cell>
              <table:table-cell office:value-type="float" office:value="0.00016758001150891">
                <text:p>0.00016758001150891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  <table:table-cell office:value-type="float" office:value="0.000151632664928158">
                <text:p>0.000151632664928158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00">
                <text:p>6000000</text:p>
              </table:table-cell>
              <table:table-cell office:value-type="float" office:value="0.000137202909023507">
                <text:p>0.00013720290902350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000">
                <text:p>7000000</text:p>
              </table:table-cell>
              <table:table-cell office:value-type="float" office:value="0.000124146325947852">
                <text:p>0.000124146325947852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00">
                <text:p>8000000</text:p>
              </table:table-cell>
              <table:table-cell office:value-type="float" office:value="0.000112332241029305">
                <text:p>0.00011233224102930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0">
                <text:p>9000000</text:p>
              </table:table-cell>
              <table:table-cell office:value-type="float" office:value="0.00010164241493515">
                <text:p>0.00010164241493515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00">
                <text:p>10000000</text:p>
              </table:table-cell>
              <table:table-cell office:value-type="float" office:value="0.0000919698602928606">
                <text:p>0.0000919698602928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00000">
                <text:p>11000000</text:p>
              </table:table-cell>
              <table:table-cell office:value-type="float" office:value="0.0000832177709245199">
                <text:p>0.0000832177709245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00000">
                <text:p>12000000</text:p>
              </table:table-cell>
              <table:table-cell office:value-type="float" office:value="0.0000752985529780505">
                <text:p>0.0000752985529780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00000">
                <text:p>13000000</text:p>
              </table:table-cell>
              <table:table-cell office:value-type="float" office:value="0.0000681329482585031">
                <text:p>0.0000681329482585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00000">
                <text:p>14000000</text:p>
              </table:table-cell>
              <table:table-cell office:value-type="float" office:value="0.0000616492409854016">
                <text:p>0.000061649240985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00000">
                <text:p>15000000</text:p>
              </table:table-cell>
              <table:table-cell office:value-type="float" office:value="0.0000557825400371075">
                <text:p>0.000055782540037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00000">
                <text:p>16000000</text:p>
              </table:table-cell>
              <table:table-cell office:value-type="float" office:value="0.0000504741294986639">
                <text:p>0.0000504741294986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000000">
                <text:p>17000000</text:p>
              </table:table-cell>
              <table:table-cell office:value-type="float" office:value="0.0000456708810131837">
                <text:p>0.000045670881013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0000">
                <text:p>18000000</text:p>
              </table:table-cell>
              <table:table-cell office:value-type="float" office:value="0.0000413247220553966">
                <text:p>0.000041324722055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00000">
                <text:p>19000000</text:p>
              </table:table-cell>
              <table:table-cell office:value-type="float" office:value="0.0000373921548056588">
                <text:p>0.0000373921548056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0000">
                <text:p>20000000</text:p>
              </table:table-cell>
              <table:table-cell office:value-type="float" office:value="0.0000338338208091532">
                <text:p>0.000033833820809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000000">
                <text:p>21000000</text:p>
              </table:table-cell>
              <table:table-cell office:value-type="float" office:value="0.0000306141070632455">
                <text:p>0.000030614107063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000000">
                <text:p>22000000</text:p>
              </table:table-cell>
              <table:table-cell office:value-type="float" office:value="0.0000277007895905835">
                <text:p>0.0000277007895905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000000">
                <text:p>23000000</text:p>
              </table:table-cell>
              <table:table-cell office:value-type="float" office:value="0.0000250647109307009">
                <text:p>0.0000250647109307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00000">
                <text:p>24000000</text:p>
              </table:table-cell>
              <table:table-cell office:value-type="float" office:value="0.0000226794883223531">
                <text:p>0.0000226794883223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000000">
                <text:p>25000000</text:p>
              </table:table-cell>
              <table:table-cell office:value-type="float" office:value="0.0000205212496559747">
                <text:p>0.0000205212496559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000000">
                <text:p>26000000</text:p>
              </table:table-cell>
              <table:table-cell office:value-type="float" office:value="0.0000185683945535835">
                <text:p>0.0000185683945535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000000">
                <text:p>27000000</text:p>
              </table:table-cell>
              <table:table-cell office:value-type="float" office:value="0.0000168013781849374">
                <text:p>0.0000168013781849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000000">
                <text:p>28000000</text:p>
              </table:table-cell>
              <table:table-cell office:value-type="float" office:value="0.0000152025156563045">
                <text:p>0.000015202515656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000000">
                <text:p>29000000</text:p>
              </table:table-cell>
              <table:table-cell office:value-type="float" office:value="0.0000137558050141018">
                <text:p>0.000013755805014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0000">
                <text:p>30000000</text:p>
              </table:table-cell>
              <table:table-cell office:value-type="float" office:value="0.000012446767091966">
                <text:p>0.00001244676709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000000">
                <text:p>31000000</text:p>
              </table:table-cell>
              <table:table-cell office:value-type="float" office:value="0.0000112623005983895">
                <text:p>0.0000112623005983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000000">
                <text:p>32000000</text:p>
              </table:table-cell>
              <table:table-cell office:value-type="float" office:value="0.0000101905509945916">
                <text:p>0.0000101905509945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000000">
                <text:p>33000000</text:p>
              </table:table-cell>
              <table:table-cell office:value-type="float" office:value="0.00000922079185031001">
                <text:p>0.0000092207918503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000000">
                <text:p>34000000</text:p>
              </table:table-cell>
              <table:table-cell office:value-type="float" office:value="0.00000834331749008152">
                <text:p>0.00000834331749008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000000">
                <text:p>35000000</text:p>
              </table:table-cell>
              <table:table-cell office:value-type="float" office:value="0.00000754934585557963">
                <text:p>0.00000754934585557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000000">
                <text:p>36000000</text:p>
              </table:table-cell>
              <table:table-cell office:value-type="float" office:value="0.00000683093061182314">
                <text:p>0.00000683093061182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000000">
                <text:p>37000000</text:p>
              </table:table-cell>
              <table:table-cell office:value-type="float" office:value="0.00000618088161758485">
                <text:p>0.00000618088161758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00000">
                <text:p>38000000</text:p>
              </table:table-cell>
              <table:table-cell office:value-type="float" office:value="0.0000055926929640414">
                <text:p>0.0000055926929640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000000">
                <text:p>39000000</text:p>
              </table:table-cell>
              <table:table-cell office:value-type="float" office:value="0.0000050604778614511">
                <text:p>0.0000050604778614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000000">
                <text:p>40000000</text:p>
              </table:table-cell>
              <table:table-cell office:value-type="float" office:value="0.00000457890972218355">
                <text:p>0.00000457890972218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000000">
                <text:p>41000000</text:p>
              </table:table-cell>
              <table:table-cell office:value-type="float" office:value="0.00000414316885044031">
                <text:p>0.000004143168850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000000">
                <text:p>42000000</text:p>
              </table:table-cell>
              <table:table-cell office:value-type="float" office:value="0.00000374889420511943">
                <text:p>0.0000037488942051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000000">
                <text:p>43000000</text:p>
              </table:table-cell>
              <table:table-cell office:value-type="float" office:value="0.00000339213975305023">
                <text:p>0.00000339213975305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000000">
                <text:p>44000000</text:p>
              </table:table-cell>
              <table:table-cell office:value-type="float" office:value="0.00000306933497576711">
                <text:p>0.00000306933497576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000000">
                <text:p>45000000</text:p>
              </table:table-cell>
              <table:table-cell office:value-type="float" office:value="0.00000277724913456058">
                <text:p>0.00000277724913456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000000">
                <text:p>46000000</text:p>
              </table:table-cell>
              <table:table-cell office:value-type="float" office:value="0.0000025129589361584">
                <text:p>0.000002512958936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000000">
                <text:p>47000000</text:p>
              </table:table-cell>
              <table:table-cell office:value-type="float" office:value="0.00000227381927542395">
                <text:p>0.0000022738192754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000000">
                <text:p>48000000</text:p>
              </table:table-cell>
              <table:table-cell office:value-type="float" office:value="0.00000205743676225501">
                <text:p>0.00000205743676225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000000">
                <text:p>49000000</text:p>
              </table:table-cell>
              <table:table-cell office:value-type="float" office:value="0.00000186164576773109">
                <text:p>0.00000186164576773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168448674977137">
                <text:p>0.00000168448674977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000000">
                <text:p>51000000</text:p>
              </table:table-cell>
              <table:table-cell office:value-type="float" office:value="0.00000152418664137891">
                <text:p>0.00000152418664137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000000">
                <text:p>52000000</text:p>
              </table:table-cell>
              <table:table-cell office:value-type="float" office:value="0.00000137914110519019">
                <text:p>0.00000137914110519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000000">
                <text:p>53000000</text:p>
              </table:table-cell>
              <table:table-cell office:value-type="float" office:value="0.00000124789847672755">
                <text:p>0.00000124789847672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000000">
                <text:p>54000000</text:p>
              </table:table-cell>
              <table:table-cell office:value-type="float" office:value="0.00000112914523565317">
                <text:p>0.00000112914523565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000000">
                <text:p>55000000</text:p>
              </table:table-cell>
              <table:table-cell office:value-type="float" office:value="0.00000102169285961602">
                <text:p>0.0000010216928596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000000">
                <text:p>56000000</text:p>
              </table:table-cell>
              <table:table-cell office:value-type="float" office:value="0.00000092446592912073">
                <text:p>0.00000092446592912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000000">
                <text:p>57000000</text:p>
              </table:table-cell>
              <table:table-cell office:value-type="float" office:value="0.00000083649136436782">
                <text:p>0.00000083649136436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000000">
                <text:p>58000000</text:p>
              </table:table-cell>
              <table:table-cell office:value-type="float" office:value="0.00000075688868634395">
                <text:p>0.00000075688868634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000000">
                <text:p>59000000</text:p>
              </table:table-cell>
              <table:table-cell office:value-type="float" office:value="0.00000068486120469209">
                <text:p>0.00000068486120469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000000">
                <text:p>60000000</text:p>
              </table:table-cell>
              <table:table-cell office:value-type="float" office:value="0.00000061968804416659">
                <text:p>0.00000061968804416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000000">
                <text:p>61000000</text:p>
              </table:table-cell>
              <table:table-cell office:value-type="float" office:value="0.00000056071692987145">
                <text:p>0.00000056071692987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000000">
                <text:p>62000000</text:p>
              </table:table-cell>
              <table:table-cell office:value-type="float" office:value="0.00000050735765907393">
                <text:p>0.00000050735765907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000000">
                <text:p>63000000</text:p>
              </table:table-cell>
              <table:table-cell office:value-type="float" office:value="0.00000045907619425723">
                <text:p>0.00000045907619425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000000">
                <text:p>64000000</text:p>
              </table:table-cell>
              <table:table-cell office:value-type="float" office:value="0.00000041538931829348">
                <text:p>0.00000041538931829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000000">
                <text:p>65000000</text:p>
              </table:table-cell>
              <table:table-cell office:value-type="float" office:value="0.00000037585979824439">
                <text:p>0.0000003758597982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000000">
                <text:p>66000000</text:p>
              </table:table-cell>
              <table:table-cell office:value-type="float" office:value="0.00000034009200938697">
                <text:p>0.00000034009200938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000000">
                <text:p>67000000</text:p>
              </table:table-cell>
              <table:table-cell office:value-type="float" office:value="0.00000030772797566837">
                <text:p>0.00000030772797566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000000">
                <text:p>68000000</text:p>
              </table:table-cell>
              <table:table-cell office:value-type="float" office:value="0.0000002784437869612">
                <text:p>0.0000002784437869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000000">
                <text:p>69000000</text:p>
              </table:table-cell>
              <table:table-cell office:value-type="float" office:value="0.00000025194635726213">
                <text:p>0.00000025194635726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000000">
                <text:p>70000000</text:p>
              </table:table-cell>
              <table:table-cell office:value-type="float" office:value="0.00000022797049138863">
                <text:p>0.00000022797049138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000000">
                <text:p>71000000</text:p>
              </table:table-cell>
              <table:table-cell office:value-type="float" office:value="0.00000020627623081648">
                <text:p>0.0000002062762308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000000">
                <text:p>72000000</text:p>
              </table:table-cell>
              <table:table-cell office:value-type="float" office:value="0.00000018664645209417">
                <text:p>0.00000018664645209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000000">
                <text:p>73000000</text:p>
              </table:table-cell>
              <table:table-cell office:value-type="float" office:value="0.00000016888469379846">
                <text:p>0.00000016888469379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000000">
                <text:p>74000000</text:p>
              </table:table-cell>
              <table:table-cell office:value-type="float" office:value="0.00000015281319028239">
                <text:p>0.00000015281319028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000000">
                <text:p>75000000</text:p>
              </table:table-cell>
              <table:table-cell office:value-type="float" office:value="0.00000013827109253696">
                <text:p>0.00000013827109253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000000">
                <text:p>76000000</text:p>
              </table:table-cell>
              <table:table-cell office:value-type="float" office:value="0.00000012511285836015">
                <text:p>0.00000012511285836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00000">
                <text:p>77000000</text:p>
              </table:table-cell>
              <table:table-cell office:value-type="float" office:value="0.0000001132067957217">
                <text:p>0.0000001132067957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000000">
                <text:p>78000000</text:p>
              </table:table-cell>
              <table:table-cell office:value-type="float" office:value="0.00000010243374474495">
                <text:p>0.00000010243374474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000000">
                <text:p>79000000</text:p>
              </table:table-cell>
              <table:table-cell office:value-type="float" office:value="0.00000009268588511477">
                <text:p>0.00000009268588511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000000">
                <text:p>80000000</text:p>
              </table:table-cell>
              <table:table-cell office:value-type="float" office:value="0.00000008386565697563">
                <text:p>0.00000008386565697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000000">
                <text:p>81000000</text:p>
              </table:table-cell>
              <table:table-cell office:value-type="float" office:value="0.00000007588478451972">
                <text:p>0.0000000758847845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000000">
                <text:p>82000000</text:p>
              </table:table-cell>
              <table:table-cell office:value-type="float" office:value="0.00000006866339249304">
                <text:p>0.00000006866339249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000000">
                <text:p>83000000</text:p>
              </table:table-cell>
              <table:table-cell office:value-type="float" office:value="0.00000006212920677699">
                <text:p>0.00000006212920677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000000">
                <text:p>84000000</text:p>
              </table:table-cell>
              <table:table-cell office:value-type="float" office:value="0.00000005621683104471">
                <text:p>0.00000005621683104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000000">
                <text:p>85000000</text:p>
              </table:table-cell>
              <table:table-cell office:value-type="float" office:value="0.00000005086709225266">
                <text:p>0.00000005086709225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000000">
                <text:p>86000000</text:p>
              </table:table-cell>
              <table:table-cell office:value-type="float" office:value="0.00000004602644841689">
                <text:p>0.00000004602644841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000000">
                <text:p>87000000</text:p>
              </table:table-cell>
              <table:table-cell office:value-type="float" office:value="0.00000004164645274691">
                <text:p>0.00000004164645274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000000">
                <text:p>88000000</text:p>
              </table:table-cell>
              <table:table-cell office:value-type="float" office:value="0.00000003768326877387">
                <text:p>0.00000003768326877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000000">
                <text:p>89000000</text:p>
              </table:table-cell>
              <table:table-cell office:value-type="float" office:value="0.0000000340972316205">
                <text:p>0.0000000340972316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000000">
                <text:p>90000000</text:p>
              </table:table-cell>
              <table:table-cell office:value-type="float" office:value="0.00000003085245102167">
                <text:p>0.00000003085245102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000000">
                <text:p>91000000</text:p>
              </table:table-cell>
              <table:table-cell office:value-type="float" office:value="0.00000002791645212253">
                <text:p>0.00000002791645212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000000">
                <text:p>92000000</text:p>
              </table:table-cell>
              <table:table-cell office:value-type="float" office:value="0.00000002525985045927">
                <text:p>0.00000002525985045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000000">
                <text:p>93000000</text:p>
              </table:table-cell>
              <table:table-cell office:value-type="float" office:value="0.00000002285605786954">
                <text:p>0.00000002285605786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000000">
                <text:p>94000000</text:p>
              </table:table-cell>
              <table:table-cell office:value-type="float" office:value="0.00000002068101638916">
                <text:p>0.00000002068101638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000000">
                <text:p>95000000</text:p>
              </table:table-cell>
              <table:table-cell office:value-type="float" office:value="0.00000001871295747193">
                <text:p>0.00000001871295747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000000">
                <text:p>96000000</text:p>
              </table:table-cell>
              <table:table-cell office:value-type="float" office:value="0.00000001693218412271">
                <text:p>0.00000001693218412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000000">
                <text:p>97000000</text:p>
              </table:table-cell>
              <table:table-cell office:value-type="float" office:value="0.00000001532087376331">
                <text:p>0.00000001532087376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000000">
                <text:p>98000000</text:p>
              </table:table-cell>
              <table:table-cell office:value-type="float" office:value="0.00000001386289985804">
                <text:p>0.00000001386289985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000000">
                <text:p>99000000</text:p>
              </table:table-cell>
              <table:table-cell office:value-type="float" office:value="0.00000001254367051404">
                <text:p>0.00000001254367051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000000">
                <text:p>100000000</text:p>
              </table:table-cell>
              <table:table-cell office:value-type="float" office:value="0.00000001134998244062">
                <text:p>0.0000000113499824406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